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top"/>
      <style:text-properties fo:font-size="4pt" style:font-size-asian="4pt" style:font-size-complex="4pt" style:font-family-generic="roman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 style:vertical-align="top"/>
      <style:text-properties fo:font-size="4pt" style:font-size-asian="4pt" style:font-size-complex="4pt" style:font-family-generic="roman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size="4pt" style:font-size-asian="4pt" style:font-size-complex="4pt" style:font-family-generic="roman"/>
    </style:style>
    <style:style style:name="ce8" style:family="table-cell" style:parent-style-name="Default" style:data-style-name="N0">
      <style:table-cell-properties fo:border="thin solid #000000" style:vertical-align="top"/>
      <style:text-properties fo:font-size="4pt" style:font-size-asian="4pt" style:font-size-complex="4pt" style:font-family-generic="roman"/>
    </style:style>
    <style:style style:name="ce9" style:family="table-cell" style:parent-style-name="Default" style:data-style-name="N2">
      <style:table-cell-properties fo:border="thin solid #000000" style:vertical-align="top"/>
      <style:text-properties fo:font-size="4pt" style:font-size-asian="4pt" style:font-size-complex="4pt" style:font-family-generic="roman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4pt" style:font-size-asian="4pt" style:font-size-complex="4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e18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e19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e20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size="6pt" style:font-size-asian="6pt" style:font-size-complex="6pt" style:font-family-generic="roman"/>
    </style:style>
    <style:style style:name="ce21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22" style:family="table-cell" style:parent-style-name="Moeda" style:data-style-name="N34">
      <style:table-cell-properties style:vertical-align="middle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3.14854166666667cm"/>
    </style:style>
    <style:style style:name="co8" style:family="table-column">
      <style:table-column-properties fo:break-before="auto" style:column-width="1.48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35.25pt" style:use-optimal-row-height="false" fo:break-before="auto"/>
    </style:style>
    <style:style style:name="ro4" style:family="table-row">
      <style:table-row-properties style:row-height="6.75pt" style:use-optimal-row-height="true" fo:break-before="auto"/>
    </style:style>
    <style:style style:name="ro5" style:family="table-row">
      <style:table-row-properties style:row-height="7.5pt" style:use-optimal-row-height="false" fo:break-before="auto"/>
    </style:style>
    <style:style style:name="ro6" style:family="table-row">
      <style:table-row-properties style:row-height="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number-columns-spanned="8" table:number-rows-spanned="1" table:style-name="ce17">
            <text:p>11.3. TABELA III DO ANEXO DA RESOLUÇÃO CNMP Nº 200/2019: VERBAS INDENIZATÓRIAS E OUTRAS REMUNERAÇÕES TEMPORÁRI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spanned="8" table:number-rows-spanned="1" table:style-name="ce17"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8">
            <text:p>Tabela III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8">
            <text:p>Verbas Indenizatórias e outras remunerações temporári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repeated="8" table:style-name="ce19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8">
            <text:p>Resolução nº 89, de Agosto de 2012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4">
            <text:p>Mês: Janeiro.2022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1" table:number-rows-spanned="2" table:style-name="ce13">
            <text:p>MATRÍCULA</text:p>
          </table:table-cell>
          <table:table-cell office:value-type="string" table:number-columns-spanned="1" table:number-rows-spanned="2" table:style-name="ce13">
            <text:p>NOME</text:p>
          </table:table-cell>
          <table:table-cell office:value-type="string" table:number-columns-spanned="1" table:number-rows-spanned="2" table:style-name="ce13">
            <text:p>CARGO</text:p>
          </table:table-cell>
          <table:table-cell office:value-type="string" table:number-columns-spanned="1" table:number-rows-spanned="2" table:style-name="ce13">
            <text:p>LOTAÇÃO</text:p>
          </table:table-cell>
          <table:table-cell office:value-type="string" table:number-columns-spanned="2" table:number-rows-spanned="1" table:style-name="ce26">
            <text:p>1.VERBAS INDENIZATÓRIAS</text:p>
          </table:table-cell>
          <table:covered-table-cell/>
          <table:table-cell office:value-type="string" table:number-columns-spanned="2" table:number-rows-spanned="1" table:style-name="ce25">
            <text:p>2.OUTRAS REMUNERAÇÕES TEMPORÁRIAS</text:p>
          </table:table-cell>
          <table:covered-table-cell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6">
            <text:p>VERBAS INDENIZATÓRIAS</text:p>
          </table:table-cell>
          <table:table-cell office:value-type="string" table:style-name="ce6">
            <text:p>VERBAS INDENIZATÓRIAS</text:p>
          </table:table-cell>
          <table:table-cell office:value-type="string" table:style-name="ce3">
            <text:p>REMUNERAÇÂO TEMPORÁRIA</text:p>
          </table:table-cell>
          <table:table-cell office:value-type="string" table:style-name="ce4">
            <text:p>REMUNERAÇÃO TEMPORÁRIA<text:s/></text:p>
          </table:table-cell>
          <table:table-cell table:number-columns-repeated="16376"/>
        </table:table-row>
        <table:table-row table:style-name="ro4">
          <table:table-cell office:value-type="float" office:value="1001" table:style-name="ce10">
            <text:p>1001</text:p>
          </table:table-cell>
          <table:table-cell office:value-type="string" table:style-name="ce5">
            <text:p>ADELCION CALIMA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01" table:style-name="ce10">
            <text:p>1001</text:p>
          </table:table-cell>
          <table:table-cell office:value-type="string" table:style-name="ce5">
            <text:p>ADELCION CALIMA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411.06" table:style-name="ce9">
            <text:p>8411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01" table:style-name="ce10">
            <text:p>1001</text:p>
          </table:table-cell>
          <table:table-cell office:value-type="string" table:style-name="ce5">
            <text:p>ADELCION CALIMA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023.7" table:style-name="ce9">
            <text:p>18023,7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01" table:style-name="ce10">
            <text:p>1001</text:p>
          </table:table-cell>
          <table:table-cell office:value-type="string" table:style-name="ce5">
            <text:p>ADELCION CALIMA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04" table:style-name="ce10">
            <text:p>1004</text:p>
          </table:table-cell>
          <table:table-cell office:value-type="string" table:style-name="ce5">
            <text:p>ADONIAS ZAM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ADONIAS ZA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04" table:style-name="ce10">
            <text:p>1004</text:p>
          </table:table-cell>
          <table:table-cell office:value-type="string" table:style-name="ce5">
            <text:p>ADONIAS ZAM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ADONIAS ZAM</text:p>
          </table:table-cell>
          <table:table-cell office:value-type="string" table:style-name="ce5">
            <text:p>Férias indenizatórias</text:p>
          </table:table-cell>
          <table:table-cell office:value-type="float" office:value="8440" table:style-name="ce9">
            <text:p>844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04" table:style-name="ce10">
            <text:p>1004</text:p>
          </table:table-cell>
          <table:table-cell office:value-type="string" table:style-name="ce5">
            <text:p>ADONIAS ZAM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ADONIAS ZAM</text:p>
          </table:table-cell>
          <table:table-cell office:value-type="string" table:style-name="ce5">
            <text:p>Abono férias indenizatórias</text:p>
          </table:table-cell>
          <table:table-cell office:value-type="float" office:value="18085.71" table:style-name="ce9">
            <text:p>18085,7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04" table:style-name="ce10">
            <text:p>1004</text:p>
          </table:table-cell>
          <table:table-cell office:value-type="string" table:style-name="ce5">
            <text:p>ADONIAS ZAM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ADONIAS ZAM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5" table:style-name="ce10">
            <text:p>1315</text:p>
          </table:table-cell>
          <table:table-cell office:value-type="string" table:style-name="ce5">
            <text:p>ADRIANA CHISTÉ CARVA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15" table:style-name="ce10">
            <text:p>1315</text:p>
          </table:table-cell>
          <table:table-cell office:value-type="string" table:style-name="ce5">
            <text:p>ADRIANA CHISTÉ CARVA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SERR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5" table:style-name="ce10">
            <text:p>1315</text:p>
          </table:table-cell>
          <table:table-cell office:value-type="string" table:style-name="ce5">
            <text:p>ADRIANA CHISTÉ CARVA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5" table:style-name="ce10">
            <text:p>1315</text:p>
          </table:table-cell>
          <table:table-cell office:value-type="string" table:style-name="ce5">
            <text:p>ADRIANA CHISTÉ CARVA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SERR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05" table:style-name="ce10">
            <text:p>1005</text:p>
          </table:table-cell>
          <table:table-cell office:value-type="string" table:style-name="ce5">
            <text:p>ADRIANA DIAS PAES RISTORI COT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VENDA NOVA DO IMIGRANTE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05" table:style-name="ce10">
            <text:p>1005</text:p>
          </table:table-cell>
          <table:table-cell office:value-type="string" table:style-name="ce5">
            <text:p>ADRIANA DIAS PAES RISTORI COT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VENDA NOVA DO IMIGRANTE</text:p>
          </table:table-cell>
          <table:table-cell office:value-type="string" table:style-name="ce5">
            <text:p>Férias indenizatórias</text:p>
          </table:table-cell>
          <table:table-cell office:value-type="float" office:value="9144.74" table:style-name="ce9">
            <text:p>9144,7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05" table:style-name="ce10">
            <text:p>1005</text:p>
          </table:table-cell>
          <table:table-cell office:value-type="string" table:style-name="ce5">
            <text:p>ADRIANA DIAS PAES RISTORI COT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VENDA NOVA DO IMIGRANTE</text:p>
          </table:table-cell>
          <table:table-cell office:value-type="string" table:style-name="ce5">
            <text:p>Abono férias indenizatórias</text:p>
          </table:table-cell>
          <table:table-cell office:value-type="float" office:value="19595.88" table:style-name="ce9">
            <text:p>19595,8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05" table:style-name="ce10">
            <text:p>1005</text:p>
          </table:table-cell>
          <table:table-cell office:value-type="string" table:style-name="ce5">
            <text:p>ADRIANA DIAS PAES RISTORI COT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VENDA NOVA DO IMIGRANTE</text:p>
          </table:table-cell>
          <table:table-cell office:value-type="string" table:style-name="ce5">
            <text:p>Auxílio saúde</text:p>
          </table:table-cell>
          <table:table-cell office:value-type="float" office:value="1197.77" table:style-name="ce9">
            <text:p>1197,7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6" table:style-name="ce10">
            <text:p>1326</text:p>
          </table:table-cell>
          <table:table-cell office:value-type="string" table:style-name="ce5">
            <text:p>ADRIANI OZÓRIO DO NASCIME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RIO BANANAL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26" table:style-name="ce10">
            <text:p>1326</text:p>
          </table:table-cell>
          <table:table-cell office:value-type="string" table:style-name="ce5">
            <text:p>ADRIANI OZÓRIO DO NASCIME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RIO BANANAL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6" table:style-name="ce10">
            <text:p>1326</text:p>
          </table:table-cell>
          <table:table-cell office:value-type="string" table:style-name="ce5">
            <text:p>ADRIANI OZÓRIO DO NASCIME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RIO BANANAL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6" table:style-name="ce10">
            <text:p>1326</text:p>
          </table:table-cell>
          <table:table-cell office:value-type="string" table:style-name="ce5">
            <text:p>ADRIANI OZÓRIO DO NASCIME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RIO BANANAL</text:p>
          </table:table-cell>
          <table:table-cell office:value-type="string" table:style-name="ce5">
            <text:p>Auxílio saúde</text:p>
          </table:table-cell>
          <table:table-cell office:value-type="float" office:value="1593.13" table:style-name="ce9">
            <text:p>1593,1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06" table:style-name="ce10">
            <text:p>1006</text:p>
          </table:table-cell>
          <table:table-cell office:value-type="string" table:style-name="ce5">
            <text:p>AILTON BARBOSA DO CA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SÃO JOSÉ DO CALÇAD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06" table:style-name="ce10">
            <text:p>1006</text:p>
          </table:table-cell>
          <table:table-cell office:value-type="string" table:style-name="ce5">
            <text:p>AILTON BARBOSA DO CA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SÃO JOSÉ DO CALÇADO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06" table:style-name="ce10">
            <text:p>1006</text:p>
          </table:table-cell>
          <table:table-cell office:value-type="string" table:style-name="ce5">
            <text:p>AILTON BARBOSA DO CA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SÃO JOSÉ DO CALÇADO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06" table:style-name="ce10">
            <text:p>1006</text:p>
          </table:table-cell>
          <table:table-cell office:value-type="string" table:style-name="ce5">
            <text:p>AILTON BARBOSA DO CA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SÃO JOSÉ DO CALÇADO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8" table:style-name="ce10">
            <text:p>1338</text:p>
          </table:table-cell>
          <table:table-cell office:value-type="string" table:style-name="ce5">
            <text:p>AIRTON FARIA DE SOU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ARATAÍZE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38" table:style-name="ce10">
            <text:p>1338</text:p>
          </table:table-cell>
          <table:table-cell office:value-type="string" table:style-name="ce5">
            <text:p>AIRTON FARIA DE SOU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ARATAÍZES</text:p>
          </table:table-cell>
          <table:table-cell office:value-type="string" table:style-name="ce5">
            <text:p>Férias indenizatórias</text:p>
          </table:table-cell>
          <table:table-cell office:value-type="float" office:value="8489.65" table:style-name="ce9">
            <text:p>8489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8" table:style-name="ce10">
            <text:p>1338</text:p>
          </table:table-cell>
          <table:table-cell office:value-type="string" table:style-name="ce5">
            <text:p>AIRTON FARIA DE SOU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ARATAÍZES</text:p>
          </table:table-cell>
          <table:table-cell office:value-type="string" table:style-name="ce5">
            <text:p>Abono férias indenizatórias</text:p>
          </table:table-cell>
          <table:table-cell office:value-type="float" office:value="18192.12" table:style-name="ce9">
            <text:p>18192,1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8" table:style-name="ce10">
            <text:p>1338</text:p>
          </table:table-cell>
          <table:table-cell office:value-type="string" table:style-name="ce5">
            <text:p>AIRTON FARIA DE SOU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ARATAÍZES</text:p>
          </table:table-cell>
          <table:table-cell office:value-type="string" table:style-name="ce5">
            <text:p>Auxílio saúde</text:p>
          </table:table-cell>
          <table:table-cell office:value-type="float" office:value="733.14" table:style-name="ce9">
            <text:p>733,1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0" table:style-name="ce10">
            <text:p>1010</text:p>
          </table:table-cell>
          <table:table-cell office:value-type="string" table:style-name="ce5">
            <text:p>ALEX ITIBERÊ RODRIGUES DE CASTRO CAIAD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GUARAPAR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10" table:style-name="ce10">
            <text:p>1010</text:p>
          </table:table-cell>
          <table:table-cell office:value-type="string" table:style-name="ce5">
            <text:p>ALEX ITIBERÊ RODRIGUES DE CASTRO CAIAD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GUARAPARI</text:p>
          </table:table-cell>
          <table:table-cell office:value-type="string" table:style-name="ce5">
            <text:p>Férias indenizatórias</text:p>
          </table:table-cell>
          <table:table-cell office:value-type="float" office:value="8804.09" table:style-name="ce9">
            <text:p>8804,0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0" table:style-name="ce10">
            <text:p>1010</text:p>
          </table:table-cell>
          <table:table-cell office:value-type="string" table:style-name="ce5">
            <text:p>ALEX ITIBERÊ RODRIGUES DE CASTRO CAIAD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GUARAPARI</text:p>
          </table:table-cell>
          <table:table-cell office:value-type="string" table:style-name="ce5">
            <text:p>Abono férias indenizatórias</text:p>
          </table:table-cell>
          <table:table-cell office:value-type="float" office:value="18865.919999999998" table:style-name="ce9">
            <text:p>18865,9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0" table:style-name="ce10">
            <text:p>1010</text:p>
          </table:table-cell>
          <table:table-cell office:value-type="string" table:style-name="ce5">
            <text:p>ALEX ITIBERÊ RODRIGUES DE CASTRO CAIAD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GUARAPARI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8" table:style-name="ce10">
            <text:p>1388</text:p>
          </table:table-cell>
          <table:table-cell office:value-type="string" table:style-name="ce5">
            <text:p>ALEXANDRE DE CASTRO COU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88" table:style-name="ce10">
            <text:p>1388</text:p>
          </table:table-cell>
          <table:table-cell office:value-type="string" table:style-name="ce5">
            <text:p>ALEXANDRE DE CASTRO COU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8" table:style-name="ce10">
            <text:p>1388</text:p>
          </table:table-cell>
          <table:table-cell office:value-type="string" table:style-name="ce5">
            <text:p>ALEXANDRE DE CASTRO COU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8" table:style-name="ce10">
            <text:p>1388</text:p>
          </table:table-cell>
          <table:table-cell office:value-type="string" table:style-name="ce5">
            <text:p>ALEXANDRE DE CASTRO COU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09" table:style-name="ce10">
            <text:p>1009</text:p>
          </table:table-cell>
          <table:table-cell office:value-type="string" table:style-name="ce5">
            <text:p>ALEXANDRE JOSÉ GUIMARÃES</text:p>
          </table:table-cell>
          <table:table-cell office:value-type="string" table:style-name="ce5">
            <text:p>SUBPROCURADOR GERAL DE JUSTIÇA INSTITUCI</text:p>
          </table:table-cell>
          <table:table-cell office:value-type="string" table:style-name="ce5">
            <text:p>GAB. SUBPROCURADOR-GERAL DE JUSTIÇA INST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09" table:style-name="ce10">
            <text:p>1009</text:p>
          </table:table-cell>
          <table:table-cell office:value-type="string" table:style-name="ce5">
            <text:p>ALEXANDRE JOSÉ GUIMARÃES</text:p>
          </table:table-cell>
          <table:table-cell office:value-type="string" table:style-name="ce5">
            <text:p>SUBPROCURADOR GERAL DE JUSTIÇA INSTITUCI</text:p>
          </table:table-cell>
          <table:table-cell office:value-type="string" table:style-name="ce5">
            <text:p>GAB. SUBPROCURADOR-GERAL DE JUSTIÇA INST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09" table:style-name="ce10">
            <text:p>1009</text:p>
          </table:table-cell>
          <table:table-cell office:value-type="string" table:style-name="ce5">
            <text:p>ALEXANDRE JOSÉ GUIMARÃES</text:p>
          </table:table-cell>
          <table:table-cell office:value-type="string" table:style-name="ce5">
            <text:p>SUBPROCURADOR GERAL DE JUSTIÇA INSTITUCI</text:p>
          </table:table-cell>
          <table:table-cell office:value-type="string" table:style-name="ce5">
            <text:p>GAB. SUBPROCURADOR-GERAL DE JUSTIÇA INST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09" table:style-name="ce10">
            <text:p>1009</text:p>
          </table:table-cell>
          <table:table-cell office:value-type="string" table:style-name="ce5">
            <text:p>ALEXANDRE JOSÉ GUIMARÃES</text:p>
          </table:table-cell>
          <table:table-cell office:value-type="string" table:style-name="ce5">
            <text:p>SUBPROCURADOR GERAL DE JUSTIÇA INSTITUCI</text:p>
          </table:table-cell>
          <table:table-cell office:value-type="string" table:style-name="ce5">
            <text:p>GAB. SUBPROCURADOR-GERAL DE JUSTIÇA INST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1" table:style-name="ce10">
            <text:p>1011</text:p>
          </table:table-cell>
          <table:table-cell office:value-type="string" table:style-name="ce5">
            <text:p>ALMIRO GONÇALVES DA ROCH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ALMIRO GONÇALVES DA ROC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11" table:style-name="ce10">
            <text:p>1011</text:p>
          </table:table-cell>
          <table:table-cell office:value-type="string" table:style-name="ce5">
            <text:p>ALMIRO GONÇALVES DA ROCH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ALMIRO GONÇALVES DA ROCHA</text:p>
          </table:table-cell>
          <table:table-cell office:value-type="string" table:style-name="ce5">
            <text:p>Férias indenizatórias</text:p>
          </table:table-cell>
          <table:table-cell office:value-type="float" office:value="8274.52" table:style-name="ce9">
            <text:p>8274,5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1" table:style-name="ce10">
            <text:p>1011</text:p>
          </table:table-cell>
          <table:table-cell office:value-type="string" table:style-name="ce5">
            <text:p>ALMIRO GONÇALVES DA ROCH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ALMIRO GONÇALVES DA ROCHA</text:p>
          </table:table-cell>
          <table:table-cell office:value-type="string" table:style-name="ce5">
            <text:p>Abono férias indenizatórias</text:p>
          </table:table-cell>
          <table:table-cell office:value-type="float" office:value="17731.11" table:style-name="ce9">
            <text:p>17731,1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1" table:style-name="ce10">
            <text:p>1011</text:p>
          </table:table-cell>
          <table:table-cell office:value-type="string" table:style-name="ce5">
            <text:p>ALMIRO GONÇALVES DA ROCH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ALMIRO GONÇALVES DA ROCHA</text:p>
          </table:table-cell>
          <table:table-cell office:value-type="string" table:style-name="ce5">
            <text:p>Auxílio saúde</text:p>
          </table:table-cell>
          <table:table-cell office:value-type="float" office:value="1895.16" table:style-name="ce9">
            <text:p>189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0" table:style-name="ce10">
            <text:p>1370</text:p>
          </table:table-cell>
          <table:table-cell office:value-type="string" table:style-name="ce5">
            <text:p>ALOYR DIAS LACER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70" table:style-name="ce10">
            <text:p>1370</text:p>
          </table:table-cell>
          <table:table-cell office:value-type="string" table:style-name="ce5">
            <text:p>ALOYR DIAS LACER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515.8700000000008" table:style-name="ce9">
            <text:p>8515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0" table:style-name="ce10">
            <text:p>1370</text:p>
          </table:table-cell>
          <table:table-cell office:value-type="string" table:style-name="ce5">
            <text:p>ALOYR DIAS LACER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248.3" table:style-name="ce9">
            <text:p>18248,3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0" table:style-name="ce10">
            <text:p>1370</text:p>
          </table:table-cell>
          <table:table-cell office:value-type="string" table:style-name="ce5">
            <text:p>ALOYR DIAS LACER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2" table:style-name="ce10">
            <text:p>1012</text:p>
          </table:table-cell>
          <table:table-cell office:value-type="string" table:style-name="ce5">
            <text:p>ALTAMIR MENDES DE MORAES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ALTAMIR MENDES DE MORAE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12" table:style-name="ce10">
            <text:p>1012</text:p>
          </table:table-cell>
          <table:table-cell office:value-type="string" table:style-name="ce5">
            <text:p>ALTAMIR MENDES DE MORAES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ALTAMIR MENDES DE MORAES</text:p>
          </table:table-cell>
          <table:table-cell office:value-type="string" table:style-name="ce5">
            <text:p>Férias indenizatórias</text:p>
          </table:table-cell>
          <table:table-cell office:value-type="float" office:value="8274.52" table:style-name="ce9">
            <text:p>8274,5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2" table:style-name="ce10">
            <text:p>1012</text:p>
          </table:table-cell>
          <table:table-cell office:value-type="string" table:style-name="ce5">
            <text:p>ALTAMIR MENDES DE MORAES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ALTAMIR MENDES DE MORAES</text:p>
          </table:table-cell>
          <table:table-cell office:value-type="string" table:style-name="ce5">
            <text:p>Abono férias indenizatórias</text:p>
          </table:table-cell>
          <table:table-cell office:value-type="float" office:value="17731.11" table:style-name="ce9">
            <text:p>17731,1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2" table:style-name="ce10">
            <text:p>1012</text:p>
          </table:table-cell>
          <table:table-cell office:value-type="string" table:style-name="ce5">
            <text:p>ALTAMIR MENDES DE MORAES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ALTAMIR MENDES DE MORAES</text:p>
          </table:table-cell>
          <table:table-cell office:value-type="string" table:style-name="ce5">
            <text:p>Auxílio saúde</text:p>
          </table:table-cell>
          <table:table-cell office:value-type="float" office:value="1508.62" table:style-name="ce9">
            <text:p>1508,6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3" table:style-name="ce10">
            <text:p>1013</text:p>
          </table:table-cell>
          <table:table-cell office:value-type="string" table:style-name="ce5">
            <text:p>AMÉRICO JOSÉ DOS REI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TAPEMIRI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13" table:style-name="ce10">
            <text:p>1013</text:p>
          </table:table-cell>
          <table:table-cell office:value-type="string" table:style-name="ce5">
            <text:p>AMÉRICO JOSÉ DOS REI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TAPEMIRIM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3" table:style-name="ce10">
            <text:p>1013</text:p>
          </table:table-cell>
          <table:table-cell office:value-type="string" table:style-name="ce5">
            <text:p>AMÉRICO JOSÉ DOS REI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TAPEMIRIM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3" table:style-name="ce10">
            <text:p>1013</text:p>
          </table:table-cell>
          <table:table-cell office:value-type="string" table:style-name="ce5">
            <text:p>AMÉRICO JOSÉ DOS REI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TAPEMIRIM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6" table:style-name="ce10">
            <text:p>1406</text:p>
          </table:table-cell>
          <table:table-cell office:value-type="string" table:style-name="ce5">
            <text:p>AMIR MAGALHÃES CAMP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06" table:style-name="ce10">
            <text:p>1406</text:p>
          </table:table-cell>
          <table:table-cell office:value-type="string" table:style-name="ce5">
            <text:p>AMIR MAGALHÃES CAMP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6" table:style-name="ce10">
            <text:p>1406</text:p>
          </table:table-cell>
          <table:table-cell office:value-type="string" table:style-name="ce5">
            <text:p>AMIR MAGALHÃES CAMP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6" table:style-name="ce10">
            <text:p>1406</text:p>
          </table:table-cell>
          <table:table-cell office:value-type="string" table:style-name="ce5">
            <text:p>AMIR MAGALHÃES CAMP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uxílio saúde</text:p>
          </table:table-cell>
          <table:table-cell office:value-type="float" office:value="574.03" table:style-name="ce9">
            <text:p>574,0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3" table:style-name="ce10">
            <text:p>1383</text:p>
          </table:table-cell>
          <table:table-cell office:value-type="string" table:style-name="ce5">
            <text:p>ANA CAROLINA GONÇALVES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83" table:style-name="ce10">
            <text:p>1383</text:p>
          </table:table-cell>
          <table:table-cell office:value-type="string" table:style-name="ce5">
            <text:p>ANA CAROLINA GONÇALVES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3" table:style-name="ce10">
            <text:p>1383</text:p>
          </table:table-cell>
          <table:table-cell office:value-type="string" table:style-name="ce5">
            <text:p>ANA CAROLINA GONÇALVES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3" table:style-name="ce10">
            <text:p>1383</text:p>
          </table:table-cell>
          <table:table-cell office:value-type="string" table:style-name="ce5">
            <text:p>ANA CAROLINA GONÇALVES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Auxílio saúde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6" table:style-name="ce10">
            <text:p>1396</text:p>
          </table:table-cell>
          <table:table-cell office:value-type="string" table:style-name="ce5">
            <text:p>ANA CAROLINA LAGE SER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96" table:style-name="ce10">
            <text:p>1396</text:p>
          </table:table-cell>
          <table:table-cell office:value-type="string" table:style-name="ce5">
            <text:p>ANA CAROLINA LAGE SER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6" table:style-name="ce10">
            <text:p>1396</text:p>
          </table:table-cell>
          <table:table-cell office:value-type="string" table:style-name="ce5">
            <text:p>ANA CAROLINA LAGE SER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6" table:style-name="ce10">
            <text:p>1396</text:p>
          </table:table-cell>
          <table:table-cell office:value-type="string" table:style-name="ce5">
            <text:p>ANA CAROLINA LAGE SER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9" table:style-name="ce10">
            <text:p>1369</text:p>
          </table:table-cell>
          <table:table-cell office:value-type="string" table:style-name="ce5">
            <text:p>ANA CRISTINA DE FONSECA E OLIVEIRA FARI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JUNTO À AUDITORIA MILITAR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69" table:style-name="ce10">
            <text:p>1369</text:p>
          </table:table-cell>
          <table:table-cell office:value-type="string" table:style-name="ce5">
            <text:p>ANA CRISTINA DE FONSECA E OLIVEIRA FARI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JUNTO À AUDITORIA MILITAR</text:p>
          </table:table-cell>
          <table:table-cell office:value-type="string" table:style-name="ce5">
            <text:p>Férias indenizatórias</text:p>
          </table:table-cell>
          <table:table-cell office:value-type="float" office:value="8594.48" table:style-name="ce9">
            <text:p>8594,4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9" table:style-name="ce10">
            <text:p>1369</text:p>
          </table:table-cell>
          <table:table-cell office:value-type="string" table:style-name="ce5">
            <text:p>ANA CRISTINA DE FONSECA E OLIVEIRA FARI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JUNTO À AUDITORIA MILITAR</text:p>
          </table:table-cell>
          <table:table-cell office:value-type="string" table:style-name="ce5">
            <text:p>Abono férias indenizatórias</text:p>
          </table:table-cell>
          <table:table-cell office:value-type="float" office:value="18416.740000000002" table:style-name="ce9">
            <text:p>18416,7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9" table:style-name="ce10">
            <text:p>1369</text:p>
          </table:table-cell>
          <table:table-cell office:value-type="string" table:style-name="ce5">
            <text:p>ANA CRISTINA DE FONSECA E OLIVEIRA FARI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JUNTO À AUDITORIA MILITAR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9" table:style-name="ce10">
            <text:p>1379</text:p>
          </table:table-cell>
          <table:table-cell office:value-type="string" table:style-name="ce5">
            <text:p>ANA LUCIA I. DE VALLIM BRAGA HIPOLI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CON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79" table:style-name="ce10">
            <text:p>1379</text:p>
          </table:table-cell>
          <table:table-cell office:value-type="string" table:style-name="ce5">
            <text:p>ANA LUCIA I. DE VALLIM BRAGA HIPOLI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CONHA</text:p>
          </table:table-cell>
          <table:table-cell office:value-type="string" table:style-name="ce5">
            <text:p>Férias indenizatórias</text:p>
          </table:table-cell>
          <table:table-cell office:value-type="float" office:value="9039.93" table:style-name="ce9">
            <text:p>9039,9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9" table:style-name="ce10">
            <text:p>1379</text:p>
          </table:table-cell>
          <table:table-cell office:value-type="string" table:style-name="ce5">
            <text:p>ANA LUCIA I. DE VALLIM BRAGA HIPOLI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CONHA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8" table:style-name="ce9">
            <text:p>19371,2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9" table:style-name="ce10">
            <text:p>1379</text:p>
          </table:table-cell>
          <table:table-cell office:value-type="string" table:style-name="ce5">
            <text:p>ANA LUCIA I. DE VALLIM BRAGA HIPOLI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CONHA</text:p>
          </table:table-cell>
          <table:table-cell office:value-type="string" table:style-name="ce5">
            <text:p>Auxílio saúde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5" table:style-name="ce10">
            <text:p>1015</text:p>
          </table:table-cell>
          <table:table-cell office:value-type="string" table:style-name="ce5">
            <text:p>ANA MARIA GUIMARÃES BRAG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BATIB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15" table:style-name="ce10">
            <text:p>1015</text:p>
          </table:table-cell>
          <table:table-cell office:value-type="string" table:style-name="ce5">
            <text:p>ANA MARIA GUIMARÃES BRAG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BATIBA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5" table:style-name="ce10">
            <text:p>1015</text:p>
          </table:table-cell>
          <table:table-cell office:value-type="string" table:style-name="ce5">
            <text:p>ANA MARIA GUIMARÃES BRAG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BATIBA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5" table:style-name="ce10">
            <text:p>1015</text:p>
          </table:table-cell>
          <table:table-cell office:value-type="string" table:style-name="ce5">
            <text:p>ANA MARIA GUIMARÃES BRAG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BATIB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7" table:style-name="ce10">
            <text:p>1017</text:p>
          </table:table-cell>
          <table:table-cell office:value-type="string" table:style-name="ce5">
            <text:p>ANDRÉA HEIDENREICH MEL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CONCEIÇÃO DO CASTEL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17" table:style-name="ce10">
            <text:p>1017</text:p>
          </table:table-cell>
          <table:table-cell office:value-type="string" table:style-name="ce5">
            <text:p>ANDRÉA HEIDENREICH MEL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CONCEIÇÃO DO CASTELO</text:p>
          </table:table-cell>
          <table:table-cell office:value-type="string" table:style-name="ce5">
            <text:p>Férias indenizatórias</text:p>
          </table:table-cell>
          <table:table-cell office:value-type="float" office:value="8830.2999999999993" table:style-name="ce9">
            <text:p>8830,3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7" table:style-name="ce10">
            <text:p>1017</text:p>
          </table:table-cell>
          <table:table-cell office:value-type="string" table:style-name="ce5">
            <text:p>ANDRÉA HEIDENREICH MEL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CONCEIÇÃO DO CASTELO</text:p>
          </table:table-cell>
          <table:table-cell office:value-type="string" table:style-name="ce5">
            <text:p>Abono férias indenizatórias</text:p>
          </table:table-cell>
          <table:table-cell office:value-type="float" office:value="18922.080000000002" table:style-name="ce9">
            <text:p>18922,0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7" table:style-name="ce10">
            <text:p>1017</text:p>
          </table:table-cell>
          <table:table-cell office:value-type="string" table:style-name="ce5">
            <text:p>ANDRÉA HEIDENREICH MEL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CONCEIÇÃO DO CASTELO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8" table:style-name="ce10">
            <text:p>1018</text:p>
          </table:table-cell>
          <table:table-cell office:value-type="string" table:style-name="ce5">
            <text:p>ANDRÉA MARIA DA SILVA ROCH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ANDRÉA Mª DA SILVA ROC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18" table:style-name="ce10">
            <text:p>1018</text:p>
          </table:table-cell>
          <table:table-cell office:value-type="string" table:style-name="ce5">
            <text:p>ANDRÉA MARIA DA SILVA ROCH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ANDRÉA Mª DA SILVA ROCHA</text:p>
          </table:table-cell>
          <table:table-cell office:value-type="string" table:style-name="ce5">
            <text:p>Férias indenizatórias</text:p>
          </table:table-cell>
          <table:table-cell office:value-type="float" office:value="8504.35" table:style-name="ce9">
            <text:p>8504,3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8" table:style-name="ce10">
            <text:p>1018</text:p>
          </table:table-cell>
          <table:table-cell office:value-type="string" table:style-name="ce5">
            <text:p>ANDRÉA MARIA DA SILVA ROCH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ANDRÉA Mª DA SILVA ROCHA</text:p>
          </table:table-cell>
          <table:table-cell office:value-type="string" table:style-name="ce5">
            <text:p>Abono férias indenizatórias</text:p>
          </table:table-cell>
          <table:table-cell office:value-type="float" office:value="18223.61" table:style-name="ce9">
            <text:p>18223,6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18" table:style-name="ce10">
            <text:p>1018</text:p>
          </table:table-cell>
          <table:table-cell office:value-type="string" table:style-name="ce5">
            <text:p>ANDRÉA MARIA DA SILVA ROCH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ANDRÉA Mª DA SILVA ROCHA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9" table:style-name="ce10">
            <text:p>1289</text:p>
          </table:table-cell>
          <table:table-cell office:value-type="string" table:style-name="ce5">
            <text:p>ANDREA TEIXEIRA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89" table:style-name="ce10">
            <text:p>1289</text:p>
          </table:table-cell>
          <table:table-cell office:value-type="string" table:style-name="ce5">
            <text:p>ANDREA TEIXEIRA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9" table:style-name="ce10">
            <text:p>1289</text:p>
          </table:table-cell>
          <table:table-cell office:value-type="string" table:style-name="ce5">
            <text:p>ANDREA TEIXEIRA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9" table:style-name="ce10">
            <text:p>1289</text:p>
          </table:table-cell>
          <table:table-cell office:value-type="string" table:style-name="ce5">
            <text:p>ANDREA TEIXEIRA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Auxílio saúde</text:p>
          </table:table-cell>
          <table:table-cell office:value-type="float" office:value="1977.88" table:style-name="ce9">
            <text:p>1977,8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3" table:style-name="ce10">
            <text:p>1323</text:p>
          </table:table-cell>
          <table:table-cell office:value-type="string" table:style-name="ce5">
            <text:p>ANDRÉIA BUCKER DO NASCIMENTO CARDO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23" table:style-name="ce10">
            <text:p>1323</text:p>
          </table:table-cell>
          <table:table-cell office:value-type="string" table:style-name="ce5">
            <text:p>ANDRÉIA BUCKER DO NASCIMENTO CARDO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3" table:style-name="ce10">
            <text:p>1323</text:p>
          </table:table-cell>
          <table:table-cell office:value-type="string" table:style-name="ce5">
            <text:p>ANDRÉIA BUCKER DO NASCIMENTO CARDO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3" table:style-name="ce10">
            <text:p>1323</text:p>
          </table:table-cell>
          <table:table-cell office:value-type="string" table:style-name="ce5">
            <text:p>ANDRÉIA BUCKER DO NASCIMENTO CARDO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uxílio saúde</text:p>
          </table:table-cell>
          <table:table-cell office:value-type="float" office:value="574.03" table:style-name="ce9">
            <text:p>574,0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3" table:style-name="ce10">
            <text:p>1453</text:p>
          </table:table-cell>
          <table:table-cell office:value-type="string" table:style-name="ce5">
            <text:p>ANDRESSA KAORI YAMAKAWA DE CAST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53" table:style-name="ce10">
            <text:p>1453</text:p>
          </table:table-cell>
          <table:table-cell office:value-type="string" table:style-name="ce5">
            <text:p>ANDRESSA KAORI YAMAKAWA DE CAST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3" table:style-name="ce10">
            <text:p>1453</text:p>
          </table:table-cell>
          <table:table-cell office:value-type="string" table:style-name="ce5">
            <text:p>ANDRESSA KAORI YAMAKAWA DE CAST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3" table:style-name="ce10">
            <text:p>1453</text:p>
          </table:table-cell>
          <table:table-cell office:value-type="string" table:style-name="ce5">
            <text:p>ANDRESSA KAORI YAMAKAWA DE CAST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Auxílio saúde</text:p>
          </table:table-cell>
          <table:table-cell office:value-type="float" office:value="1089.94" table:style-name="ce9">
            <text:p>1089,9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0" table:style-name="ce10">
            <text:p>1330</text:p>
          </table:table-cell>
          <table:table-cell office:value-type="string" table:style-name="ce5">
            <text:p>ANGELA BEATRIZ VAREJÃO ANDRE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30" table:style-name="ce10">
            <text:p>1330</text:p>
          </table:table-cell>
          <table:table-cell office:value-type="string" table:style-name="ce5">
            <text:p>ANGELA BEATRIZ VAREJÃO ANDRE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8534.59" table:style-name="ce9">
            <text:p>8534,5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0" table:style-name="ce10">
            <text:p>1330</text:p>
          </table:table-cell>
          <table:table-cell office:value-type="string" table:style-name="ce5">
            <text:p>ANGELA BEATRIZ VAREJÃO ANDRE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0" table:style-name="ce10">
            <text:p>1330</text:p>
          </table:table-cell>
          <table:table-cell office:value-type="string" table:style-name="ce5">
            <text:p>ANGELA BEATRIZ VAREJÃO ANDRE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uxílio saúde</text:p>
          </table:table-cell>
          <table:table-cell office:value-type="float" office:value="1593.13" table:style-name="ce9">
            <text:p>1593,1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7" table:style-name="ce10">
            <text:p>1427</text:p>
          </table:table-cell>
          <table:table-cell office:value-type="string" table:style-name="ce5">
            <text:p>ANTONIO CARLOS GOMES DA SILVA JU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ANCA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27" table:style-name="ce10">
            <text:p>1427</text:p>
          </table:table-cell>
          <table:table-cell office:value-type="string" table:style-name="ce5">
            <text:p>ANTONIO CARLOS GOMES DA SILVA JU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ANCAS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7" table:style-name="ce10">
            <text:p>1427</text:p>
          </table:table-cell>
          <table:table-cell office:value-type="string" table:style-name="ce5">
            <text:p>ANTONIO CARLOS GOMES DA SILVA JU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ANCAS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7" table:style-name="ce10">
            <text:p>1427</text:p>
          </table:table-cell>
          <table:table-cell office:value-type="string" table:style-name="ce5">
            <text:p>ANTONIO CARLOS GOMES DA SILVA JU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ANCAS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9" table:style-name="ce10">
            <text:p>1429</text:p>
          </table:table-cell>
          <table:table-cell office:value-type="string" table:style-name="ce5">
            <text:p>ANTONIO CARLOS HORVATH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TAGUAÇU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29" table:style-name="ce10">
            <text:p>1429</text:p>
          </table:table-cell>
          <table:table-cell office:value-type="string" table:style-name="ce5">
            <text:p>ANTONIO CARLOS HORVATH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TAGUAÇU</text:p>
          </table:table-cell>
          <table:table-cell office:value-type="string" table:style-name="ce5">
            <text:p>Férias indenizatórias</text:p>
          </table:table-cell>
          <table:table-cell office:value-type="float" office:value="9144.74" table:style-name="ce9">
            <text:p>9144,7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9" table:style-name="ce10">
            <text:p>1429</text:p>
          </table:table-cell>
          <table:table-cell office:value-type="string" table:style-name="ce5">
            <text:p>ANTONIO CARLOS HORVATH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TAGUAÇU</text:p>
          </table:table-cell>
          <table:table-cell office:value-type="string" table:style-name="ce5">
            <text:p>Abono férias indenizatórias</text:p>
          </table:table-cell>
          <table:table-cell office:value-type="float" office:value="19595.88" table:style-name="ce9">
            <text:p>19595,8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9" table:style-name="ce10">
            <text:p>1429</text:p>
          </table:table-cell>
          <table:table-cell office:value-type="string" table:style-name="ce5">
            <text:p>ANTONIO CARLOS HORVATH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TAGUAÇU</text:p>
          </table:table-cell>
          <table:table-cell office:value-type="string" table:style-name="ce5">
            <text:p>Auxílio saúde</text:p>
          </table:table-cell>
          <table:table-cell office:value-type="float" office:value="1475.51" table:style-name="ce9">
            <text:p>1475,5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3" table:style-name="ce10">
            <text:p>1023</text:p>
          </table:table-cell>
          <table:table-cell office:value-type="string" table:style-name="ce5">
            <text:p>ANTONIO FERNANDO ALBUQUERQUE RIBEIR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ANTONIO FERNANDO ALBUQUERQUE R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23" table:style-name="ce10">
            <text:p>1023</text:p>
          </table:table-cell>
          <table:table-cell office:value-type="string" table:style-name="ce5">
            <text:p>ANTONIO FERNANDO ALBUQUERQUE RIBEIR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ANTONIO FERNANDO ALBUQUERQUE RI</text:p>
          </table:table-cell>
          <table:table-cell office:value-type="string" table:style-name="ce5">
            <text:p>Férias indenizatórias</text:p>
          </table:table-cell>
          <table:table-cell office:value-type="float" office:value="8440" table:style-name="ce9">
            <text:p>844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3" table:style-name="ce10">
            <text:p>1023</text:p>
          </table:table-cell>
          <table:table-cell office:value-type="string" table:style-name="ce5">
            <text:p>ANTONIO FERNANDO ALBUQUERQUE RIBEIR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ANTONIO FERNANDO ALBUQUERQUE RI</text:p>
          </table:table-cell>
          <table:table-cell office:value-type="string" table:style-name="ce5">
            <text:p>Abono férias indenizatórias</text:p>
          </table:table-cell>
          <table:table-cell office:value-type="float" office:value="18085.71" table:style-name="ce9">
            <text:p>18085,7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3" table:style-name="ce10">
            <text:p>1023</text:p>
          </table:table-cell>
          <table:table-cell office:value-type="string" table:style-name="ce5">
            <text:p>ANTONIO FERNANDO ALBUQUERQUE RIBEIR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ANTONIO FERNANDO ALBUQUERQUE RI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5" table:style-name="ce10">
            <text:p>1025</text:p>
          </table:table-cell>
          <table:table-cell office:value-type="string" table:style-name="ce5">
            <text:p>ANTONIO LUIS ROGERIO CAPAT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25" table:style-name="ce10">
            <text:p>1025</text:p>
          </table:table-cell>
          <table:table-cell office:value-type="string" table:style-name="ce5">
            <text:p>ANTONIO LUIS ROGERIO CAPAT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5" table:style-name="ce10">
            <text:p>1025</text:p>
          </table:table-cell>
          <table:table-cell office:value-type="string" table:style-name="ce5">
            <text:p>ANTONIO LUIS ROGERIO CAPAT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Abono 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5" table:style-name="ce10">
            <text:p>1025</text:p>
          </table:table-cell>
          <table:table-cell office:value-type="string" table:style-name="ce5">
            <text:p>ANTONIO LUIS ROGERIO CAPAT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6" table:style-name="ce10">
            <text:p>1026</text:p>
          </table:table-cell>
          <table:table-cell office:value-type="string" table:style-name="ce5">
            <text:p>ARLINDA MARIA BARROS MONJARD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26" table:style-name="ce10">
            <text:p>1026</text:p>
          </table:table-cell>
          <table:table-cell office:value-type="string" table:style-name="ce5">
            <text:p>ARLINDA MARIA BARROS MONJARD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6" table:style-name="ce10">
            <text:p>1026</text:p>
          </table:table-cell>
          <table:table-cell office:value-type="string" table:style-name="ce5">
            <text:p>ARLINDA MARIA BARROS MONJARD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6" table:style-name="ce10">
            <text:p>1026</text:p>
          </table:table-cell>
          <table:table-cell office:value-type="string" table:style-name="ce5">
            <text:p>ARLINDA MARIA BARROS MONJARD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3" table:style-name="ce10">
            <text:p>1473</text:p>
          </table:table-cell>
          <table:table-cell office:value-type="string" table:style-name="ce5">
            <text:p>ARTHUR ASSED ESTEFAN MÓSS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73" table:style-name="ce10">
            <text:p>1473</text:p>
          </table:table-cell>
          <table:table-cell office:value-type="string" table:style-name="ce5">
            <text:p>ARTHUR ASSED ESTEFAN MÓSS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9035.98" table:style-name="ce9">
            <text:p>9035,9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3" table:style-name="ce10">
            <text:p>1473</text:p>
          </table:table-cell>
          <table:table-cell office:value-type="string" table:style-name="ce5">
            <text:p>ARTHUR ASSED ESTEFAN MÓSS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9362.82" table:style-name="ce9">
            <text:p>19362,8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3" table:style-name="ce10">
            <text:p>1473</text:p>
          </table:table-cell>
          <table:table-cell office:value-type="string" table:style-name="ce5">
            <text:p>ARTHUR ASSED ESTEFAN MÓSS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295.33" table:style-name="ce9">
            <text:p>295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1" table:style-name="ce10">
            <text:p>1411</text:p>
          </table:table-cell>
          <table:table-cell office:value-type="string" table:style-name="ce5">
            <text:p>ARTHUR DE CARVALHO MEIRELLES N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11" table:style-name="ce10">
            <text:p>1411</text:p>
          </table:table-cell>
          <table:table-cell office:value-type="string" table:style-name="ce5">
            <text:p>ARTHUR DE CARVALHO MEIRELLES N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Férias indenizatórias</text:p>
          </table:table-cell>
          <table:table-cell office:value-type="float" office:value="8489.65" table:style-name="ce9">
            <text:p>8489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1" table:style-name="ce10">
            <text:p>1411</text:p>
          </table:table-cell>
          <table:table-cell office:value-type="string" table:style-name="ce5">
            <text:p>ARTHUR DE CARVALHO MEIRELLES N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Abono férias indenizatórias</text:p>
          </table:table-cell>
          <table:table-cell office:value-type="float" office:value="18192.12" table:style-name="ce9">
            <text:p>18192,1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1" table:style-name="ce10">
            <text:p>1411</text:p>
          </table:table-cell>
          <table:table-cell office:value-type="string" table:style-name="ce5">
            <text:p>ARTHUR DE CARVALHO MEIRELLES N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7" table:style-name="ce10">
            <text:p>1027</text:p>
          </table:table-cell>
          <table:table-cell office:value-type="string" table:style-name="ce5">
            <text:p>BENEDITO LEONARDO SENATORE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BENEDITO LEONARDO SENATORE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27" table:style-name="ce10">
            <text:p>1027</text:p>
          </table:table-cell>
          <table:table-cell office:value-type="string" table:style-name="ce5">
            <text:p>BENEDITO LEONARDO SENATORE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BENEDITO LEONARDO SENATORE</text:p>
          </table:table-cell>
          <table:table-cell office:value-type="string" table:style-name="ce5">
            <text:p>Férias indenizatórias</text:p>
          </table:table-cell>
          <table:table-cell office:value-type="float" office:value="8274.52" table:style-name="ce9">
            <text:p>8274,5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7" table:style-name="ce10">
            <text:p>1027</text:p>
          </table:table-cell>
          <table:table-cell office:value-type="string" table:style-name="ce5">
            <text:p>BENEDITO LEONARDO SENATORE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BENEDITO LEONARDO SENATORE</text:p>
          </table:table-cell>
          <table:table-cell office:value-type="string" table:style-name="ce5">
            <text:p>Abono férias indenizatórias</text:p>
          </table:table-cell>
          <table:table-cell office:value-type="float" office:value="17731.11" table:style-name="ce9">
            <text:p>17731,1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7" table:style-name="ce10">
            <text:p>1027</text:p>
          </table:table-cell>
          <table:table-cell office:value-type="string" table:style-name="ce5">
            <text:p>BENEDITO LEONARDO SENATORE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BENEDITO LEONARDO SENATORE</text:p>
          </table:table-cell>
          <table:table-cell office:value-type="string" table:style-name="ce5">
            <text:p>Auxílio saúde</text:p>
          </table:table-cell>
          <table:table-cell office:value-type="float" office:value="733.14" table:style-name="ce9">
            <text:p>733,1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4" table:style-name="ce10">
            <text:p>1284</text:p>
          </table:table-cell>
          <table:table-cell office:value-type="string" table:style-name="ce5">
            <text:p>BIANCA SEIBEL PI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84" table:style-name="ce10">
            <text:p>1284</text:p>
          </table:table-cell>
          <table:table-cell office:value-type="string" table:style-name="ce5">
            <text:p>BIANCA SEIBEL PI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4" table:style-name="ce10">
            <text:p>1284</text:p>
          </table:table-cell>
          <table:table-cell office:value-type="string" table:style-name="ce5">
            <text:p>BIANCA SEIBEL PI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4" table:style-name="ce10">
            <text:p>1284</text:p>
          </table:table-cell>
          <table:table-cell office:value-type="string" table:style-name="ce5">
            <text:p>BIANCA SEIBEL PI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uxílio saúde</text:p>
          </table:table-cell>
          <table:table-cell office:value-type="float" office:value="1593.13" table:style-name="ce9">
            <text:p>1593,1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5" table:style-name="ce10">
            <text:p>1435</text:p>
          </table:table-cell>
          <table:table-cell office:value-type="string" table:style-name="ce5">
            <text:p>BLANDINA IRENE JUNQUEIRA GUTMAN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ÃO MATEU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35" table:style-name="ce10">
            <text:p>1435</text:p>
          </table:table-cell>
          <table:table-cell office:value-type="string" table:style-name="ce5">
            <text:p>BLANDINA IRENE JUNQUEIRA GUTMAN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ÃO MATEUS</text:p>
          </table:table-cell>
          <table:table-cell office:value-type="string" table:style-name="ce5">
            <text:p>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5" table:style-name="ce10">
            <text:p>1435</text:p>
          </table:table-cell>
          <table:table-cell office:value-type="string" table:style-name="ce5">
            <text:p>BLANDINA IRENE JUNQUEIRA GUTMAN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ÃO MATEUS</text:p>
          </table:table-cell>
          <table:table-cell office:value-type="string" table:style-name="ce5">
            <text:p>Abono 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5" table:style-name="ce10">
            <text:p>1435</text:p>
          </table:table-cell>
          <table:table-cell office:value-type="string" table:style-name="ce5">
            <text:p>BLANDINA IRENE JUNQUEIRA GUTMAN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ÃO MATEUS</text:p>
          </table:table-cell>
          <table:table-cell office:value-type="string" table:style-name="ce5">
            <text:p>Auxílio saúde</text:p>
          </table:table-cell>
          <table:table-cell office:value-type="float" office:value="613.45000000000005" table:style-name="ce9">
            <text:p>613,4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0" table:style-name="ce10">
            <text:p>1460</text:p>
          </table:table-cell>
          <table:table-cell office:value-type="string" table:style-name="ce5">
            <text:p>BRUNA LEGORA DE PAULA FERNAND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60" table:style-name="ce10">
            <text:p>1460</text:p>
          </table:table-cell>
          <table:table-cell office:value-type="string" table:style-name="ce5">
            <text:p>BRUNA LEGORA DE PAULA FERNAND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0" table:style-name="ce10">
            <text:p>1460</text:p>
          </table:table-cell>
          <table:table-cell office:value-type="string" table:style-name="ce5">
            <text:p>BRUNA LEGORA DE PAULA FERNAND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0" table:style-name="ce10">
            <text:p>1460</text:p>
          </table:table-cell>
          <table:table-cell office:value-type="string" table:style-name="ce5">
            <text:p>BRUNA LEGORA DE PAULA FERNAND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Auxílio saúde</text:p>
          </table:table-cell>
          <table:table-cell office:value-type="float" office:value="1059.6500000000001" table:style-name="ce9">
            <text:p>1059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3" table:style-name="ce10">
            <text:p>1363</text:p>
          </table:table-cell>
          <table:table-cell office:value-type="string" table:style-name="ce5">
            <text:p>BRUNO ARAÚJO GUIMARÃ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63" table:style-name="ce10">
            <text:p>1363</text:p>
          </table:table-cell>
          <table:table-cell office:value-type="string" table:style-name="ce5">
            <text:p>BRUNO ARAÚJO GUIMARÃ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673.09" table:style-name="ce9">
            <text:p>8673,0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3" table:style-name="ce10">
            <text:p>1363</text:p>
          </table:table-cell>
          <table:table-cell office:value-type="string" table:style-name="ce5">
            <text:p>BRUNO ARAÚJO GUIMARÃ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85.2" table:style-name="ce9">
            <text:p>18585,2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3" table:style-name="ce10">
            <text:p>1363</text:p>
          </table:table-cell>
          <table:table-cell office:value-type="string" table:style-name="ce5">
            <text:p>BRUNO ARAÚJO GUIMARÃ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5" table:style-name="ce10">
            <text:p>1445</text:p>
          </table:table-cell>
          <table:table-cell office:value-type="string" table:style-name="ce5">
            <text:p>BRUNO DE FREITAS LI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45" table:style-name="ce10">
            <text:p>1445</text:p>
          </table:table-cell>
          <table:table-cell office:value-type="string" table:style-name="ce5">
            <text:p>BRUNO DE FREITAS LI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5" table:style-name="ce10">
            <text:p>1445</text:p>
          </table:table-cell>
          <table:table-cell office:value-type="string" table:style-name="ce5">
            <text:p>BRUNO DE FREITAS LI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5" table:style-name="ce10">
            <text:p>1445</text:p>
          </table:table-cell>
          <table:table-cell office:value-type="string" table:style-name="ce5">
            <text:p>BRUNO DE FREITAS LI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4" table:style-name="ce10">
            <text:p>1404</text:p>
          </table:table-cell>
          <table:table-cell office:value-type="string" table:style-name="ce5">
            <text:p>BRUNO SIMÕES NOYA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04" table:style-name="ce10">
            <text:p>1404</text:p>
          </table:table-cell>
          <table:table-cell office:value-type="string" table:style-name="ce5">
            <text:p>BRUNO SIMÕES NOYA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4" table:style-name="ce10">
            <text:p>1404</text:p>
          </table:table-cell>
          <table:table-cell office:value-type="string" table:style-name="ce5">
            <text:p>BRUNO SIMÕES NOYA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4" table:style-name="ce10">
            <text:p>1404</text:p>
          </table:table-cell>
          <table:table-cell office:value-type="string" table:style-name="ce5">
            <text:p>BRUNO SIMÕES NOYA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9" table:style-name="ce10">
            <text:p>1389</text:p>
          </table:table-cell>
          <table:table-cell office:value-type="string" table:style-name="ce5">
            <text:p>CAMILA DE MELO BAPTISTA ABELH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89" table:style-name="ce10">
            <text:p>1389</text:p>
          </table:table-cell>
          <table:table-cell office:value-type="string" table:style-name="ce5">
            <text:p>CAMILA DE MELO BAPTISTA ABELH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9" table:style-name="ce10">
            <text:p>1389</text:p>
          </table:table-cell>
          <table:table-cell office:value-type="string" table:style-name="ce5">
            <text:p>CAMILA DE MELO BAPTISTA ABELH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9" table:style-name="ce10">
            <text:p>1389</text:p>
          </table:table-cell>
          <table:table-cell office:value-type="string" table:style-name="ce5">
            <text:p>CAMILA DE MELO BAPTISTA ABELH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7" table:style-name="ce10">
            <text:p>1407</text:p>
          </table:table-cell>
          <table:table-cell office:value-type="string" table:style-name="ce5">
            <text:p>CARINA JOVITA DE SA SANTOS BITTENCOURT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07" table:style-name="ce10">
            <text:p>1407</text:p>
          </table:table-cell>
          <table:table-cell office:value-type="string" table:style-name="ce5">
            <text:p>CARINA JOVITA DE SA SANTOS BITTENCOURT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Férias indenizatórias</text:p>
          </table:table-cell>
          <table:table-cell office:value-type="float" office:value="8175.23" table:style-name="ce9">
            <text:p>817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7" table:style-name="ce10">
            <text:p>1407</text:p>
          </table:table-cell>
          <table:table-cell office:value-type="string" table:style-name="ce5">
            <text:p>CARINA JOVITA DE SA SANTOS BITTENCOURT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Abono férias indenizatórias</text:p>
          </table:table-cell>
          <table:table-cell office:value-type="float" office:value="17518.349999999999" table:style-name="ce9">
            <text:p>17518,3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7" table:style-name="ce10">
            <text:p>1407</text:p>
          </table:table-cell>
          <table:table-cell office:value-type="string" table:style-name="ce5">
            <text:p>CARINA JOVITA DE SA SANTOS BITTENCOURT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4" table:style-name="ce10">
            <text:p>1354</text:p>
          </table:table-cell>
          <table:table-cell office:value-type="string" table:style-name="ce5">
            <text:p>CARLA MENDONÇA DE MIRANDA BARR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54" table:style-name="ce10">
            <text:p>1354</text:p>
          </table:table-cell>
          <table:table-cell office:value-type="string" table:style-name="ce5">
            <text:p>CARLA MENDONÇA DE MIRANDA BARR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4" table:style-name="ce10">
            <text:p>1354</text:p>
          </table:table-cell>
          <table:table-cell office:value-type="string" table:style-name="ce5">
            <text:p>CARLA MENDONÇA DE MIRANDA BARR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4" table:style-name="ce10">
            <text:p>1354</text:p>
          </table:table-cell>
          <table:table-cell office:value-type="string" table:style-name="ce5">
            <text:p>CARLA MENDONÇA DE MIRANDA BARR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8" table:style-name="ce10">
            <text:p>1028</text:p>
          </table:table-cell>
          <table:table-cell office:value-type="string" table:style-name="ce5">
            <text:p>CARLA STEIN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CARLA STEIN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28" table:style-name="ce10">
            <text:p>1028</text:p>
          </table:table-cell>
          <table:table-cell office:value-type="string" table:style-name="ce5">
            <text:p>CARLA STEIN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CARLA STEIN</text:p>
          </table:table-cell>
          <table:table-cell office:value-type="string" table:style-name="ce5">
            <text:p>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8" table:style-name="ce10">
            <text:p>1028</text:p>
          </table:table-cell>
          <table:table-cell office:value-type="string" table:style-name="ce5">
            <text:p>CARLA STEIN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CARLA STEIN</text:p>
          </table:table-cell>
          <table:table-cell office:value-type="string" table:style-name="ce5">
            <text:p>Abono 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8" table:style-name="ce10">
            <text:p>1028</text:p>
          </table:table-cell>
          <table:table-cell office:value-type="string" table:style-name="ce5">
            <text:p>CARLA STEIN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CARLA STEIN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9" table:style-name="ce10">
            <text:p>1029</text:p>
          </table:table-cell>
          <table:table-cell office:value-type="string" table:style-name="ce5">
            <text:p>CARLA VIANA COL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CARLA VIANA COL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29" table:style-name="ce10">
            <text:p>1029</text:p>
          </table:table-cell>
          <table:table-cell office:value-type="string" table:style-name="ce5">
            <text:p>CARLA VIANA COL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CARLA VIANA COLA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9" table:style-name="ce10">
            <text:p>1029</text:p>
          </table:table-cell>
          <table:table-cell office:value-type="string" table:style-name="ce5">
            <text:p>CARLA VIANA COL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CARLA VIANA COLA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29" table:style-name="ce10">
            <text:p>1029</text:p>
          </table:table-cell>
          <table:table-cell office:value-type="string" table:style-name="ce5">
            <text:p>CARLA VIANA COL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CARLA VIANA COLA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0" table:style-name="ce10">
            <text:p>1030</text:p>
          </table:table-cell>
          <table:table-cell office:value-type="string" table:style-name="ce5">
            <text:p>CARLOS AUGUSTO G. AVELINO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LINHARE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30" table:style-name="ce10">
            <text:p>1030</text:p>
          </table:table-cell>
          <table:table-cell office:value-type="string" table:style-name="ce5">
            <text:p>CARLOS AUGUSTO G. AVELINO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LINHARES</text:p>
          </table:table-cell>
          <table:table-cell office:value-type="string" table:style-name="ce5">
            <text:p>Férias indenizatórias</text:p>
          </table:table-cell>
          <table:table-cell office:value-type="float" office:value="8751.68" table:style-name="ce9">
            <text:p>8751,6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0" table:style-name="ce10">
            <text:p>1030</text:p>
          </table:table-cell>
          <table:table-cell office:value-type="string" table:style-name="ce5">
            <text:p>CARLOS AUGUSTO G. AVELINO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LINHARES</text:p>
          </table:table-cell>
          <table:table-cell office:value-type="string" table:style-name="ce5">
            <text:p>Abono férias indenizatórias</text:p>
          </table:table-cell>
          <table:table-cell office:value-type="float" office:value="18753.599999999999" table:style-name="ce9">
            <text:p>18753,6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0" table:style-name="ce10">
            <text:p>1030</text:p>
          </table:table-cell>
          <table:table-cell office:value-type="string" table:style-name="ce5">
            <text:p>CARLOS AUGUSTO G. AVELINO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LINHARES</text:p>
          </table:table-cell>
          <table:table-cell office:value-type="string" table:style-name="ce5">
            <text:p>Auxílio saúde</text:p>
          </table:table-cell>
          <table:table-cell office:value-type="float" office:value="1593.13" table:style-name="ce9">
            <text:p>1593,1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1" table:style-name="ce10">
            <text:p>1471</text:p>
          </table:table-cell>
          <table:table-cell office:value-type="string" table:style-name="ce5">
            <text:p>CARLOS EDUARDO ROCHA BARBOS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71" table:style-name="ce10">
            <text:p>1471</text:p>
          </table:table-cell>
          <table:table-cell office:value-type="string" table:style-name="ce5">
            <text:p>CARLOS EDUARDO ROCHA BARBOS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7915.82" table:style-name="ce9">
            <text:p>7915,8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1" table:style-name="ce10">
            <text:p>1471</text:p>
          </table:table-cell>
          <table:table-cell office:value-type="string" table:style-name="ce5">
            <text:p>CARLOS EDUARDO ROCHA BARBOS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6962.47" table:style-name="ce9">
            <text:p>16962,4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1" table:style-name="ce10">
            <text:p>1471</text:p>
          </table:table-cell>
          <table:table-cell office:value-type="string" table:style-name="ce5">
            <text:p>CARLOS EDUARDO ROCHA BARBOS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1998.53" table:style-name="ce9">
            <text:p>1998,5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9" table:style-name="ce10">
            <text:p>1449</text:p>
          </table:table-cell>
          <table:table-cell office:value-type="string" table:style-name="ce5">
            <text:p>CARLOS FURTADO DE MELO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FONSO CLÁUDI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table:number-columns-repeated="2" table:style-name="ce5"/>
          <table:table-cell table:number-columns-repeated="16376" table:style-name="ce2"/>
        </table:table-row>
        <table:table-row table:style-name="ro4">
          <table:table-cell office:value-type="float" office:value="1449" table:style-name="ce10">
            <text:p>1449</text:p>
          </table:table-cell>
          <table:table-cell office:value-type="string" table:style-name="ce5">
            <text:p>CARLOS FURTADO DE MELO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FONSO CLÁUDIO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>Plantão</text:p>
          </table:table-cell>
          <table:table-cell office:value-type="float" office:value="1122.97" table:style-name="ce8">
            <text:p>1122,97</text:p>
          </table:table-cell>
          <table:table-cell table:number-columns-repeated="16376" table:style-name="ce2"/>
        </table:table-row>
        <table:table-row table:style-name="ro4">
          <table:table-cell office:value-type="float" office:value="1449" table:style-name="ce10">
            <text:p>1449</text:p>
          </table:table-cell>
          <table:table-cell office:value-type="string" table:style-name="ce5">
            <text:p>CARLOS FURTADO DE MELO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FONSO CLÁUDIO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9" table:style-name="ce10">
            <text:p>1449</text:p>
          </table:table-cell>
          <table:table-cell office:value-type="string" table:style-name="ce5">
            <text:p>CARLOS FURTADO DE MELO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FONSO CLÁUDIO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0" table:style-name="ce10">
            <text:p>1360</text:p>
          </table:table-cell>
          <table:table-cell office:value-type="string" table:style-name="ce5">
            <text:p>CAROLINA CASSARO GURG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0" table:style-name="ce10">
            <text:p>1360</text:p>
          </table:table-cell>
          <table:table-cell office:value-type="string" table:style-name="ce5">
            <text:p>CAROLINA CASSARO GURG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8437.26" table:style-name="ce9">
            <text:p>8437,2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60" table:style-name="ce10">
            <text:p>1360</text:p>
          </table:table-cell>
          <table:table-cell office:value-type="string" table:style-name="ce5">
            <text:p>CAROLINA CASSARO GURG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8079.849999999999" table:style-name="ce9">
            <text:p>18079,8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0" table:style-name="ce10">
            <text:p>1360</text:p>
          </table:table-cell>
          <table:table-cell office:value-type="string" table:style-name="ce5">
            <text:p>CAROLINA CASSARO GURG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uxílio saúde</text:p>
          </table:table-cell>
          <table:table-cell office:value-type="float" office:value="615.23" table:style-name="ce9">
            <text:p>61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9" table:style-name="ce10">
            <text:p>1319</text:p>
          </table:table-cell>
          <table:table-cell office:value-type="string" table:style-name="ce5">
            <text:p>CÁSSIO SOUZA SALOM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9" table:style-name="ce10">
            <text:p>1319</text:p>
          </table:table-cell>
          <table:table-cell office:value-type="string" table:style-name="ce5">
            <text:p>CÁSSIO SOUZA SALOM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070.42" table:style-name="ce9">
            <text:p>8070,42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19" table:style-name="ce10">
            <text:p>1319</text:p>
          </table:table-cell>
          <table:table-cell office:value-type="string" table:style-name="ce5">
            <text:p>CÁSSIO SOUZA SALOM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7293.75" table:style-name="ce9">
            <text:p>17293,7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9" table:style-name="ce10">
            <text:p>1319</text:p>
          </table:table-cell>
          <table:table-cell office:value-type="string" table:style-name="ce5">
            <text:p>CÁSSIO SOUZA SALOM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1053.77" table:style-name="ce9">
            <text:p>1053,7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76" table:style-name="ce10">
            <text:p>1176</text:p>
          </table:table-cell>
          <table:table-cell office:value-type="string" table:style-name="ce5">
            <text:p>CATARINA CECIN GAZELE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CATARINA CECIN GAZELE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76" table:style-name="ce10">
            <text:p>1176</text:p>
          </table:table-cell>
          <table:table-cell office:value-type="string" table:style-name="ce5">
            <text:p>CATARINA CECIN GAZELE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CATARINA CECIN GAZELE</text:p>
          </table:table-cell>
          <table:table-cell office:value-type="string" table:style-name="ce5">
            <text:p>Férias indenizatórias</text:p>
          </table:table-cell>
          <table:table-cell office:value-type="float" office:value="9101.9699999999993" table:style-name="ce9">
            <text:p>9101,97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76" table:style-name="ce10">
            <text:p>1176</text:p>
          </table:table-cell>
          <table:table-cell office:value-type="string" table:style-name="ce5">
            <text:p>CATARINA CECIN GAZELE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CATARINA CECIN GAZELE</text:p>
          </table:table-cell>
          <table:table-cell office:value-type="string" table:style-name="ce5">
            <text:p>Abono férias indenizatórias</text:p>
          </table:table-cell>
          <table:table-cell office:value-type="float" office:value="19504.22" table:style-name="ce9">
            <text:p>19504,2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76" table:style-name="ce10">
            <text:p>1176</text:p>
          </table:table-cell>
          <table:table-cell office:value-type="string" table:style-name="ce5">
            <text:p>CATARINA CECIN GAZELE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CATARINA CECIN GAZELE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77" table:style-name="ce10">
            <text:p>1177</text:p>
          </table:table-cell>
          <table:table-cell office:value-type="string" table:style-name="ce5">
            <text:p>CÉLIA LÚCIA VAZ DE ARAUJ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CÉLIA LÚCIA VAZ DE ARAUJ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77" table:style-name="ce10">
            <text:p>1177</text:p>
          </table:table-cell>
          <table:table-cell office:value-type="string" table:style-name="ce5">
            <text:p>CÉLIA LÚCIA VAZ DE ARAUJ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CÉLIA LÚCIA VAZ DE ARAUJO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77" table:style-name="ce10">
            <text:p>1177</text:p>
          </table:table-cell>
          <table:table-cell office:value-type="string" table:style-name="ce5">
            <text:p>CÉLIA LÚCIA VAZ DE ARAUJ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CÉLIA LÚCIA VAZ DE ARAUJO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77" table:style-name="ce10">
            <text:p>1177</text:p>
          </table:table-cell>
          <table:table-cell office:value-type="string" table:style-name="ce5">
            <text:p>CÉLIA LÚCIA VAZ DE ARAUJ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A. CÉLIA LÚCIA VAZ DE ARAUJO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2000004" table:style-name="ce10">
            <text:p>2000004</text:p>
          </table:table-cell>
          <table:table-cell office:value-type="string" table:style-name="ce5">
            <text:p>CESAR NASSER FONSEC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2000004" table:style-name="ce10">
            <text:p>2000004</text:p>
          </table:table-cell>
          <table:table-cell office:value-type="string" table:style-name="ce5">
            <text:p>CESAR NASSER FONSEC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2000004" table:style-name="ce10">
            <text:p>2000004</text:p>
          </table:table-cell>
          <table:table-cell office:value-type="string" table:style-name="ce5">
            <text:p>CESAR NASSER FONSEC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2000004" table:style-name="ce10">
            <text:p>2000004</text:p>
          </table:table-cell>
          <table:table-cell office:value-type="string" table:style-name="ce5">
            <text:p>CESAR NASSER FONSEC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1" table:style-name="ce10">
            <text:p>1031</text:p>
          </table:table-cell>
          <table:table-cell office:value-type="string" table:style-name="ce5">
            <text:p>CEZAR AUGUSTO RAMALDES DA CUNHA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1" table:style-name="ce10">
            <text:p>1031</text:p>
          </table:table-cell>
          <table:table-cell office:value-type="string" table:style-name="ce5">
            <text:p>CEZAR AUGUSTO RAMALDES DA CUNHA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31" table:style-name="ce10">
            <text:p>1031</text:p>
          </table:table-cell>
          <table:table-cell office:value-type="string" table:style-name="ce5">
            <text:p>CEZAR AUGUSTO RAMALDES DA CUNHA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1" table:style-name="ce10">
            <text:p>1031</text:p>
          </table:table-cell>
          <table:table-cell office:value-type="string" table:style-name="ce5">
            <text:p>CEZAR AUGUSTO RAMALDES DA CUNHA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4" table:style-name="ce10">
            <text:p>1334</text:p>
          </table:table-cell>
          <table:table-cell office:value-type="string" table:style-name="ce5">
            <text:p>CHRISTIAN BARRETO SALCEDO DA MAT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4" table:style-name="ce10">
            <text:p>1334</text:p>
          </table:table-cell>
          <table:table-cell office:value-type="string" table:style-name="ce5">
            <text:p>CHRISTIAN BARRETO SALCEDO DA MAT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34" table:style-name="ce10">
            <text:p>1334</text:p>
          </table:table-cell>
          <table:table-cell office:value-type="string" table:style-name="ce5">
            <text:p>CHRISTIAN BARRETO SALCEDO DA MAT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4" table:style-name="ce10">
            <text:p>1334</text:p>
          </table:table-cell>
          <table:table-cell office:value-type="string" table:style-name="ce5">
            <text:p>CHRISTIAN BARRETO SALCEDO DA MAT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4" table:style-name="ce10">
            <text:p>1384</text:p>
          </table:table-cell>
          <table:table-cell office:value-type="string" table:style-name="ce5">
            <text:p>CLARISSA LIRA MARTIN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4" table:style-name="ce10">
            <text:p>1384</text:p>
          </table:table-cell>
          <table:table-cell office:value-type="string" table:style-name="ce5">
            <text:p>CLARISSA LIRA MARTIN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8332.4500000000007" table:style-name="ce9">
            <text:p>8332,4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84" table:style-name="ce10">
            <text:p>1384</text:p>
          </table:table-cell>
          <table:table-cell office:value-type="string" table:style-name="ce5">
            <text:p>CLARISSA LIRA MARTIN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40000000002" table:style-name="ce9">
            <text:p>17855,2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4" table:style-name="ce10">
            <text:p>1384</text:p>
          </table:table-cell>
          <table:table-cell office:value-type="string" table:style-name="ce5">
            <text:p>CLARISSA LIRA MARTIN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6" table:style-name="ce10">
            <text:p>1456</text:p>
          </table:table-cell>
          <table:table-cell office:value-type="string" table:style-name="ce5">
            <text:p>CLAUDEVAL FRANÇA QUINTILIAN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6" table:style-name="ce10">
            <text:p>1456</text:p>
          </table:table-cell>
          <table:table-cell office:value-type="string" table:style-name="ce5">
            <text:p>CLAUDEVAL FRANÇA QUINTILIAN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56" table:style-name="ce10">
            <text:p>1456</text:p>
          </table:table-cell>
          <table:table-cell office:value-type="string" table:style-name="ce5">
            <text:p>CLAUDEVAL FRANÇA QUINTILIAN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6" table:style-name="ce10">
            <text:p>1456</text:p>
          </table:table-cell>
          <table:table-cell office:value-type="string" table:style-name="ce5">
            <text:p>CLAUDEVAL FRANÇA QUINTILIAN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1" table:style-name="ce10">
            <text:p>1371</text:p>
          </table:table-cell>
          <table:table-cell office:value-type="string" table:style-name="ce5">
            <text:p>CLÁUDIA REGINA DOS SANTOS A. GARCI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1" table:style-name="ce10">
            <text:p>1371</text:p>
          </table:table-cell>
          <table:table-cell office:value-type="string" table:style-name="ce5">
            <text:p>CLÁUDIA REGINA DOS SANTOS A. GARCI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71" table:style-name="ce10">
            <text:p>1371</text:p>
          </table:table-cell>
          <table:table-cell office:value-type="string" table:style-name="ce5">
            <text:p>CLÁUDIA REGINA DOS SANTOS A. GARCI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1" table:style-name="ce10">
            <text:p>1371</text:p>
          </table:table-cell>
          <table:table-cell office:value-type="string" table:style-name="ce5">
            <text:p>CLÁUDIA REGINA DOS SANTOS A. GARCI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1250.1600000000001" table:style-name="ce9">
            <text:p>1250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4" table:style-name="ce10">
            <text:p>1034</text:p>
          </table:table-cell>
          <table:table-cell office:value-type="string" table:style-name="ce5">
            <text:p>CLAUDIA TORRES SAS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4" table:style-name="ce10">
            <text:p>1034</text:p>
          </table:table-cell>
          <table:table-cell office:value-type="string" table:style-name="ce5">
            <text:p>CLAUDIA TORRES SAS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34" table:style-name="ce10">
            <text:p>1034</text:p>
          </table:table-cell>
          <table:table-cell office:value-type="string" table:style-name="ce5">
            <text:p>CLAUDIA TORRES SAS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4" table:style-name="ce10">
            <text:p>1034</text:p>
          </table:table-cell>
          <table:table-cell office:value-type="string" table:style-name="ce5">
            <text:p>CLAUDIA TORRES SAS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5" table:style-name="ce10">
            <text:p>1035</text:p>
          </table:table-cell>
          <table:table-cell office:value-type="string" table:style-name="ce5">
            <text:p>CLAUDINE RODRIGUES PIMEN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5" table:style-name="ce10">
            <text:p>1035</text:p>
          </table:table-cell>
          <table:table-cell office:value-type="string" table:style-name="ce5">
            <text:p>CLAUDINE RODRIGUES PIMEN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8018.01" table:style-name="ce9">
            <text:p>8018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35" table:style-name="ce10">
            <text:p>1035</text:p>
          </table:table-cell>
          <table:table-cell office:value-type="string" table:style-name="ce5">
            <text:p>CLAUDINE RODRIGUES PIMEN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7181.45" table:style-name="ce9">
            <text:p>17181,4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5" table:style-name="ce10">
            <text:p>1035</text:p>
          </table:table-cell>
          <table:table-cell office:value-type="string" table:style-name="ce5">
            <text:p>CLAUDINE RODRIGUES PIMEN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7" table:style-name="ce10">
            <text:p>1037</text:p>
          </table:table-cell>
          <table:table-cell office:value-type="string" table:style-name="ce5">
            <text:p>CLAUDIO JOSÉ RIBEIRO LEM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7" table:style-name="ce10">
            <text:p>1037</text:p>
          </table:table-cell>
          <table:table-cell office:value-type="string" table:style-name="ce5">
            <text:p>CLAUDIO JOSÉ RIBEIRO LEM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37" table:style-name="ce10">
            <text:p>1037</text:p>
          </table:table-cell>
          <table:table-cell office:value-type="string" table:style-name="ce5">
            <text:p>CLAUDIO JOSÉ RIBEIRO LEM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7" table:style-name="ce10">
            <text:p>1037</text:p>
          </table:table-cell>
          <table:table-cell office:value-type="string" table:style-name="ce5">
            <text:p>CLAUDIO JOSÉ RIBEIRO LEM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2" table:style-name="ce10">
            <text:p>1432</text:p>
          </table:table-cell>
          <table:table-cell office:value-type="string" table:style-name="ce5">
            <text:p>CLAUDIO MOREIRA DE CAST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2" table:style-name="ce10">
            <text:p>1432</text:p>
          </table:table-cell>
          <table:table-cell office:value-type="string" table:style-name="ce5">
            <text:p>CLAUDIO MOREIRA DE CAST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Férias indenizatórias</text:p>
          </table:table-cell>
          <table:table-cell office:value-type="float" office:value="7965.6" table:style-name="ce9">
            <text:p>7965,6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32" table:style-name="ce10">
            <text:p>1432</text:p>
          </table:table-cell>
          <table:table-cell office:value-type="string" table:style-name="ce5">
            <text:p>CLAUDIO MOREIRA DE CAST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Abono férias indenizatórias</text:p>
          </table:table-cell>
          <table:table-cell office:value-type="float" office:value="17069.150000000001" table:style-name="ce9">
            <text:p>17069,1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2" table:style-name="ce10">
            <text:p>1432</text:p>
          </table:table-cell>
          <table:table-cell office:value-type="string" table:style-name="ce5">
            <text:p>CLAUDIO MOREIRA DE CAST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5" table:style-name="ce10">
            <text:p>1455</text:p>
          </table:table-cell>
          <table:table-cell office:value-type="string" table:style-name="ce5">
            <text:p>CLEANDER CESAR DA CUNHA FERNAND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LINHARE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5" table:style-name="ce10">
            <text:p>1455</text:p>
          </table:table-cell>
          <table:table-cell office:value-type="string" table:style-name="ce5">
            <text:p>CLEANDER CESAR DA CUNHA FERNAND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LINHARES</text:p>
          </table:table-cell>
          <table:table-cell office:value-type="string" table:style-name="ce5">
            <text:p>Férias indenizatórias</text:p>
          </table:table-cell>
          <table:table-cell office:value-type="float" office:value="8489.65" table:style-name="ce9">
            <text:p>8489,6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55" table:style-name="ce10">
            <text:p>1455</text:p>
          </table:table-cell>
          <table:table-cell office:value-type="string" table:style-name="ce5">
            <text:p>CLEANDER CESAR DA CUNHA FERNAND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LINHARES</text:p>
          </table:table-cell>
          <table:table-cell office:value-type="string" table:style-name="ce5">
            <text:p>Abono férias indenizatórias</text:p>
          </table:table-cell>
          <table:table-cell office:value-type="float" office:value="18192.12" table:style-name="ce9">
            <text:p>18192,1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5" table:style-name="ce10">
            <text:p>1455</text:p>
          </table:table-cell>
          <table:table-cell office:value-type="string" table:style-name="ce5">
            <text:p>CLEANDER CESAR DA CUNHA FERNAND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LINHARES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2" table:style-name="ce10">
            <text:p>1282</text:p>
          </table:table-cell>
          <table:table-cell office:value-type="string" table:style-name="ce5">
            <text:p>CLEBER AFONSO BARROS DA SILVEIRA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2" table:style-name="ce10">
            <text:p>1282</text:p>
          </table:table-cell>
          <table:table-cell office:value-type="string" table:style-name="ce5">
            <text:p>CLEBER AFONSO BARROS DA SILVEIRA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82" table:style-name="ce10">
            <text:p>1282</text:p>
          </table:table-cell>
          <table:table-cell office:value-type="string" table:style-name="ce5">
            <text:p>CLEBER AFONSO BARROS DA SILVEIRA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2" table:style-name="ce10">
            <text:p>1282</text:p>
          </table:table-cell>
          <table:table-cell office:value-type="string" table:style-name="ce5">
            <text:p>CLEBER AFONSO BARROS DA SILVEIRA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8" table:style-name="ce10">
            <text:p>1038</text:p>
          </table:table-cell>
          <table:table-cell office:value-type="string" table:style-name="ce5">
            <text:p>CLEBER PONTES DA SILV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CLEBER PONTES DA SILV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8" table:style-name="ce10">
            <text:p>1038</text:p>
          </table:table-cell>
          <table:table-cell office:value-type="string" table:style-name="ce5">
            <text:p>CLEBER PONTES DA SILV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CLEBER PONTES DA SILVA</text:p>
          </table:table-cell>
          <table:table-cell office:value-type="string" table:style-name="ce5">
            <text:p>Férias indenizatórias</text:p>
          </table:table-cell>
          <table:table-cell office:value-type="float" office:value="8770.99" table:style-name="ce9">
            <text:p>8770,9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38" table:style-name="ce10">
            <text:p>1038</text:p>
          </table:table-cell>
          <table:table-cell office:value-type="string" table:style-name="ce5">
            <text:p>CLEBER PONTES DA SILV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CLEBER PONTES DA SILVA</text:p>
          </table:table-cell>
          <table:table-cell office:value-type="string" table:style-name="ce5">
            <text:p>Abono férias indenizatórias</text:p>
          </table:table-cell>
          <table:table-cell office:value-type="float" office:value="18794.98" table:style-name="ce9">
            <text:p>18794,9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8" table:style-name="ce10">
            <text:p>1038</text:p>
          </table:table-cell>
          <table:table-cell office:value-type="string" table:style-name="ce5">
            <text:p>CLEBER PONTES DA SILV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CLEBER PONTES DA SILV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9" table:style-name="ce10">
            <text:p>1039</text:p>
          </table:table-cell>
          <table:table-cell office:value-type="string" table:style-name="ce5">
            <text:p>CLEBER TADEU TÓTOL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ÃO MATEU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9" table:style-name="ce10">
            <text:p>1039</text:p>
          </table:table-cell>
          <table:table-cell office:value-type="string" table:style-name="ce5">
            <text:p>CLEBER TADEU TÓTOL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ÃO MATEUS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39" table:style-name="ce10">
            <text:p>1039</text:p>
          </table:table-cell>
          <table:table-cell office:value-type="string" table:style-name="ce5">
            <text:p>CLEBER TADEU TÓTOL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ÃO MATEUS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39" table:style-name="ce10">
            <text:p>1039</text:p>
          </table:table-cell>
          <table:table-cell office:value-type="string" table:style-name="ce5">
            <text:p>CLEBER TADEU TÓTOL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ÃO MATEUS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0" table:style-name="ce10">
            <text:p>1400</text:p>
          </table:table-cell>
          <table:table-cell office:value-type="string" table:style-name="ce5">
            <text:p>CLETO VINICIUS VIEIRA PEDROLL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0" table:style-name="ce10">
            <text:p>1400</text:p>
          </table:table-cell>
          <table:table-cell office:value-type="string" table:style-name="ce5">
            <text:p>CLETO VINICIUS VIEIRA PEDROLL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00" table:style-name="ce10">
            <text:p>1400</text:p>
          </table:table-cell>
          <table:table-cell office:value-type="string" table:style-name="ce5">
            <text:p>CLETO VINICIUS VIEIRA PEDROLL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0" table:style-name="ce10">
            <text:p>1400</text:p>
          </table:table-cell>
          <table:table-cell office:value-type="string" table:style-name="ce5">
            <text:p>CLETO VINICIUS VIEIRA PEDROLL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40" table:style-name="ce10">
            <text:p>1040</text:p>
          </table:table-cell>
          <table:table-cell office:value-type="string" table:style-name="ce5">
            <text:p>CLOVIS JOSÉ BARBOSA FIGU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40" table:style-name="ce10">
            <text:p>1040</text:p>
          </table:table-cell>
          <table:table-cell office:value-type="string" table:style-name="ce5">
            <text:p>CLOVIS JOSÉ BARBOSA FIGU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9022.44" table:style-name="ce9">
            <text:p>9022,44</text:p>
          </table:table-cell>
          <table:table-cell office:value-type="string" table:style-name="ce5">
            <text:p>Plantão</text:p>
          </table:table-cell>
          <table:table-cell office:value-type="float" office:value="2245.94" table:style-name="ce8">
            <text:p>2245,94</text:p>
          </table:table-cell>
          <table:table-cell table:number-columns-repeated="16376" table:style-name="ce2"/>
        </table:table-row>
        <table:table-row table:style-name="ro4">
          <table:table-cell office:value-type="float" office:value="1040" table:style-name="ce10">
            <text:p>1040</text:p>
          </table:table-cell>
          <table:table-cell office:value-type="string" table:style-name="ce5">
            <text:p>CLOVIS JOSÉ BARBOSA FIGU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9333.810000000001" table:style-name="ce9">
            <text:p>19333,8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40" table:style-name="ce10">
            <text:p>1040</text:p>
          </table:table-cell>
          <table:table-cell office:value-type="string" table:style-name="ce5">
            <text:p>CLOVIS JOSÉ BARBOSA FIGU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LA VELHA</text:p>
          </table:table-cell>
          <table:table-cell office:value-type="string" table:style-name="ce5">
            <text:p>Auxílio saúde</text:p>
          </table:table-cell>
          <table:table-cell office:value-type="float" office:value="1237.1400000000001" table:style-name="ce9">
            <text:p>1237,1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6" table:style-name="ce10">
            <text:p>1436</text:p>
          </table:table-cell>
          <table:table-cell office:value-type="string" table:style-name="ce5">
            <text:p>CRISTIANE ESTEVES SOAR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6" table:style-name="ce10">
            <text:p>1436</text:p>
          </table:table-cell>
          <table:table-cell office:value-type="string" table:style-name="ce5">
            <text:p>CRISTIANE ESTEVES SOAR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36" table:style-name="ce10">
            <text:p>1436</text:p>
          </table:table-cell>
          <table:table-cell office:value-type="string" table:style-name="ce5">
            <text:p>CRISTIANE ESTEVES SOAR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6" table:style-name="ce10">
            <text:p>1436</text:p>
          </table:table-cell>
          <table:table-cell office:value-type="string" table:style-name="ce5">
            <text:p>CRISTIANE ESTEVES SOAR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3" table:style-name="ce10">
            <text:p>1283</text:p>
          </table:table-cell>
          <table:table-cell office:value-type="string" table:style-name="ce5">
            <text:p>CRISTIANE VALLE DOS SANTOS SIL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3" table:style-name="ce10">
            <text:p>1283</text:p>
          </table:table-cell>
          <table:table-cell office:value-type="string" table:style-name="ce5">
            <text:p>CRISTIANE VALLE DOS SANTOS SIL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83" table:style-name="ce10">
            <text:p>1283</text:p>
          </table:table-cell>
          <table:table-cell office:value-type="string" table:style-name="ce5">
            <text:p>CRISTIANE VALLE DOS SANTOS SIL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3" table:style-name="ce10">
            <text:p>1283</text:p>
          </table:table-cell>
          <table:table-cell office:value-type="string" table:style-name="ce5">
            <text:p>CRISTIANE VALLE DOS SANTOS SIL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6" table:style-name="ce10">
            <text:p>1446</text:p>
          </table:table-cell>
          <table:table-cell office:value-type="string" table:style-name="ce5">
            <text:p>DANIEL DE ANDRADE NOVA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VARGEM ALT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6" table:style-name="ce10">
            <text:p>1446</text:p>
          </table:table-cell>
          <table:table-cell office:value-type="string" table:style-name="ce5">
            <text:p>DANIEL DE ANDRADE NOVA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VARGEM ALTA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46" table:style-name="ce10">
            <text:p>1446</text:p>
          </table:table-cell>
          <table:table-cell office:value-type="string" table:style-name="ce5">
            <text:p>DANIEL DE ANDRADE NOVA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VARGEM ALTA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6" table:style-name="ce10">
            <text:p>1446</text:p>
          </table:table-cell>
          <table:table-cell office:value-type="string" table:style-name="ce5">
            <text:p>DANIEL DE ANDRADE NOVA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VARGEM ALT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5" table:style-name="ce10">
            <text:p>1385</text:p>
          </table:table-cell>
          <table:table-cell office:value-type="string" table:style-name="ce5">
            <text:p>DANIELA MOYSÉS GUEI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5" table:style-name="ce10">
            <text:p>1385</text:p>
          </table:table-cell>
          <table:table-cell office:value-type="string" table:style-name="ce5">
            <text:p>DANIELA MOYSÉS GUEI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SERRA</text:p>
          </table:table-cell>
          <table:table-cell office:value-type="string" table:style-name="ce5">
            <text:p>Férias indenizatórias</text:p>
          </table:table-cell>
          <table:table-cell office:value-type="float" office:value="8384.86" table:style-name="ce9">
            <text:p>8384,8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85" table:style-name="ce10">
            <text:p>1385</text:p>
          </table:table-cell>
          <table:table-cell office:value-type="string" table:style-name="ce5">
            <text:p>DANIELA MOYSÉS GUEI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7967.55" table:style-name="ce9">
            <text:p>17967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5" table:style-name="ce10">
            <text:p>1385</text:p>
          </table:table-cell>
          <table:table-cell office:value-type="string" table:style-name="ce5">
            <text:p>DANIELA MOYSÉS GUEI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SERR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42" table:style-name="ce10">
            <text:p>1042</text:p>
          </table:table-cell>
          <table:table-cell office:value-type="string" table:style-name="ce5">
            <text:p>DANIELLA LEÃO DE ALMEI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42" table:style-name="ce10">
            <text:p>1042</text:p>
          </table:table-cell>
          <table:table-cell office:value-type="string" table:style-name="ce5">
            <text:p>DANIELLA LEÃO DE ALMEI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42" table:style-name="ce10">
            <text:p>1042</text:p>
          </table:table-cell>
          <table:table-cell office:value-type="string" table:style-name="ce5">
            <text:p>DANIELLA LEÃO DE ALMEI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42" table:style-name="ce10">
            <text:p>1042</text:p>
          </table:table-cell>
          <table:table-cell office:value-type="string" table:style-name="ce5">
            <text:p>DANIELLA LEÃO DE ALMEI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4" table:style-name="ce10">
            <text:p>1444</text:p>
          </table:table-cell>
          <table:table-cell office:value-type="string" table:style-name="ce5">
            <text:p>DANILO RAPOSO LIRIO</text:p>
          </table:table-cell>
          <table:table-cell office:value-type="string" table:style-name="ce5">
            <text:p>CHEFE DE APOIO AO GABINETE DO PGJ</text:p>
          </table:table-cell>
          <table:table-cell office:value-type="string" table:style-name="ce5">
            <text:p>GABINETE DO PROCURADOR-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4" table:style-name="ce10">
            <text:p>1444</text:p>
          </table:table-cell>
          <table:table-cell office:value-type="string" table:style-name="ce5">
            <text:p>DANILO RAPOSO LIRIO</text:p>
          </table:table-cell>
          <table:table-cell office:value-type="string" table:style-name="ce5">
            <text:p>CHEFE DE APOIO AO GABINETE DO PGJ</text:p>
          </table:table-cell>
          <table:table-cell office:value-type="string" table:style-name="ce5">
            <text:p>GABINETE DO PROCURADOR-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44" table:style-name="ce10">
            <text:p>1444</text:p>
          </table:table-cell>
          <table:table-cell office:value-type="string" table:style-name="ce5">
            <text:p>DANILO RAPOSO LIRIO</text:p>
          </table:table-cell>
          <table:table-cell office:value-type="string" table:style-name="ce5">
            <text:p>CHEFE DE APOIO AO GABINETE DO PGJ</text:p>
          </table:table-cell>
          <table:table-cell office:value-type="string" table:style-name="ce5">
            <text:p>GABINETE DO PROCURADOR-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4" table:style-name="ce10">
            <text:p>1444</text:p>
          </table:table-cell>
          <table:table-cell office:value-type="string" table:style-name="ce5">
            <text:p>DANILO RAPOSO LIRIO</text:p>
          </table:table-cell>
          <table:table-cell office:value-type="string" table:style-name="ce5">
            <text:p>CHEFE DE APOIO AO GABINETE DO PGJ</text:p>
          </table:table-cell>
          <table:table-cell office:value-type="string" table:style-name="ce5">
            <text:p>GABINETE DO PROCURADOR-GERAL DE JUSTIÇA</text:p>
          </table:table-cell>
          <table:table-cell office:value-type="string" table:style-name="ce5">
            <text:p>Auxílio saúde</text:p>
          </table:table-cell>
          <table:table-cell office:value-type="float" office:value="1089.94" table:style-name="ce9">
            <text:p>1089,9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5" table:style-name="ce10">
            <text:p>1395</text:p>
          </table:table-cell>
          <table:table-cell office:value-type="string" table:style-name="ce5">
            <text:p>DELANO OLIVEIRA BERSA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5" table:style-name="ce10">
            <text:p>1395</text:p>
          </table:table-cell>
          <table:table-cell office:value-type="string" table:style-name="ce5">
            <text:p>DELANO OLIVEIRA BERSA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8162.13" table:style-name="ce9">
            <text:p>8162,1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95" table:style-name="ce10">
            <text:p>1395</text:p>
          </table:table-cell>
          <table:table-cell office:value-type="string" table:style-name="ce5">
            <text:p>DELANO OLIVEIRA BERSA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7490.28" table:style-name="ce9">
            <text:p>17490,2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5" table:style-name="ce10">
            <text:p>1395</text:p>
          </table:table-cell>
          <table:table-cell office:value-type="string" table:style-name="ce5">
            <text:p>DELANO OLIVEIRA BERSA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uxílio saúde</text:p>
          </table:table-cell>
          <table:table-cell office:value-type="float" office:value="3115.16" table:style-name="ce9">
            <text:p>311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1" table:style-name="ce10">
            <text:p>1301</text:p>
          </table:table-cell>
          <table:table-cell office:value-type="string" table:style-name="ce5">
            <text:p>DEVAIR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1" table:style-name="ce10">
            <text:p>1301</text:p>
          </table:table-cell>
          <table:table-cell office:value-type="string" table:style-name="ce5">
            <text:p>DEVAIR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070.42" table:style-name="ce9">
            <text:p>8070,42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01" table:style-name="ce10">
            <text:p>1301</text:p>
          </table:table-cell>
          <table:table-cell office:value-type="string" table:style-name="ce5">
            <text:p>DEVAIR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7293.75" table:style-name="ce9">
            <text:p>17293,7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1" table:style-name="ce10">
            <text:p>1301</text:p>
          </table:table-cell>
          <table:table-cell office:value-type="string" table:style-name="ce5">
            <text:p>DEVAIR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2" table:style-name="ce10">
            <text:p>1422</text:p>
          </table:table-cell>
          <table:table-cell office:value-type="string" table:style-name="ce5">
            <text:p>DIEGO GOMES CAST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2" table:style-name="ce10">
            <text:p>1422</text:p>
          </table:table-cell>
          <table:table-cell office:value-type="string" table:style-name="ce5">
            <text:p>DIEGO GOMES CAST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22" table:style-name="ce10">
            <text:p>1422</text:p>
          </table:table-cell>
          <table:table-cell office:value-type="string" table:style-name="ce5">
            <text:p>DIEGO GOMES CAST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2" table:style-name="ce10">
            <text:p>1422</text:p>
          </table:table-cell>
          <table:table-cell office:value-type="string" table:style-name="ce5">
            <text:p>DIEGO GOMES CAST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Auxílio saúde</text:p>
          </table:table-cell>
          <table:table-cell office:value-type="float" office:value="1474.84" table:style-name="ce9">
            <text:p>147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8" table:style-name="ce10">
            <text:p>1288</text:p>
          </table:table-cell>
          <table:table-cell office:value-type="string" table:style-name="ce5">
            <text:p>DILTON DEPES TALLON NET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8" table:style-name="ce10">
            <text:p>1288</text:p>
          </table:table-cell>
          <table:table-cell office:value-type="string" table:style-name="ce5">
            <text:p>DILTON DEPES TALLON NET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88" table:style-name="ce10">
            <text:p>1288</text:p>
          </table:table-cell>
          <table:table-cell office:value-type="string" table:style-name="ce5">
            <text:p>DILTON DEPES TALLON NET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8" table:style-name="ce10">
            <text:p>1288</text:p>
          </table:table-cell>
          <table:table-cell office:value-type="string" table:style-name="ce5">
            <text:p>DILTON DEPES TALLON NET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1593.13" table:style-name="ce9">
            <text:p>1593,1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3" table:style-name="ce10">
            <text:p>1333</text:p>
          </table:table-cell>
          <table:table-cell office:value-type="string" table:style-name="ce5">
            <text:p>EDILSON TIGRE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UCURIC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3" table:style-name="ce10">
            <text:p>1333</text:p>
          </table:table-cell>
          <table:table-cell office:value-type="string" table:style-name="ce5">
            <text:p>EDILSON TIGRE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UCURICI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33" table:style-name="ce10">
            <text:p>1333</text:p>
          </table:table-cell>
          <table:table-cell office:value-type="string" table:style-name="ce5">
            <text:p>EDILSON TIGRE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UCURICI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3" table:style-name="ce10">
            <text:p>1333</text:p>
          </table:table-cell>
          <table:table-cell office:value-type="string" table:style-name="ce5">
            <text:p>EDILSON TIGRE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UCURICI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49" table:style-name="ce10">
            <text:p>1049</text:p>
          </table:table-cell>
          <table:table-cell office:value-type="string" table:style-name="ce5">
            <text:p>EDWIGES DIAS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EDWIGES DIA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49" table:style-name="ce10">
            <text:p>1049</text:p>
          </table:table-cell>
          <table:table-cell office:value-type="string" table:style-name="ce5">
            <text:p>EDWIGES DIAS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EDWIGES DIAS</text:p>
          </table:table-cell>
          <table:table-cell office:value-type="string" table:style-name="ce5">
            <text:p>Férias indenizatórias</text:p>
          </table:table-cell>
          <table:table-cell office:value-type="float" office:value="8274.52" table:style-name="ce9">
            <text:p>8274,52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49" table:style-name="ce10">
            <text:p>1049</text:p>
          </table:table-cell>
          <table:table-cell office:value-type="string" table:style-name="ce5">
            <text:p>EDWIGES DIAS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EDWIGES DIAS</text:p>
          </table:table-cell>
          <table:table-cell office:value-type="string" table:style-name="ce5">
            <text:p>Abono férias indenizatórias</text:p>
          </table:table-cell>
          <table:table-cell office:value-type="float" office:value="17731.11" table:style-name="ce9">
            <text:p>17731,1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49" table:style-name="ce10">
            <text:p>1049</text:p>
          </table:table-cell>
          <table:table-cell office:value-type="string" table:style-name="ce5">
            <text:p>EDWIGES DIAS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EDWIGES DIAS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0" table:style-name="ce10">
            <text:p>1050</text:p>
          </table:table-cell>
          <table:table-cell office:value-type="string" table:style-name="ce5">
            <text:p>EGINO GOMES RIOS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FUNDÃ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0" table:style-name="ce10">
            <text:p>1050</text:p>
          </table:table-cell>
          <table:table-cell office:value-type="string" table:style-name="ce5">
            <text:p>EGINO GOMES RIOS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FUNDÃO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>Plantão</text:p>
          </table:table-cell>
          <table:table-cell office:value-type="float" office:value="1122.97" table:style-name="ce8">
            <text:p>1122,97</text:p>
          </table:table-cell>
          <table:table-cell table:number-columns-repeated="16376" table:style-name="ce2"/>
        </table:table-row>
        <table:table-row table:style-name="ro4">
          <table:table-cell office:value-type="float" office:value="1050" table:style-name="ce10">
            <text:p>1050</text:p>
          </table:table-cell>
          <table:table-cell office:value-type="string" table:style-name="ce5">
            <text:p>EGINO GOMES RIOS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FUNDÃO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0" table:style-name="ce10">
            <text:p>1050</text:p>
          </table:table-cell>
          <table:table-cell office:value-type="string" table:style-name="ce5">
            <text:p>EGINO GOMES RIOS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FUNDÃO</text:p>
          </table:table-cell>
          <table:table-cell office:value-type="string" table:style-name="ce5">
            <text:p>Auxílio saúde</text:p>
          </table:table-cell>
          <table:table-cell office:value-type="float" office:value="575.16" table:style-name="ce9">
            <text:p>57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4" table:style-name="ce10">
            <text:p>1434</text:p>
          </table:table-cell>
          <table:table-cell office:value-type="string" table:style-name="ce5">
            <text:p>ELAINE COSTA DE LI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ARECHAL FLORIAN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4" table:style-name="ce10">
            <text:p>1434</text:p>
          </table:table-cell>
          <table:table-cell office:value-type="string" table:style-name="ce5">
            <text:p>ELAINE COSTA DE LI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ARECHAL FLORIANO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34" table:style-name="ce10">
            <text:p>1434</text:p>
          </table:table-cell>
          <table:table-cell office:value-type="string" table:style-name="ce5">
            <text:p>ELAINE COSTA DE LI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ARECHAL FLORIANO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4" table:style-name="ce10">
            <text:p>1434</text:p>
          </table:table-cell>
          <table:table-cell office:value-type="string" table:style-name="ce5">
            <text:p>ELAINE COSTA DE LI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ARECHAL FLORIANO</text:p>
          </table:table-cell>
          <table:table-cell office:value-type="string" table:style-name="ce5">
            <text:p>Auxílio saúde</text:p>
          </table:table-cell>
          <table:table-cell office:value-type="float" office:value="1734.84" table:style-name="ce9">
            <text:p>17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1" table:style-name="ce10">
            <text:p>1051</text:p>
          </table:table-cell>
          <table:table-cell office:value-type="string" table:style-name="ce5">
            <text:p>ELDA MÁRCIA MORAES SPEDO</text:p>
          </table:table-cell>
          <table:table-cell office:value-type="string" table:style-name="ce5">
            <text:p>SUBPROCURADOR GERAL DE JUSTIÇA ADMINISTR</text:p>
          </table:table-cell>
          <table:table-cell office:value-type="string" table:style-name="ce5">
            <text:p>GAB. SUBPROCURADOR-GERAL DE JUSTIÇA AD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1" table:style-name="ce10">
            <text:p>1051</text:p>
          </table:table-cell>
          <table:table-cell office:value-type="string" table:style-name="ce5">
            <text:p>ELDA MÁRCIA MORAES SPEDO</text:p>
          </table:table-cell>
          <table:table-cell office:value-type="string" table:style-name="ce5">
            <text:p>SUBPROCURADOR GERAL DE JUSTIÇA ADMINISTR</text:p>
          </table:table-cell>
          <table:table-cell office:value-type="string" table:style-name="ce5">
            <text:p>GAB. SUBPROCURADOR-GERAL DE JUSTIÇA ADM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51" table:style-name="ce10">
            <text:p>1051</text:p>
          </table:table-cell>
          <table:table-cell office:value-type="string" table:style-name="ce5">
            <text:p>ELDA MÁRCIA MORAES SPEDO</text:p>
          </table:table-cell>
          <table:table-cell office:value-type="string" table:style-name="ce5">
            <text:p>SUBPROCURADOR GERAL DE JUSTIÇA ADMINISTR</text:p>
          </table:table-cell>
          <table:table-cell office:value-type="string" table:style-name="ce5">
            <text:p>GAB. SUBPROCURADOR-GERAL DE JUSTIÇA ADM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1" table:style-name="ce10">
            <text:p>1051</text:p>
          </table:table-cell>
          <table:table-cell office:value-type="string" table:style-name="ce5">
            <text:p>ELDA MÁRCIA MORAES SPEDO</text:p>
          </table:table-cell>
          <table:table-cell office:value-type="string" table:style-name="ce5">
            <text:p>SUBPROCURADOR GERAL DE JUSTIÇA ADMINISTR</text:p>
          </table:table-cell>
          <table:table-cell office:value-type="string" table:style-name="ce5">
            <text:p>GAB. SUBPROCURADOR-GERAL DE JUSTIÇA ADM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4" table:style-name="ce10">
            <text:p>1464</text:p>
          </table:table-cell>
          <table:table-cell office:value-type="string" table:style-name="ce5">
            <text:p>ELIAS GOMES ZA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ÃO MATEU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4" table:style-name="ce10">
            <text:p>1464</text:p>
          </table:table-cell>
          <table:table-cell office:value-type="string" table:style-name="ce5">
            <text:p>ELIAS GOMES ZA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ÃO MATEUS</text:p>
          </table:table-cell>
          <table:table-cell office:value-type="string" table:style-name="ce5">
            <text:p>Férias indenizatórias</text:p>
          </table:table-cell>
          <table:table-cell office:value-type="float" office:value="8489.65" table:style-name="ce9">
            <text:p>8489,6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64" table:style-name="ce10">
            <text:p>1464</text:p>
          </table:table-cell>
          <table:table-cell office:value-type="string" table:style-name="ce5">
            <text:p>ELIAS GOMES ZA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ÃO MATEUS</text:p>
          </table:table-cell>
          <table:table-cell office:value-type="string" table:style-name="ce5">
            <text:p>Abono férias indenizatórias</text:p>
          </table:table-cell>
          <table:table-cell office:value-type="float" office:value="18192.12" table:style-name="ce9">
            <text:p>18192,1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4" table:style-name="ce10">
            <text:p>1464</text:p>
          </table:table-cell>
          <table:table-cell office:value-type="string" table:style-name="ce5">
            <text:p>ELIAS GOMES ZA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ÃO MATEUS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4" table:style-name="ce10">
            <text:p>1054</text:p>
          </table:table-cell>
          <table:table-cell office:value-type="string" table:style-name="ce5">
            <text:p>ELIEZER SIQUEIRA DE SOUS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ELIEZER SIQUEIRA DE SOUS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4" table:style-name="ce10">
            <text:p>1054</text:p>
          </table:table-cell>
          <table:table-cell office:value-type="string" table:style-name="ce5">
            <text:p>ELIEZER SIQUEIRA DE SOUS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ELIEZER SIQUEIRA DE SOUSA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54" table:style-name="ce10">
            <text:p>1054</text:p>
          </table:table-cell>
          <table:table-cell office:value-type="string" table:style-name="ce5">
            <text:p>ELIEZER SIQUEIRA DE SOUS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ELIEZER SIQUEIRA DE SOUSA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4" table:style-name="ce10">
            <text:p>1054</text:p>
          </table:table-cell>
          <table:table-cell office:value-type="string" table:style-name="ce5">
            <text:p>ELIEZER SIQUEIRA DE SOUS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ELIEZER SIQUEIRA DE SOUSA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7" table:style-name="ce10">
            <text:p>1437</text:p>
          </table:table-cell>
          <table:table-cell office:value-type="string" table:style-name="ce5">
            <text:p>ELION VARGAS TEIX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UNIZ FREIRE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7" table:style-name="ce10">
            <text:p>1437</text:p>
          </table:table-cell>
          <table:table-cell office:value-type="string" table:style-name="ce5">
            <text:p>ELION VARGAS TEIX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UNIZ FREIRE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37" table:style-name="ce10">
            <text:p>1437</text:p>
          </table:table-cell>
          <table:table-cell office:value-type="string" table:style-name="ce5">
            <text:p>ELION VARGAS TEIX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UNIZ FREIRE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7" table:style-name="ce10">
            <text:p>1437</text:p>
          </table:table-cell>
          <table:table-cell office:value-type="string" table:style-name="ce5">
            <text:p>ELION VARGAS TEIX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UNIZ FREIRE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5" table:style-name="ce10">
            <text:p>1055</text:p>
          </table:table-cell>
          <table:table-cell office:value-type="string" table:style-name="ce5">
            <text:p>ELISABETH DA COSTA PEREIR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ELIZABETH DA COSTA PEREI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5" table:style-name="ce10">
            <text:p>1055</text:p>
          </table:table-cell>
          <table:table-cell office:value-type="string" table:style-name="ce5">
            <text:p>ELISABETH DA COSTA PEREIR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ELIZABETH DA COSTA PEREIRA</text:p>
          </table:table-cell>
          <table:table-cell office:value-type="string" table:style-name="ce5">
            <text:p>Férias indenizatórias</text:p>
          </table:table-cell>
          <table:table-cell office:value-type="float" office:value="8504.35" table:style-name="ce9">
            <text:p>8504,3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55" table:style-name="ce10">
            <text:p>1055</text:p>
          </table:table-cell>
          <table:table-cell office:value-type="string" table:style-name="ce5">
            <text:p>ELISABETH DA COSTA PEREIR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ELIZABETH DA COSTA PEREIRA</text:p>
          </table:table-cell>
          <table:table-cell office:value-type="string" table:style-name="ce5">
            <text:p>Abono férias indenizatórias</text:p>
          </table:table-cell>
          <table:table-cell office:value-type="float" office:value="18223.61" table:style-name="ce9">
            <text:p>18223,6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5" table:style-name="ce10">
            <text:p>1055</text:p>
          </table:table-cell>
          <table:table-cell office:value-type="string" table:style-name="ce5">
            <text:p>ELISABETH DA COSTA PEREIR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ELIZABETH DA COSTA PEREIRA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7" table:style-name="ce10">
            <text:p>1057</text:p>
          </table:table-cell>
          <table:table-cell office:value-type="string" table:style-name="ce5">
            <text:p>EMMANOEL ARCANJO DE SOUZA GAGN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7" table:style-name="ce10">
            <text:p>1057</text:p>
          </table:table-cell>
          <table:table-cell office:value-type="string" table:style-name="ce5">
            <text:p>EMMANOEL ARCANJO DE SOUZA GAGN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Férias indenizatórias</text:p>
          </table:table-cell>
          <table:table-cell office:value-type="float" office:value="8882.69" table:style-name="ce9">
            <text:p>8882,6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57" table:style-name="ce10">
            <text:p>1057</text:p>
          </table:table-cell>
          <table:table-cell office:value-type="string" table:style-name="ce5">
            <text:p>EMMANOEL ARCANJO DE SOUZA GAGN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Abono férias indenizatórias</text:p>
          </table:table-cell>
          <table:table-cell office:value-type="float" office:value="19034.349999999999" table:style-name="ce9">
            <text:p>19034,3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7" table:style-name="ce10">
            <text:p>1057</text:p>
          </table:table-cell>
          <table:table-cell office:value-type="string" table:style-name="ce5">
            <text:p>EMMANOEL ARCANJO DE SOUZA GAGN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Auxílio saúde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9" table:style-name="ce10">
            <text:p>1469</text:p>
          </table:table-cell>
          <table:table-cell office:value-type="string" table:style-name="ce5">
            <text:p>EMMANUEL NASCIMENTO GONZALEZ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ANTENÓPOLI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9" table:style-name="ce10">
            <text:p>1469</text:p>
          </table:table-cell>
          <table:table-cell office:value-type="string" table:style-name="ce5">
            <text:p>EMMANUEL NASCIMENTO GONZALEZ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ANTENÓPOLIS</text:p>
          </table:table-cell>
          <table:table-cell office:value-type="string" table:style-name="ce5">
            <text:p>Férias indenizatórias</text:p>
          </table:table-cell>
          <table:table-cell office:value-type="float" office:value="7915.82" table:style-name="ce9">
            <text:p>7915,82</text:p>
          </table:table-cell>
          <table:table-cell office:value-type="string" table:style-name="ce5">
            <text:p>Plantão</text:p>
          </table:table-cell>
          <table:table-cell office:value-type="float" office:value="4267.29" table:style-name="ce8">
            <text:p>4267,29</text:p>
          </table:table-cell>
          <table:table-cell table:number-columns-repeated="16376" table:style-name="ce2"/>
        </table:table-row>
        <table:table-row table:style-name="ro4">
          <table:table-cell office:value-type="float" office:value="1469" table:style-name="ce10">
            <text:p>1469</text:p>
          </table:table-cell>
          <table:table-cell office:value-type="string" table:style-name="ce5">
            <text:p>EMMANUEL NASCIMENTO GONZALEZ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ANTENÓPOLIS</text:p>
          </table:table-cell>
          <table:table-cell office:value-type="string" table:style-name="ce5">
            <text:p>Abono férias indenizatórias</text:p>
          </table:table-cell>
          <table:table-cell office:value-type="float" office:value="16962.47" table:style-name="ce9">
            <text:p>16962,4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9" table:style-name="ce10">
            <text:p>1469</text:p>
          </table:table-cell>
          <table:table-cell office:value-type="string" table:style-name="ce5">
            <text:p>EMMANUEL NASCIMENTO GONZALEZ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ANTENÓPOLIS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8" table:style-name="ce10">
            <text:p>1058</text:p>
          </table:table-cell>
          <table:table-cell office:value-type="string" table:style-name="ce5">
            <text:p>ETES SOARES ARAUJ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8" table:style-name="ce10">
            <text:p>1058</text:p>
          </table:table-cell>
          <table:table-cell office:value-type="string" table:style-name="ce5">
            <text:p>ETES SOARES ARAUJ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58" table:style-name="ce10">
            <text:p>1058</text:p>
          </table:table-cell>
          <table:table-cell office:value-type="string" table:style-name="ce5">
            <text:p>ETES SOARES ARAUJ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58" table:style-name="ce10">
            <text:p>1058</text:p>
          </table:table-cell>
          <table:table-cell office:value-type="string" table:style-name="ce5">
            <text:p>ETES SOARES ARAUJ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1" table:style-name="ce10">
            <text:p>1061</text:p>
          </table:table-cell>
          <table:table-cell office:value-type="string" table:style-name="ce5">
            <text:p>EVALDO FRANÇA MARTINELL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1" table:style-name="ce10">
            <text:p>1061</text:p>
          </table:table-cell>
          <table:table-cell office:value-type="string" table:style-name="ce5">
            <text:p>EVALDO FRANÇA MARTINELL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7886.99" table:style-name="ce9">
            <text:p>7886,9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61" table:style-name="ce10">
            <text:p>1061</text:p>
          </table:table-cell>
          <table:table-cell office:value-type="string" table:style-name="ce5">
            <text:p>EVALDO FRANÇA MARTINELL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6900.7" table:style-name="ce9">
            <text:p>16900,7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1" table:style-name="ce10">
            <text:p>1061</text:p>
          </table:table-cell>
          <table:table-cell office:value-type="string" table:style-name="ce5">
            <text:p>EVALDO FRANÇA MARTINELL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7" table:style-name="ce10">
            <text:p>1327</text:p>
          </table:table-cell>
          <table:table-cell office:value-type="string" table:style-name="ce5">
            <text:p>EVALDO TEIX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DOMINGOS MARTIN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7" table:style-name="ce10">
            <text:p>1327</text:p>
          </table:table-cell>
          <table:table-cell office:value-type="string" table:style-name="ce5">
            <text:p>EVALDO TEIX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DOMINGOS MARTINS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27" table:style-name="ce10">
            <text:p>1327</text:p>
          </table:table-cell>
          <table:table-cell office:value-type="string" table:style-name="ce5">
            <text:p>EVALDO TEIX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DOMINGOS MARTINS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7" table:style-name="ce10">
            <text:p>1327</text:p>
          </table:table-cell>
          <table:table-cell office:value-type="string" table:style-name="ce5">
            <text:p>EVALDO TEIX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DOMINGOS MARTINS</text:p>
          </table:table-cell>
          <table:table-cell office:value-type="string" table:style-name="ce5">
            <text:p>Auxílio saúde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3" table:style-name="ce10">
            <text:p>1063</text:p>
          </table:table-cell>
          <table:table-cell office:value-type="string" table:style-name="ce5">
            <text:p>FABIANA FONTANELL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3" table:style-name="ce10">
            <text:p>1063</text:p>
          </table:table-cell>
          <table:table-cell office:value-type="string" table:style-name="ce5">
            <text:p>FABIANA FONTANELL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63" table:style-name="ce10">
            <text:p>1063</text:p>
          </table:table-cell>
          <table:table-cell office:value-type="string" table:style-name="ce5">
            <text:p>FABIANA FONTANELL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3" table:style-name="ce10">
            <text:p>1063</text:p>
          </table:table-cell>
          <table:table-cell office:value-type="string" table:style-name="ce5">
            <text:p>FABIANA FONTANELL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9" table:style-name="ce10">
            <text:p>1329</text:p>
          </table:table-cell>
          <table:table-cell office:value-type="string" table:style-name="ce5">
            <text:p>FÁBIO BAPTISTA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UQU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9" table:style-name="ce10">
            <text:p>1329</text:p>
          </table:table-cell>
          <table:table-cell office:value-type="string" table:style-name="ce5">
            <text:p>FÁBIO BAPTISTA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UQUI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29" table:style-name="ce10">
            <text:p>1329</text:p>
          </table:table-cell>
          <table:table-cell office:value-type="string" table:style-name="ce5">
            <text:p>FÁBIO BAPTISTA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UQUI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9" table:style-name="ce10">
            <text:p>1329</text:p>
          </table:table-cell>
          <table:table-cell office:value-type="string" table:style-name="ce5">
            <text:p>FÁBIO BAPTISTA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UQUI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2" table:style-name="ce10">
            <text:p>1322</text:p>
          </table:table-cell>
          <table:table-cell office:value-type="string" table:style-name="ce5">
            <text:p>FÁBIO HALMOSY RIBEI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BIRAÇU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2" table:style-name="ce10">
            <text:p>1322</text:p>
          </table:table-cell>
          <table:table-cell office:value-type="string" table:style-name="ce5">
            <text:p>FÁBIO HALMOSY RIBEI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BIRAÇU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22" table:style-name="ce10">
            <text:p>1322</text:p>
          </table:table-cell>
          <table:table-cell office:value-type="string" table:style-name="ce5">
            <text:p>FÁBIO HALMOSY RIBEI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BIRAÇU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2" table:style-name="ce10">
            <text:p>1322</text:p>
          </table:table-cell>
          <table:table-cell office:value-type="string" table:style-name="ce5">
            <text:p>FÁBIO HALMOSY RIBEI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BIRAÇU</text:p>
          </table:table-cell>
          <table:table-cell office:value-type="string" table:style-name="ce5">
            <text:p>Auxílio saúde</text:p>
          </table:table-cell>
          <table:table-cell office:value-type="float" office:value="1644.78" table:style-name="ce9">
            <text:p>1644,7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7" table:style-name="ce10">
            <text:p>1467</text:p>
          </table:table-cell>
          <table:table-cell office:value-type="string" table:style-name="ce5">
            <text:p>FABIO LANGA DI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RESIDENTE KENNEDY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7" table:style-name="ce10">
            <text:p>1467</text:p>
          </table:table-cell>
          <table:table-cell office:value-type="string" table:style-name="ce5">
            <text:p>FABIO LANGA DI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RESIDENTE KENNEDY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67" table:style-name="ce10">
            <text:p>1467</text:p>
          </table:table-cell>
          <table:table-cell office:value-type="string" table:style-name="ce5">
            <text:p>FABIO LANGA DI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RESIDENTE KENNEDY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7" table:style-name="ce10">
            <text:p>1467</text:p>
          </table:table-cell>
          <table:table-cell office:value-type="string" table:style-name="ce5">
            <text:p>FABIO LANGA DI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RESIDENTE KENNEDY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5" table:style-name="ce10">
            <text:p>1065</text:p>
          </table:table-cell>
          <table:table-cell office:value-type="string" table:style-name="ce5">
            <text:p>FÁBIO VELLO CORRÊ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FÁBIO VELLO CORRÊ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5" table:style-name="ce10">
            <text:p>1065</text:p>
          </table:table-cell>
          <table:table-cell office:value-type="string" table:style-name="ce5">
            <text:p>FÁBIO VELLO CORRÊ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FÁBIO VELLO CORRÊA</text:p>
          </table:table-cell>
          <table:table-cell office:value-type="string" table:style-name="ce5">
            <text:p>Férias indenizatórias</text:p>
          </table:table-cell>
          <table:table-cell office:value-type="float" office:value="8274.52" table:style-name="ce9">
            <text:p>8274,52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65" table:style-name="ce10">
            <text:p>1065</text:p>
          </table:table-cell>
          <table:table-cell office:value-type="string" table:style-name="ce5">
            <text:p>FÁBIO VELLO CORRÊ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FÁBIO VELLO CORRÊA</text:p>
          </table:table-cell>
          <table:table-cell office:value-type="string" table:style-name="ce5">
            <text:p>Abono férias indenizatórias</text:p>
          </table:table-cell>
          <table:table-cell office:value-type="float" office:value="17731.11" table:style-name="ce9">
            <text:p>17731,1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5" table:style-name="ce10">
            <text:p>1065</text:p>
          </table:table-cell>
          <table:table-cell office:value-type="string" table:style-name="ce5">
            <text:p>FÁBIO VELLO CORRÊ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FÁBIO VELLO CORRÊA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8" table:style-name="ce10">
            <text:p>1368</text:p>
          </table:table-cell>
          <table:table-cell office:value-type="string" table:style-name="ce5">
            <text:p>FABÍULA DE PAULA SECCHI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8" table:style-name="ce10">
            <text:p>1368</text:p>
          </table:table-cell>
          <table:table-cell office:value-type="string" table:style-name="ce5">
            <text:p>FABÍULA DE PAULA SECCHI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68" table:style-name="ce10">
            <text:p>1368</text:p>
          </table:table-cell>
          <table:table-cell office:value-type="string" table:style-name="ce5">
            <text:p>FABÍULA DE PAULA SECCHI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8" table:style-name="ce10">
            <text:p>1368</text:p>
          </table:table-cell>
          <table:table-cell office:value-type="string" table:style-name="ce5">
            <text:p>FABÍULA DE PAULA SECCHI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Auxílio saúde</text:p>
          </table:table-cell>
          <table:table-cell office:value-type="float" office:value="1593.13" table:style-name="ce9">
            <text:p>1593,1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8" table:style-name="ce10">
            <text:p>1448</text:p>
          </table:table-cell>
          <table:table-cell office:value-type="string" table:style-name="ce5">
            <text:p>FABRICIO ADMIRAL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LINHARE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8" table:style-name="ce10">
            <text:p>1448</text:p>
          </table:table-cell>
          <table:table-cell office:value-type="string" table:style-name="ce5">
            <text:p>FABRICIO ADMIRAL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LINHARES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48" table:style-name="ce10">
            <text:p>1448</text:p>
          </table:table-cell>
          <table:table-cell office:value-type="string" table:style-name="ce5">
            <text:p>FABRICIO ADMIRAL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LINHARES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8" table:style-name="ce10">
            <text:p>1448</text:p>
          </table:table-cell>
          <table:table-cell office:value-type="string" table:style-name="ce5">
            <text:p>FABRICIO ADMIRAL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LINHARES</text:p>
          </table:table-cell>
          <table:table-cell office:value-type="string" table:style-name="ce5">
            <text:p>Auxílio saúde</text:p>
          </table:table-cell>
          <table:table-cell office:value-type="float" office:value="4745.16" table:style-name="ce9">
            <text:p>474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5" table:style-name="ce10">
            <text:p>1415</text:p>
          </table:table-cell>
          <table:table-cell office:value-type="string" table:style-name="ce5">
            <text:p>FAGNER CRISTIAN ANDRADE RODRIGU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5" table:style-name="ce10">
            <text:p>1415</text:p>
          </table:table-cell>
          <table:table-cell office:value-type="string" table:style-name="ce5">
            <text:p>FAGNER CRISTIAN ANDRADE RODRIGU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Férias indenizatórias</text:p>
          </table:table-cell>
          <table:table-cell office:value-type="float" office:value="8332.4500000000007" table:style-name="ce9">
            <text:p>8332,4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15" table:style-name="ce10">
            <text:p>1415</text:p>
          </table:table-cell>
          <table:table-cell office:value-type="string" table:style-name="ce5">
            <text:p>FAGNER CRISTIAN ANDRADE RODRIGU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5" table:style-name="ce9">
            <text:p>17855,2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5" table:style-name="ce10">
            <text:p>1415</text:p>
          </table:table-cell>
          <table:table-cell office:value-type="string" table:style-name="ce5">
            <text:p>FAGNER CRISTIAN ANDRADE RODRIGU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8" table:style-name="ce10">
            <text:p>1478</text:p>
          </table:table-cell>
          <table:table-cell office:value-type="string" table:style-name="ce5">
            <text:p>FELIPE AMORIM CASTELLAN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8" table:style-name="ce10">
            <text:p>1478</text:p>
          </table:table-cell>
          <table:table-cell office:value-type="string" table:style-name="ce5">
            <text:p>FELIPE AMORIM CASTELLAN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7467.75" table:style-name="ce9">
            <text:p>7467,7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78" table:style-name="ce10">
            <text:p>1478</text:p>
          </table:table-cell>
          <table:table-cell office:value-type="string" table:style-name="ce5">
            <text:p>FELIPE AMORIM CASTELLAN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6002.33" table:style-name="ce9">
            <text:p>16002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8" table:style-name="ce10">
            <text:p>1478</text:p>
          </table:table-cell>
          <table:table-cell office:value-type="string" table:style-name="ce5">
            <text:p>FELIPE AMORIM CASTELLAN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3675.33" table:style-name="ce9">
            <text:p>3675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6" table:style-name="ce10">
            <text:p>1466</text:p>
          </table:table-cell>
          <table:table-cell office:value-type="string" table:style-name="ce5">
            <text:p>FELIPE PACÍFICO DE OLIVEIRA MARTIN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NOVA VENÉC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6" table:style-name="ce10">
            <text:p>1466</text:p>
          </table:table-cell>
          <table:table-cell office:value-type="string" table:style-name="ce5">
            <text:p>FELIPE PACÍFICO DE OLIVEIRA MARTIN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NOVA VENÉCIA</text:p>
          </table:table-cell>
          <table:table-cell office:value-type="string" table:style-name="ce5">
            <text:p>Férias indenizatórias</text:p>
          </table:table-cell>
          <table:table-cell office:value-type="float" office:value="8629.39" table:style-name="ce9">
            <text:p>8629,3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66" table:style-name="ce10">
            <text:p>1466</text:p>
          </table:table-cell>
          <table:table-cell office:value-type="string" table:style-name="ce5">
            <text:p>FELIPE PACÍFICO DE OLIVEIRA MARTIN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NOVA VENÉC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491.560000000001" table:style-name="ce9">
            <text:p>18491,5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6" table:style-name="ce10">
            <text:p>1466</text:p>
          </table:table-cell>
          <table:table-cell office:value-type="string" table:style-name="ce5">
            <text:p>FELIPE PACÍFICO DE OLIVEIRA MARTIN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NOVA VENÉCIA</text:p>
          </table:table-cell>
          <table:table-cell office:value-type="string" table:style-name="ce5">
            <text:p>Auxílio saúde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6" table:style-name="ce10">
            <text:p>1066</text:p>
          </table:table-cell>
          <table:table-cell office:value-type="string" table:style-name="ce5">
            <text:p>FERNANDO ANTONIO BERMUDES MAT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6" table:style-name="ce10">
            <text:p>1066</text:p>
          </table:table-cell>
          <table:table-cell office:value-type="string" table:style-name="ce5">
            <text:p>FERNANDO ANTONIO BERMUDES MAT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66" table:style-name="ce10">
            <text:p>1066</text:p>
          </table:table-cell>
          <table:table-cell office:value-type="string" table:style-name="ce5">
            <text:p>FERNANDO ANTONIO BERMUDES MAT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6" table:style-name="ce10">
            <text:p>1066</text:p>
          </table:table-cell>
          <table:table-cell office:value-type="string" table:style-name="ce5">
            <text:p>FERNANDO ANTONIO BERMUDES MAT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0" table:style-name="ce10">
            <text:p>1420</text:p>
          </table:table-cell>
          <table:table-cell office:value-type="string" table:style-name="ce5">
            <text:p>FERNANDO CESAR FERREIRA PETRUNGA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0" table:style-name="ce10">
            <text:p>1420</text:p>
          </table:table-cell>
          <table:table-cell office:value-type="string" table:style-name="ce5">
            <text:p>FERNANDO CESAR FERREIRA PETRUNGA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Férias indenizatórias</text:p>
          </table:table-cell>
          <table:table-cell office:value-type="float" office:value="8489.65" table:style-name="ce9">
            <text:p>8489,6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20" table:style-name="ce10">
            <text:p>1420</text:p>
          </table:table-cell>
          <table:table-cell office:value-type="string" table:style-name="ce5">
            <text:p>FERNANDO CESAR FERREIRA PETRUNGA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Abono férias indenizatórias</text:p>
          </table:table-cell>
          <table:table-cell office:value-type="float" office:value="18192.12" table:style-name="ce9">
            <text:p>18192,1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0" table:style-name="ce10">
            <text:p>1420</text:p>
          </table:table-cell>
          <table:table-cell office:value-type="string" table:style-name="ce5">
            <text:p>FERNANDO CESAR FERREIRA PETRUNGA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Auxílio saúde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8" table:style-name="ce10">
            <text:p>1068</text:p>
          </table:table-cell>
          <table:table-cell office:value-type="string" table:style-name="ce5">
            <text:p>FERNANDO HENRIQUE CAMPOS RAM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8" table:style-name="ce10">
            <text:p>1068</text:p>
          </table:table-cell>
          <table:table-cell office:value-type="string" table:style-name="ce5">
            <text:p>FERNANDO HENRIQUE CAMPOS RAM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68" table:style-name="ce10">
            <text:p>1068</text:p>
          </table:table-cell>
          <table:table-cell office:value-type="string" table:style-name="ce5">
            <text:p>FERNANDO HENRIQUE CAMPOS RAM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8" table:style-name="ce10">
            <text:p>1068</text:p>
          </table:table-cell>
          <table:table-cell office:value-type="string" table:style-name="ce5">
            <text:p>FERNANDO HENRIQUE CAMPOS RAM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uxílio saúde</text:p>
          </table:table-cell>
          <table:table-cell office:value-type="float" office:value="2244.5100000000002" table:style-name="ce9">
            <text:p>2244,5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9" table:style-name="ce10">
            <text:p>1069</text:p>
          </table:table-cell>
          <table:table-cell office:value-type="string" table:style-name="ce5">
            <text:p>FERNANDO JOSÉ LIRA DE ALMEI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9" table:style-name="ce10">
            <text:p>1069</text:p>
          </table:table-cell>
          <table:table-cell office:value-type="string" table:style-name="ce5">
            <text:p>FERNANDO JOSÉ LIRA DE ALMEI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7886.99" table:style-name="ce9">
            <text:p>7886,9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69" table:style-name="ce10">
            <text:p>1069</text:p>
          </table:table-cell>
          <table:table-cell office:value-type="string" table:style-name="ce5">
            <text:p>FERNANDO JOSÉ LIRA DE ALMEI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6900.7" table:style-name="ce9">
            <text:p>16900,7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69" table:style-name="ce10">
            <text:p>1069</text:p>
          </table:table-cell>
          <table:table-cell office:value-type="string" table:style-name="ce5">
            <text:p>FERNANDO JOSÉ LIRA DE ALMEI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CARIACIC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3" table:style-name="ce10">
            <text:p>1353</text:p>
          </table:table-cell>
          <table:table-cell office:value-type="string" table:style-name="ce5">
            <text:p>FLÁVIA VAREJÃO ROSSONI E GA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3" table:style-name="ce10">
            <text:p>1353</text:p>
          </table:table-cell>
          <table:table-cell office:value-type="string" table:style-name="ce5">
            <text:p>FLÁVIA VAREJÃO ROSSONI E GA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175.23" table:style-name="ce9">
            <text:p>8175,2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53" table:style-name="ce10">
            <text:p>1353</text:p>
          </table:table-cell>
          <table:table-cell office:value-type="string" table:style-name="ce5">
            <text:p>FLÁVIA VAREJÃO ROSSONI E GA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7518.349999999999" table:style-name="ce9">
            <text:p>17518,3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3" table:style-name="ce10">
            <text:p>1353</text:p>
          </table:table-cell>
          <table:table-cell office:value-type="string" table:style-name="ce5">
            <text:p>FLÁVIA VAREJÃO ROSSONI E GA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0" table:style-name="ce10">
            <text:p>1470</text:p>
          </table:table-cell>
          <table:table-cell office:value-type="string" table:style-name="ce5">
            <text:p>FLÁVIO CAMPOS DIAS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0" table:style-name="ce10">
            <text:p>1470</text:p>
          </table:table-cell>
          <table:table-cell office:value-type="string" table:style-name="ce5">
            <text:p>FLÁVIO CAMPOS DIAS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7574.43" table:style-name="ce9">
            <text:p>7574,4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70" table:style-name="ce10">
            <text:p>1470</text:p>
          </table:table-cell>
          <table:table-cell office:value-type="string" table:style-name="ce5">
            <text:p>FLÁVIO CAMPOS DIAS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6002.33" table:style-name="ce9">
            <text:p>16002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0" table:style-name="ce10">
            <text:p>1470</text:p>
          </table:table-cell>
          <table:table-cell office:value-type="string" table:style-name="ce5">
            <text:p>FLÁVIO CAMPOS DIAS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3" table:style-name="ce10">
            <text:p>1303</text:p>
          </table:table-cell>
          <table:table-cell office:value-type="string" table:style-name="ce5">
            <text:p>FLÁVIO DE SOUZA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3" table:style-name="ce10">
            <text:p>1303</text:p>
          </table:table-cell>
          <table:table-cell office:value-type="string" table:style-name="ce5">
            <text:p>FLÁVIO DE SOUZA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8175.23" table:style-name="ce9">
            <text:p>8175,2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03" table:style-name="ce10">
            <text:p>1303</text:p>
          </table:table-cell>
          <table:table-cell office:value-type="string" table:style-name="ce5">
            <text:p>FLÁVIO DE SOUZA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7518.349999999999" table:style-name="ce9">
            <text:p>17518,3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3" table:style-name="ce10">
            <text:p>1303</text:p>
          </table:table-cell>
          <table:table-cell office:value-type="string" table:style-name="ce5">
            <text:p>FLÁVIO DE SOUZA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uxílio saúde</text:p>
          </table:table-cell>
          <table:table-cell office:value-type="float" office:value="2962.1" table:style-name="ce9">
            <text:p>2962,1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2" table:style-name="ce10">
            <text:p>1382</text:p>
          </table:table-cell>
          <table:table-cell office:value-type="string" table:style-name="ce5">
            <text:p>FLÁVIO GUIMARÃES TANNUR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2" table:style-name="ce10">
            <text:p>1382</text:p>
          </table:table-cell>
          <table:table-cell office:value-type="string" table:style-name="ce5">
            <text:p>FLÁVIO GUIMARÃES TANNUR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8070.42" table:style-name="ce9">
            <text:p>8070,42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82" table:style-name="ce10">
            <text:p>1382</text:p>
          </table:table-cell>
          <table:table-cell office:value-type="string" table:style-name="ce5">
            <text:p>FLÁVIO GUIMARÃES TANNUR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7293.75" table:style-name="ce9">
            <text:p>17293,7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2" table:style-name="ce10">
            <text:p>1382</text:p>
          </table:table-cell>
          <table:table-cell office:value-type="string" table:style-name="ce5">
            <text:p>FLÁVIO GUIMARÃES TANNUR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71" table:style-name="ce10">
            <text:p>1071</text:p>
          </table:table-cell>
          <table:table-cell office:value-type="string" table:style-name="ce5">
            <text:p>FLORÊNCIO IZIDORO HERZOG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71" table:style-name="ce10">
            <text:p>1071</text:p>
          </table:table-cell>
          <table:table-cell office:value-type="string" table:style-name="ce5">
            <text:p>FLORÊNCIO IZIDORO HERZOG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8673.09" table:style-name="ce9">
            <text:p>8673,0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71" table:style-name="ce10">
            <text:p>1071</text:p>
          </table:table-cell>
          <table:table-cell office:value-type="string" table:style-name="ce5">
            <text:p>FLORÊNCIO IZIDORO HERZOG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85.2" table:style-name="ce9">
            <text:p>18585,2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71" table:style-name="ce10">
            <text:p>1071</text:p>
          </table:table-cell>
          <table:table-cell office:value-type="string" table:style-name="ce5">
            <text:p>FLORÊNCIO IZIDORO HERZOG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7" table:style-name="ce10">
            <text:p>1347</text:p>
          </table:table-cell>
          <table:table-cell office:value-type="string" table:style-name="ce5">
            <text:p>FRANCISCO MARTÍNEZ BERDEAL</text:p>
          </table:table-cell>
          <table:table-cell office:value-type="string" table:style-name="ce5">
            <text:p>SECRETARIO GERAL</text:p>
          </table:table-cell>
          <table:table-cell office:value-type="string" table:style-name="ce5">
            <text:p>SECRETARIA-GERAL DO GABINETE DO PGJ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7" table:style-name="ce10">
            <text:p>1347</text:p>
          </table:table-cell>
          <table:table-cell office:value-type="string" table:style-name="ce5">
            <text:p>FRANCISCO MARTÍNEZ BERDEAL</text:p>
          </table:table-cell>
          <table:table-cell office:value-type="string" table:style-name="ce5">
            <text:p>SECRETARIO GERAL</text:p>
          </table:table-cell>
          <table:table-cell office:value-type="string" table:style-name="ce5">
            <text:p>SECRETARIA-GERAL DO GABINETE DO PGJ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47" table:style-name="ce10">
            <text:p>1347</text:p>
          </table:table-cell>
          <table:table-cell office:value-type="string" table:style-name="ce5">
            <text:p>FRANCISCO MARTÍNEZ BERDEAL</text:p>
          </table:table-cell>
          <table:table-cell office:value-type="string" table:style-name="ce5">
            <text:p>SECRETARIO GERAL</text:p>
          </table:table-cell>
          <table:table-cell office:value-type="string" table:style-name="ce5">
            <text:p>SECRETARIA-GERAL DO GABINETE DO PGJ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7" table:style-name="ce10">
            <text:p>1347</text:p>
          </table:table-cell>
          <table:table-cell office:value-type="string" table:style-name="ce5">
            <text:p>FRANCISCO MARTÍNEZ BERDEAL</text:p>
          </table:table-cell>
          <table:table-cell office:value-type="string" table:style-name="ce5">
            <text:p>SECRETARIO GERAL</text:p>
          </table:table-cell>
          <table:table-cell office:value-type="string" table:style-name="ce5">
            <text:p>SECRETARIA-GERAL DO GABINETE DO PGJ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7" table:style-name="ce10">
            <text:p>1387</text:p>
          </table:table-cell>
          <table:table-cell office:value-type="string" table:style-name="ce5">
            <text:p>FRANKLIN GUSTAVO BOTELHO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A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7" table:style-name="ce10">
            <text:p>1387</text:p>
          </table:table-cell>
          <table:table-cell office:value-type="string" table:style-name="ce5">
            <text:p>FRANKLIN GUSTAVO BOTELHO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ANA</text:p>
          </table:table-cell>
          <table:table-cell office:value-type="string" table:style-name="ce5">
            <text:p>Férias indenizatórias</text:p>
          </table:table-cell>
          <table:table-cell office:value-type="float" office:value="8515.8700000000008" table:style-name="ce9">
            <text:p>8515,87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87" table:style-name="ce10">
            <text:p>1387</text:p>
          </table:table-cell>
          <table:table-cell office:value-type="string" table:style-name="ce5">
            <text:p>FRANKLIN GUSTAVO BOTELHO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ANA</text:p>
          </table:table-cell>
          <table:table-cell office:value-type="string" table:style-name="ce5">
            <text:p>Abono férias indenizatórias</text:p>
          </table:table-cell>
          <table:table-cell office:value-type="float" office:value="18248.29" table:style-name="ce9">
            <text:p>18248,2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7" table:style-name="ce10">
            <text:p>1387</text:p>
          </table:table-cell>
          <table:table-cell office:value-type="string" table:style-name="ce5">
            <text:p>FRANKLIN GUSTAVO BOTELHO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ANA</text:p>
          </table:table-cell>
          <table:table-cell office:value-type="string" table:style-name="ce5">
            <text:p>Auxílio saúde</text:p>
          </table:table-cell>
          <table:table-cell office:value-type="float" office:value="339.65" table:style-name="ce9">
            <text:p>339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2" table:style-name="ce10">
            <text:p>1472</text:p>
          </table:table-cell>
          <table:table-cell office:value-type="string" table:style-name="ce5">
            <text:p>GABRIEL HERINGER DE MENDONÇ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2" table:style-name="ce10">
            <text:p>1472</text:p>
          </table:table-cell>
          <table:table-cell office:value-type="string" table:style-name="ce5">
            <text:p>GABRIEL HERINGER DE MENDONÇ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8090.05" table:style-name="ce9">
            <text:p>8090,0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72" table:style-name="ce10">
            <text:p>1472</text:p>
          </table:table-cell>
          <table:table-cell office:value-type="string" table:style-name="ce5">
            <text:p>GABRIEL HERINGER DE MENDONÇ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7335.830000000002" table:style-name="ce9">
            <text:p>17335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2" table:style-name="ce10">
            <text:p>1472</text:p>
          </table:table-cell>
          <table:table-cell office:value-type="string" table:style-name="ce5">
            <text:p>GABRIEL HERINGER DE MENDONÇ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339.65" table:style-name="ce9">
            <text:p>339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2" table:style-name="ce10">
            <text:p>1452</text:p>
          </table:table-cell>
          <table:table-cell office:value-type="string" table:style-name="ce5">
            <text:p>GABRIELLA CANDIDO CARDO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2" table:style-name="ce10">
            <text:p>1452</text:p>
          </table:table-cell>
          <table:table-cell office:value-type="string" table:style-name="ce5">
            <text:p>GABRIELLA CANDIDO CARDO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Férias indenizatórias</text:p>
          </table:table-cell>
          <table:table-cell office:value-type="float" office:value="8253.83" table:style-name="ce9">
            <text:p>8253,8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52" table:style-name="ce10">
            <text:p>1452</text:p>
          </table:table-cell>
          <table:table-cell office:value-type="string" table:style-name="ce5">
            <text:p>GABRIELLA CANDIDO CARDO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Abono férias indenizatórias</text:p>
          </table:table-cell>
          <table:table-cell office:value-type="float" office:value="17686.78" table:style-name="ce9">
            <text:p>17686,7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2" table:style-name="ce10">
            <text:p>1452</text:p>
          </table:table-cell>
          <table:table-cell office:value-type="string" table:style-name="ce5">
            <text:p>GABRIELLA CANDIDO CARDO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92" table:style-name="ce10">
            <text:p>1292</text:p>
          </table:table-cell>
          <table:table-cell office:value-type="string" table:style-name="ce5">
            <text:p>GENÉSIO JOSÉ BRAGANÇ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92" table:style-name="ce10">
            <text:p>1292</text:p>
          </table:table-cell>
          <table:table-cell office:value-type="string" table:style-name="ce5">
            <text:p>GENÉSIO JOSÉ BRAGANÇ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Férias indenizatórias</text:p>
          </table:table-cell>
          <table:table-cell office:value-type="float" office:value="8018.01" table:style-name="ce9">
            <text:p>8018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92" table:style-name="ce10">
            <text:p>1292</text:p>
          </table:table-cell>
          <table:table-cell office:value-type="string" table:style-name="ce5">
            <text:p>GENÉSIO JOSÉ BRAGANÇ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Abono férias indenizatórias</text:p>
          </table:table-cell>
          <table:table-cell office:value-type="float" office:value="17181.45" table:style-name="ce9">
            <text:p>17181,4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92" table:style-name="ce10">
            <text:p>1292</text:p>
          </table:table-cell>
          <table:table-cell office:value-type="string" table:style-name="ce5">
            <text:p>GENÉSIO JOSÉ BRAGANÇ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1" table:style-name="ce10">
            <text:p>1401</text:p>
          </table:table-cell>
          <table:table-cell office:value-type="string" table:style-name="ce5">
            <text:p>GEORGIA OCKÉ MENEZES FER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1" table:style-name="ce10">
            <text:p>1401</text:p>
          </table:table-cell>
          <table:table-cell office:value-type="string" table:style-name="ce5">
            <text:p>GEORGIA OCKÉ MENEZES FER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Férias indenizatórias</text:p>
          </table:table-cell>
          <table:table-cell office:value-type="float" office:value="7913.2" table:style-name="ce9">
            <text:p>7913,2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01" table:style-name="ce10">
            <text:p>1401</text:p>
          </table:table-cell>
          <table:table-cell office:value-type="string" table:style-name="ce5">
            <text:p>GEORGIA OCKÉ MENEZES FER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Abono férias indenizatórias</text:p>
          </table:table-cell>
          <table:table-cell office:value-type="float" office:value="16956.849999999999" table:style-name="ce9">
            <text:p>16956,8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1" table:style-name="ce10">
            <text:p>1401</text:p>
          </table:table-cell>
          <table:table-cell office:value-type="string" table:style-name="ce5">
            <text:p>GEORGIA OCKÉ MENEZES FER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75" table:style-name="ce10">
            <text:p>1075</text:p>
          </table:table-cell>
          <table:table-cell office:value-type="string" table:style-name="ce5">
            <text:p>GERALDO MARQUES VASCONCELOS DE ABREU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ECOPORANG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75" table:style-name="ce10">
            <text:p>1075</text:p>
          </table:table-cell>
          <table:table-cell office:value-type="string" table:style-name="ce5">
            <text:p>GERALDO MARQUES VASCONCELOS DE ABREU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ECOPORANGA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75" table:style-name="ce10">
            <text:p>1075</text:p>
          </table:table-cell>
          <table:table-cell office:value-type="string" table:style-name="ce5">
            <text:p>GERALDO MARQUES VASCONCELOS DE ABREU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ECOPORANGA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75" table:style-name="ce10">
            <text:p>1075</text:p>
          </table:table-cell>
          <table:table-cell office:value-type="string" table:style-name="ce5">
            <text:p>GERALDO MARQUES VASCONCELOS DE ABREU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ECOPORANGA</text:p>
          </table:table-cell>
          <table:table-cell office:value-type="string" table:style-name="ce5">
            <text:p>Auxílio saúde</text:p>
          </table:table-cell>
          <table:table-cell office:value-type="float" office:value="733.14" table:style-name="ce9">
            <text:p>733,1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7" table:style-name="ce10">
            <text:p>1307</text:p>
          </table:table-cell>
          <table:table-cell office:value-type="string" table:style-name="ce5">
            <text:p>GIANNA BASTOS SAAD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7" table:style-name="ce10">
            <text:p>1307</text:p>
          </table:table-cell>
          <table:table-cell office:value-type="string" table:style-name="ce5">
            <text:p>GIANNA BASTOS SAAD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8070.42" table:style-name="ce9">
            <text:p>8070,42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07" table:style-name="ce10">
            <text:p>1307</text:p>
          </table:table-cell>
          <table:table-cell office:value-type="string" table:style-name="ce5">
            <text:p>GIANNA BASTOS SAAD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7293.75" table:style-name="ce9">
            <text:p>17293,7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7" table:style-name="ce10">
            <text:p>1307</text:p>
          </table:table-cell>
          <table:table-cell office:value-type="string" table:style-name="ce5">
            <text:p>GIANNA BASTOS SAAD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77" table:style-name="ce10">
            <text:p>1077</text:p>
          </table:table-cell>
          <table:table-cell office:value-type="string" table:style-name="ce5">
            <text:p>GILBERTO MORELLI LI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77" table:style-name="ce10">
            <text:p>1077</text:p>
          </table:table-cell>
          <table:table-cell office:value-type="string" table:style-name="ce5">
            <text:p>GILBERTO MORELLI LI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77" table:style-name="ce10">
            <text:p>1077</text:p>
          </table:table-cell>
          <table:table-cell office:value-type="string" table:style-name="ce5">
            <text:p>GILBERTO MORELLI LI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77" table:style-name="ce10">
            <text:p>1077</text:p>
          </table:table-cell>
          <table:table-cell office:value-type="string" table:style-name="ce5">
            <text:p>GILBERTO MORELLI LIM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78" table:style-name="ce10">
            <text:p>1078</text:p>
          </table:table-cell>
          <table:table-cell office:value-type="string" table:style-name="ce5">
            <text:p>GILSÉIA MARIA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78" table:style-name="ce10">
            <text:p>1078</text:p>
          </table:table-cell>
          <table:table-cell office:value-type="string" table:style-name="ce5">
            <text:p>GILSÉIA MARIA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78" table:style-name="ce10">
            <text:p>1078</text:p>
          </table:table-cell>
          <table:table-cell office:value-type="string" table:style-name="ce5">
            <text:p>GILSÉIA MARIA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78" table:style-name="ce10">
            <text:p>1078</text:p>
          </table:table-cell>
          <table:table-cell office:value-type="string" table:style-name="ce5">
            <text:p>GILSÉIA MARIA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uxílio saúde</text:p>
          </table:table-cell>
          <table:table-cell office:value-type="float" office:value="1683.14" table:style-name="ce9">
            <text:p>1683,1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99" table:style-name="ce10">
            <text:p>1299</text:p>
          </table:table-cell>
          <table:table-cell office:value-type="string" table:style-name="ce5">
            <text:p>GINO MARTINS BORGES BAS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GUAÇU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99" table:style-name="ce10">
            <text:p>1299</text:p>
          </table:table-cell>
          <table:table-cell office:value-type="string" table:style-name="ce5">
            <text:p>GINO MARTINS BORGES BAS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GUAÇUI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99" table:style-name="ce10">
            <text:p>1299</text:p>
          </table:table-cell>
          <table:table-cell office:value-type="string" table:style-name="ce5">
            <text:p>GINO MARTINS BORGES BAS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GUAÇUI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99" table:style-name="ce10">
            <text:p>1299</text:p>
          </table:table-cell>
          <table:table-cell office:value-type="string" table:style-name="ce5">
            <text:p>GINO MARTINS BORGES BAS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GUAÇUI</text:p>
          </table:table-cell>
          <table:table-cell office:value-type="string" table:style-name="ce5">
            <text:p>Auxílio saúde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0" table:style-name="ce10">
            <text:p>1390</text:p>
          </table:table-cell>
          <table:table-cell office:value-type="string" table:style-name="ce5">
            <text:p>GISELLE DE ALBERNAZ M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0" table:style-name="ce10">
            <text:p>1390</text:p>
          </table:table-cell>
          <table:table-cell office:value-type="string" table:style-name="ce5">
            <text:p>GISELLE DE ALBERNAZ M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90" table:style-name="ce10">
            <text:p>1390</text:p>
          </table:table-cell>
          <table:table-cell office:value-type="string" table:style-name="ce5">
            <text:p>GISELLE DE ALBERNAZ M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0" table:style-name="ce10">
            <text:p>1390</text:p>
          </table:table-cell>
          <table:table-cell office:value-type="string" table:style-name="ce5">
            <text:p>GISELLE DE ALBERNAZ M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uxílio saúde</text:p>
          </table:table-cell>
          <table:table-cell office:value-type="float" office:value="574.03" table:style-name="ce9">
            <text:p>574,0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91" table:style-name="ce10">
            <text:p>1291</text:p>
          </table:table-cell>
          <table:table-cell office:value-type="string" table:style-name="ce5">
            <text:p>GLAUCIA BORGES VALADÃO MADO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91" table:style-name="ce10">
            <text:p>1291</text:p>
          </table:table-cell>
          <table:table-cell office:value-type="string" table:style-name="ce5">
            <text:p>GLAUCIA BORGES VALADÃO MADO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Férias indenizatórias</text:p>
          </table:table-cell>
          <table:table-cell office:value-type="float" office:value="8673.09" table:style-name="ce9">
            <text:p>8673,0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91" table:style-name="ce10">
            <text:p>1291</text:p>
          </table:table-cell>
          <table:table-cell office:value-type="string" table:style-name="ce5">
            <text:p>GLAUCIA BORGES VALADÃO MADO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Abono férias indenizatórias</text:p>
          </table:table-cell>
          <table:table-cell office:value-type="float" office:value="18585.2" table:style-name="ce9">
            <text:p>18585,2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91" table:style-name="ce10">
            <text:p>1291</text:p>
          </table:table-cell>
          <table:table-cell office:value-type="string" table:style-name="ce5">
            <text:p>GLAUCIA BORGES VALADÃO MADO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Auxílio saúde</text:p>
          </table:table-cell>
          <table:table-cell office:value-type="float" office:value="595.19000000000005" table:style-name="ce9">
            <text:p>595,1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8" table:style-name="ce10">
            <text:p>1378</text:p>
          </table:table-cell>
          <table:table-cell office:value-type="string" table:style-name="ce5">
            <text:p>GRAZIELA ARGENTA ZANE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8" table:style-name="ce10">
            <text:p>1378</text:p>
          </table:table-cell>
          <table:table-cell office:value-type="string" table:style-name="ce5">
            <text:p>GRAZIELA ARGENTA ZANE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78" table:style-name="ce10">
            <text:p>1378</text:p>
          </table:table-cell>
          <table:table-cell office:value-type="string" table:style-name="ce5">
            <text:p>GRAZIELA ARGENTA ZANE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8" table:style-name="ce10">
            <text:p>1378</text:p>
          </table:table-cell>
          <table:table-cell office:value-type="string" table:style-name="ce5">
            <text:p>GRAZIELA ARGENTA ZANE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2041.49" table:style-name="ce9">
            <text:p>204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8" table:style-name="ce10">
            <text:p>1468</text:p>
          </table:table-cell>
          <table:table-cell office:value-type="string" table:style-name="ce5">
            <text:p>GRAZIELLA MARIA DEPRÁ B. GADELH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JAGUARÉ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8" table:style-name="ce10">
            <text:p>1468</text:p>
          </table:table-cell>
          <table:table-cell office:value-type="string" table:style-name="ce5">
            <text:p>GRAZIELLA MARIA DEPRÁ B. GADELH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JAGUARÉ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68" table:style-name="ce10">
            <text:p>1468</text:p>
          </table:table-cell>
          <table:table-cell office:value-type="string" table:style-name="ce5">
            <text:p>GRAZIELLA MARIA DEPRÁ B. GADELH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JAGUARÉ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8" table:style-name="ce10">
            <text:p>1468</text:p>
          </table:table-cell>
          <table:table-cell office:value-type="string" table:style-name="ce5">
            <text:p>GRAZIELLA MARIA DEPRÁ B. GADELH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JAGUARÉ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2" table:style-name="ce10">
            <text:p>1462</text:p>
          </table:table-cell>
          <table:table-cell office:value-type="string" table:style-name="ce5">
            <text:p>GUSTAVO MICHELSEM MONTEIRO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EDRO CANÁRI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2" table:style-name="ce10">
            <text:p>1462</text:p>
          </table:table-cell>
          <table:table-cell office:value-type="string" table:style-name="ce5">
            <text:p>GUSTAVO MICHELSEM MONTEIRO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EDRO CANÁRIO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62" table:style-name="ce10">
            <text:p>1462</text:p>
          </table:table-cell>
          <table:table-cell office:value-type="string" table:style-name="ce5">
            <text:p>GUSTAVO MICHELSEM MONTEIRO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EDRO CANÁRIO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2" table:style-name="ce10">
            <text:p>1462</text:p>
          </table:table-cell>
          <table:table-cell office:value-type="string" table:style-name="ce5">
            <text:p>GUSTAVO MICHELSEM MONTEIRO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EDRO CANÁRIO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33" table:style-name="ce10">
            <text:p>1133</text:p>
          </table:table-cell>
          <table:table-cell office:value-type="string" table:style-name="ce5">
            <text:p>GUSTAVO MODENESI MARTINS DA CUNHA</text:p>
          </table:table-cell>
          <table:table-cell office:value-type="string" table:style-name="ce5">
            <text:p>CORREGEDOR GERAL DO MP-ES</text:p>
          </table:table-cell>
          <table:table-cell office:value-type="string" table:style-name="ce5">
            <text:p>CORREGEDORIA GERAL DO MINISTÉRIO PÚBLIC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33" table:style-name="ce10">
            <text:p>1133</text:p>
          </table:table-cell>
          <table:table-cell office:value-type="string" table:style-name="ce5">
            <text:p>GUSTAVO MODENESI MARTINS DA CUNHA</text:p>
          </table:table-cell>
          <table:table-cell office:value-type="string" table:style-name="ce5">
            <text:p>CORREGEDOR GERAL DO MP-ES</text:p>
          </table:table-cell>
          <table:table-cell office:value-type="string" table:style-name="ce5">
            <text:p>CORREGEDORIA GERAL DO MINISTÉRIO PÚBLICO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33" table:style-name="ce10">
            <text:p>1133</text:p>
          </table:table-cell>
          <table:table-cell office:value-type="string" table:style-name="ce5">
            <text:p>GUSTAVO MODENESI MARTINS DA CUNHA</text:p>
          </table:table-cell>
          <table:table-cell office:value-type="string" table:style-name="ce5">
            <text:p>CORREGEDOR GERAL DO MP-ES</text:p>
          </table:table-cell>
          <table:table-cell office:value-type="string" table:style-name="ce5">
            <text:p>CORREGEDORIA GERAL DO MINISTÉRIO PÚBLICO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33" table:style-name="ce10">
            <text:p>1133</text:p>
          </table:table-cell>
          <table:table-cell office:value-type="string" table:style-name="ce5">
            <text:p>GUSTAVO MODENESI MARTINS DA CUNHA</text:p>
          </table:table-cell>
          <table:table-cell office:value-type="string" table:style-name="ce5">
            <text:p>CORREGEDOR GERAL DO MP-ES</text:p>
          </table:table-cell>
          <table:table-cell office:value-type="string" table:style-name="ce5">
            <text:p>CORREGEDORIA GERAL DO MINISTÉRIO PÚBLICO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4" table:style-name="ce10">
            <text:p>1394</text:p>
          </table:table-cell>
          <table:table-cell office:value-type="string" table:style-name="ce5">
            <text:p>GUSTAVO PADILHA R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4" table:style-name="ce10">
            <text:p>1394</text:p>
          </table:table-cell>
          <table:table-cell office:value-type="string" table:style-name="ce5">
            <text:p>GUSTAVO PADILHA R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8002.71" table:style-name="ce9">
            <text:p>8002,7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94" table:style-name="ce10">
            <text:p>1394</text:p>
          </table:table-cell>
          <table:table-cell office:value-type="string" table:style-name="ce5">
            <text:p>GUSTAVO PADILHA R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7148.669999999998" table:style-name="ce9">
            <text:p>17148,6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4" table:style-name="ce10">
            <text:p>1394</text:p>
          </table:table-cell>
          <table:table-cell office:value-type="string" table:style-name="ce5">
            <text:p>GUSTAVO PADILHA R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uxílio saúde</text:p>
          </table:table-cell>
          <table:table-cell office:value-type="float" office:value="1855.16" table:style-name="ce9">
            <text:p>185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0" table:style-name="ce10">
            <text:p>1080</text:p>
          </table:table-cell>
          <table:table-cell office:value-type="string" table:style-name="ce5">
            <text:p>GUSTAVO SENNA MIRAN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0" table:style-name="ce10">
            <text:p>1080</text:p>
          </table:table-cell>
          <table:table-cell office:value-type="string" table:style-name="ce5">
            <text:p>GUSTAVO SENNA MIRAN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8528.98" table:style-name="ce9">
            <text:p>8528,98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80" table:style-name="ce10">
            <text:p>1080</text:p>
          </table:table-cell>
          <table:table-cell office:value-type="string" table:style-name="ce5">
            <text:p>GUSTAVO SENNA MIRAN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8276.38" table:style-name="ce9">
            <text:p>18276,3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0" table:style-name="ce10">
            <text:p>1080</text:p>
          </table:table-cell>
          <table:table-cell office:value-type="string" table:style-name="ce5">
            <text:p>GUSTAVO SENNA MIRAN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3" table:style-name="ce10">
            <text:p>1423</text:p>
          </table:table-cell>
          <table:table-cell office:value-type="string" table:style-name="ce5">
            <text:p>GUSTHAVO RIBEIRO BACELLA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IÚM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3" table:style-name="ce10">
            <text:p>1423</text:p>
          </table:table-cell>
          <table:table-cell office:value-type="string" table:style-name="ce5">
            <text:p>GUSTHAVO RIBEIRO BACELLA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IÚMA</text:p>
          </table:table-cell>
          <table:table-cell office:value-type="string" table:style-name="ce5">
            <text:p>Férias indenizatórias</text:p>
          </table:table-cell>
          <table:table-cell office:value-type="float" office:value="8699.2900000000009" table:style-name="ce9">
            <text:p>8699,2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23" table:style-name="ce10">
            <text:p>1423</text:p>
          </table:table-cell>
          <table:table-cell office:value-type="string" table:style-name="ce5">
            <text:p>GUSTHAVO RIBEIRO BACELLA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IÚMA</text:p>
          </table:table-cell>
          <table:table-cell office:value-type="string" table:style-name="ce5">
            <text:p>Abono férias indenizatórias</text:p>
          </table:table-cell>
          <table:table-cell office:value-type="float" office:value="18641.330000000002" table:style-name="ce9">
            <text:p>18641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3" table:style-name="ce10">
            <text:p>1423</text:p>
          </table:table-cell>
          <table:table-cell office:value-type="string" table:style-name="ce5">
            <text:p>GUSTHAVO RIBEIRO BACELLA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PIÚMA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5" table:style-name="ce10">
            <text:p>1425</text:p>
          </table:table-cell>
          <table:table-cell office:value-type="string" table:style-name="ce5">
            <text:p>HELAINE DA SILVA PIMENTEL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5" table:style-name="ce10">
            <text:p>1425</text:p>
          </table:table-cell>
          <table:table-cell office:value-type="string" table:style-name="ce5">
            <text:p>HELAINE DA SILVA PIMENTEL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7991.81" table:style-name="ce9">
            <text:p>7991,8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25" table:style-name="ce10">
            <text:p>1425</text:p>
          </table:table-cell>
          <table:table-cell office:value-type="string" table:style-name="ce5">
            <text:p>HELAINE DA SILVA PIMENTEL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7125.3" table:style-name="ce9">
            <text:p>17125,3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5" table:style-name="ce10">
            <text:p>1425</text:p>
          </table:table-cell>
          <table:table-cell office:value-type="string" table:style-name="ce5">
            <text:p>HELAINE DA SILVA PIMENTEL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0" table:style-name="ce10">
            <text:p>1440</text:p>
          </table:table-cell>
          <table:table-cell office:value-type="string" table:style-name="ce5">
            <text:p>HELDER MAGEVSKI DE AMOR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LINHARE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0" table:style-name="ce10">
            <text:p>1440</text:p>
          </table:table-cell>
          <table:table-cell office:value-type="string" table:style-name="ce5">
            <text:p>HELDER MAGEVSKI DE AMOR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LINHARES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40" table:style-name="ce10">
            <text:p>1440</text:p>
          </table:table-cell>
          <table:table-cell office:value-type="string" table:style-name="ce5">
            <text:p>HELDER MAGEVSKI DE AMOR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LINHARES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0" table:style-name="ce10">
            <text:p>1440</text:p>
          </table:table-cell>
          <table:table-cell office:value-type="string" table:style-name="ce5">
            <text:p>HELDER MAGEVSKI DE AMOR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LINHARES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6" table:style-name="ce10">
            <text:p>1426</text:p>
          </table:table-cell>
          <table:table-cell office:value-type="string" table:style-name="ce5">
            <text:p>HERMES ZANETI JU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6" table:style-name="ce10">
            <text:p>1426</text:p>
          </table:table-cell>
          <table:table-cell office:value-type="string" table:style-name="ce5">
            <text:p>HERMES ZANETI JU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26" table:style-name="ce10">
            <text:p>1426</text:p>
          </table:table-cell>
          <table:table-cell office:value-type="string" table:style-name="ce5">
            <text:p>HERMES ZANETI JU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6" table:style-name="ce10">
            <text:p>1426</text:p>
          </table:table-cell>
          <table:table-cell office:value-type="string" table:style-name="ce5">
            <text:p>HERMES ZANETI JU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7" table:style-name="ce10">
            <text:p>1477</text:p>
          </table:table-cell>
          <table:table-cell office:value-type="string" table:style-name="ce5">
            <text:p>HUDSON COLODETTI BEIRIZ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7" table:style-name="ce10">
            <text:p>1477</text:p>
          </table:table-cell>
          <table:table-cell office:value-type="string" table:style-name="ce5">
            <text:p>HUDSON COLODETTI BEIRIZ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7915.82" table:style-name="ce9">
            <text:p>7915,82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77" table:style-name="ce10">
            <text:p>1477</text:p>
          </table:table-cell>
          <table:table-cell office:value-type="string" table:style-name="ce5">
            <text:p>HUDSON COLODETTI BEIRIZ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6962.47" table:style-name="ce9">
            <text:p>16962,4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7" table:style-name="ce10">
            <text:p>1477</text:p>
          </table:table-cell>
          <table:table-cell office:value-type="string" table:style-name="ce5">
            <text:p>HUDSON COLODETTI BEIRIZ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295.33" table:style-name="ce9">
            <text:p>295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1" table:style-name="ce10">
            <text:p>1081</text:p>
          </table:table-cell>
          <table:table-cell office:value-type="string" table:style-name="ce5">
            <text:p>HUMBERTO ALEXANDRE CAMPOS RAMOS</text:p>
          </table:table-cell>
          <table:table-cell office:value-type="string" table:style-name="ce5">
            <text:p>OUVIDOR</text:p>
          </table:table-cell>
          <table:table-cell office:value-type="string" table:style-name="ce5">
            <text:p>OUVIDORIA DO MINISTÉRIO PÚBLIC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1" table:style-name="ce10">
            <text:p>1081</text:p>
          </table:table-cell>
          <table:table-cell office:value-type="string" table:style-name="ce5">
            <text:p>HUMBERTO ALEXANDRE CAMPOS RAMOS</text:p>
          </table:table-cell>
          <table:table-cell office:value-type="string" table:style-name="ce5">
            <text:p>OUVIDOR</text:p>
          </table:table-cell>
          <table:table-cell office:value-type="string" table:style-name="ce5">
            <text:p>OUVIDORIA DO MINISTÉRIO PÚBLICO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table:number-columns-repeated="2" table:style-name="ce5"/>
          <table:table-cell table:number-columns-repeated="16376" table:style-name="ce2"/>
        </table:table-row>
        <table:table-row table:style-name="ro4">
          <table:table-cell office:value-type="float" office:value="1081" table:style-name="ce10">
            <text:p>1081</text:p>
          </table:table-cell>
          <table:table-cell office:value-type="string" table:style-name="ce5">
            <text:p>HUMBERTO ALEXANDRE CAMPOS RAMOS</text:p>
          </table:table-cell>
          <table:table-cell office:value-type="string" table:style-name="ce5">
            <text:p>OUVIDOR</text:p>
          </table:table-cell>
          <table:table-cell office:value-type="string" table:style-name="ce5">
            <text:p>OUVIDORIA DO MINISTÉRIO PÚBLICO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81" table:style-name="ce10">
            <text:p>1081</text:p>
          </table:table-cell>
          <table:table-cell office:value-type="string" table:style-name="ce5">
            <text:p>HUMBERTO ALEXANDRE CAMPOS RAMOS</text:p>
          </table:table-cell>
          <table:table-cell office:value-type="string" table:style-name="ce5">
            <text:p>OUVIDOR</text:p>
          </table:table-cell>
          <table:table-cell office:value-type="string" table:style-name="ce5">
            <text:p>OUVIDORIA DO MINISTÉRIO PÚBLICO</text:p>
          </table:table-cell>
          <table:table-cell office:value-type="string" table:style-name="ce5">
            <text:p>Auxílio saúde</text:p>
          </table:table-cell>
          <table:table-cell office:value-type="float" office:value="769.18" table:style-name="ce9">
            <text:p>769,1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9" table:style-name="ce10">
            <text:p>1419</text:p>
          </table:table-cell>
          <table:table-cell office:value-type="string" table:style-name="ce5">
            <text:p>INDIRA DIWAL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9" table:style-name="ce10">
            <text:p>1419</text:p>
          </table:table-cell>
          <table:table-cell office:value-type="string" table:style-name="ce5">
            <text:p>INDIRA DIWAL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Férias indenizatórias</text:p>
          </table:table-cell>
          <table:table-cell office:value-type="float" office:value="8489.65" table:style-name="ce9">
            <text:p>8489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9" table:style-name="ce10">
            <text:p>1419</text:p>
          </table:table-cell>
          <table:table-cell office:value-type="string" table:style-name="ce5">
            <text:p>INDIRA DIWAL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Abono férias indenizatórias</text:p>
          </table:table-cell>
          <table:table-cell office:value-type="float" office:value="18192.12" table:style-name="ce9">
            <text:p>18192,12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19" table:style-name="ce10">
            <text:p>1419</text:p>
          </table:table-cell>
          <table:table-cell office:value-type="string" table:style-name="ce5">
            <text:p>INDIRA DIWAL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1" table:style-name="ce10">
            <text:p>1311</text:p>
          </table:table-cell>
          <table:table-cell office:value-type="string" table:style-name="ce5">
            <text:p>INÊS THOMÉ POLDI TADDE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1" table:style-name="ce10">
            <text:p>1311</text:p>
          </table:table-cell>
          <table:table-cell office:value-type="string" table:style-name="ce5">
            <text:p>INÊS THOMÉ POLDI TADDE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1" table:style-name="ce10">
            <text:p>1311</text:p>
          </table:table-cell>
          <table:table-cell office:value-type="string" table:style-name="ce5">
            <text:p>INÊS THOMÉ POLDI TADDE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11" table:style-name="ce10">
            <text:p>1311</text:p>
          </table:table-cell>
          <table:table-cell office:value-type="string" table:style-name="ce5">
            <text:p>INÊS THOMÉ POLDI TADDE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2000001" table:style-name="ce10">
            <text:p>2000001</text:p>
          </table:table-cell>
          <table:table-cell office:value-type="string" table:style-name="ce5">
            <text:p>ISABEL MENDES LOMEU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2000001" table:style-name="ce10">
            <text:p>2000001</text:p>
          </table:table-cell>
          <table:table-cell office:value-type="string" table:style-name="ce5">
            <text:p>ISABEL MENDES LOMEU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8161.18" table:style-name="ce9">
            <text:p>8161,1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2000001" table:style-name="ce10">
            <text:p>2000001</text:p>
          </table:table-cell>
          <table:table-cell office:value-type="string" table:style-name="ce5">
            <text:p>ISABEL MENDES LOMEU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02.45" table:style-name="ce9">
            <text:p>16802,4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2000001" table:style-name="ce10">
            <text:p>2000001</text:p>
          </table:table-cell>
          <table:table-cell office:value-type="string" table:style-name="ce5">
            <text:p>ISABEL MENDES LOMEU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1589.94" table:style-name="ce9">
            <text:p>1589,9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7" table:style-name="ce10">
            <text:p>1357</text:p>
          </table:table-cell>
          <table:table-cell office:value-type="string" table:style-name="ce5">
            <text:p>ISABELA DE DEUS CORDEI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A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7" table:style-name="ce10">
            <text:p>1357</text:p>
          </table:table-cell>
          <table:table-cell office:value-type="string" table:style-name="ce5">
            <text:p>ISABELA DE DEUS CORDEI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ANA</text:p>
          </table:table-cell>
          <table:table-cell office:value-type="string" table:style-name="ce5">
            <text:p>Férias indenizatórias</text:p>
          </table:table-cell>
          <table:table-cell office:value-type="float" office:value="8895.81" table:style-name="ce9">
            <text:p>8895,8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7" table:style-name="ce10">
            <text:p>1357</text:p>
          </table:table-cell>
          <table:table-cell office:value-type="string" table:style-name="ce5">
            <text:p>ISABELA DE DEUS CORDEI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ANA</text:p>
          </table:table-cell>
          <table:table-cell office:value-type="string" table:style-name="ce5">
            <text:p>Abono férias indenizatórias</text:p>
          </table:table-cell>
          <table:table-cell office:value-type="float" office:value="19062.439999999999" table:style-name="ce9">
            <text:p>19062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57" table:style-name="ce10">
            <text:p>1357</text:p>
          </table:table-cell>
          <table:table-cell office:value-type="string" table:style-name="ce5">
            <text:p>ISABELA DE DEUS CORDEI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AN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9" table:style-name="ce10">
            <text:p>1459</text:p>
          </table:table-cell>
          <table:table-cell office:value-type="string" table:style-name="ce5">
            <text:p>ITAMAR DE ÁVILA RAM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ÃO MATEU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9" table:style-name="ce10">
            <text:p>1459</text:p>
          </table:table-cell>
          <table:table-cell office:value-type="string" table:style-name="ce5">
            <text:p>ITAMAR DE ÁVILA RAM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ÃO MATEUS</text:p>
          </table:table-cell>
          <table:table-cell office:value-type="string" table:style-name="ce5">
            <text:p>Férias indenizatórias</text:p>
          </table:table-cell>
          <table:table-cell office:value-type="float" office:value="8673.09" table:style-name="ce9">
            <text:p>8673,0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9" table:style-name="ce10">
            <text:p>1459</text:p>
          </table:table-cell>
          <table:table-cell office:value-type="string" table:style-name="ce5">
            <text:p>ITAMAR DE ÁVILA RAM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ÃO MATEUS</text:p>
          </table:table-cell>
          <table:table-cell office:value-type="string" table:style-name="ce5">
            <text:p>Abono férias indenizatórias</text:p>
          </table:table-cell>
          <table:table-cell office:value-type="float" office:value="18585.2" table:style-name="ce9">
            <text:p>18585,2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59" table:style-name="ce10">
            <text:p>1459</text:p>
          </table:table-cell>
          <table:table-cell office:value-type="string" table:style-name="ce5">
            <text:p>ITAMAR DE ÁVILA RAM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ÃO MATEUS</text:p>
          </table:table-cell>
          <table:table-cell office:value-type="string" table:style-name="ce5">
            <text:p>Auxílio saúde</text:p>
          </table:table-cell>
          <table:table-cell office:value-type="float" office:value="1593.13" table:style-name="ce9">
            <text:p>1593,1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3" table:style-name="ce10">
            <text:p>1083</text:p>
          </table:table-cell>
          <table:table-cell office:value-type="string" table:style-name="ce5">
            <text:p>IVAN SOARES DE OLIVEIRA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3" table:style-name="ce10">
            <text:p>1083</text:p>
          </table:table-cell>
          <table:table-cell office:value-type="string" table:style-name="ce5">
            <text:p>IVAN SOARES DE OLIVEIRA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122.82" table:style-name="ce9">
            <text:p>8122,8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3" table:style-name="ce10">
            <text:p>1083</text:p>
          </table:table-cell>
          <table:table-cell office:value-type="string" table:style-name="ce5">
            <text:p>IVAN SOARES DE OLIVEIRA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7406.05" table:style-name="ce9">
            <text:p>17406,0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83" table:style-name="ce10">
            <text:p>1083</text:p>
          </table:table-cell>
          <table:table-cell office:value-type="string" table:style-name="ce5">
            <text:p>IVAN SOARES DE OLIVEIRA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1593.13" table:style-name="ce9">
            <text:p>1593,1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5" table:style-name="ce10">
            <text:p>1085</text:p>
          </table:table-cell>
          <table:table-cell office:value-type="string" table:style-name="ce5">
            <text:p>IZABEL CRISTINA SALVADOR SALOMÃ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DRA.IZABEL CRISTINA SALVADOR SALOMÃ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5" table:style-name="ce10">
            <text:p>1085</text:p>
          </table:table-cell>
          <table:table-cell office:value-type="string" table:style-name="ce5">
            <text:p>IZABEL CRISTINA SALVADOR SALOMÃ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DRA.IZABEL CRISTINA SALVADOR SALOMÃO</text:p>
          </table:table-cell>
          <table:table-cell office:value-type="string" table:style-name="ce5">
            <text:p>Férias indenizatórias</text:p>
          </table:table-cell>
          <table:table-cell office:value-type="float" office:value="8357.26" table:style-name="ce9">
            <text:p>8357,2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5" table:style-name="ce10">
            <text:p>1085</text:p>
          </table:table-cell>
          <table:table-cell office:value-type="string" table:style-name="ce5">
            <text:p>IZABEL CRISTINA SALVADOR SALOMÃ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DRA.IZABEL CRISTINA SALVADOR SALOMÃO</text:p>
          </table:table-cell>
          <table:table-cell office:value-type="string" table:style-name="ce5">
            <text:p>Abono férias indenizatórias</text:p>
          </table:table-cell>
          <table:table-cell office:value-type="float" office:value="17908.41" table:style-name="ce9">
            <text:p>17908,4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85" table:style-name="ce10">
            <text:p>1085</text:p>
          </table:table-cell>
          <table:table-cell office:value-type="string" table:style-name="ce5">
            <text:p>IZABEL CRISTINA SALVADOR SALOMÃ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DRA.IZABEL CRISTINA SALVADOR SALOMÃO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6" table:style-name="ce10">
            <text:p>1086</text:p>
          </table:table-cell>
          <table:table-cell office:value-type="string" table:style-name="ce5">
            <text:p>IZAIAS ANTONIO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ARRA DE SÃO FRANCISCO</text:p>
          </table:table-cell>
          <table:table-cell office:value-type="string" table:style-name="ce5">
            <text:p>Cartão alimentação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6" table:style-name="ce10">
            <text:p>1086</text:p>
          </table:table-cell>
          <table:table-cell office:value-type="string" table:style-name="ce5">
            <text:p>IZAIAS ANTONIO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ARRA DE SÃO FRANCISCO</text:p>
          </table:table-cell>
          <table:table-cell office:value-type="string" table:style-name="ce5">
            <text:p>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6" table:style-name="ce10">
            <text:p>1086</text:p>
          </table:table-cell>
          <table:table-cell office:value-type="string" table:style-name="ce5">
            <text:p>IZAIAS ANTONIO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ARRA DE SÃO FRANCISCO</text:p>
          </table:table-cell>
          <table:table-cell office:value-type="string" table:style-name="ce5">
            <text:p>Abono 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86" table:style-name="ce10">
            <text:p>1086</text:p>
          </table:table-cell>
          <table:table-cell office:value-type="string" table:style-name="ce5">
            <text:p>IZAIAS ANTONIO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ARRA DE SÃO FRANCISCO</text:p>
          </table:table-cell>
          <table:table-cell office:value-type="string" table:style-name="ce5">
            <text:p>Auxílio saúde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7" table:style-name="ce10">
            <text:p>1087</text:p>
          </table:table-cell>
          <table:table-cell office:value-type="string" table:style-name="ce5">
            <text:p>IZAIAS GOMES VINAGR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AIXO GUANDU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7" table:style-name="ce10">
            <text:p>1087</text:p>
          </table:table-cell>
          <table:table-cell office:value-type="string" table:style-name="ce5">
            <text:p>IZAIAS GOMES VINAGR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AIXO GUANDU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7" table:style-name="ce10">
            <text:p>1087</text:p>
          </table:table-cell>
          <table:table-cell office:value-type="string" table:style-name="ce5">
            <text:p>IZAIAS GOMES VINAGR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AIXO GUANDU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87" table:style-name="ce10">
            <text:p>1087</text:p>
          </table:table-cell>
          <table:table-cell office:value-type="string" table:style-name="ce5">
            <text:p>IZAIAS GOMES VINAGR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AIXO GUANDU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8" table:style-name="ce10">
            <text:p>1088</text:p>
          </table:table-cell>
          <table:table-cell office:value-type="string" table:style-name="ce5">
            <text:p>JANAINA ROCHA RAYMUNDO ALV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LFREDO CHAVE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8" table:style-name="ce10">
            <text:p>1088</text:p>
          </table:table-cell>
          <table:table-cell office:value-type="string" table:style-name="ce5">
            <text:p>JANAINA ROCHA RAYMUNDO ALV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LFREDO CHAVES</text:p>
          </table:table-cell>
          <table:table-cell office:value-type="string" table:style-name="ce5">
            <text:p>Férias indenizatórias</text:p>
          </table:table-cell>
          <table:table-cell office:value-type="float" office:value="9039.93" table:style-name="ce9">
            <text:p>9039,9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8" table:style-name="ce10">
            <text:p>1088</text:p>
          </table:table-cell>
          <table:table-cell office:value-type="string" table:style-name="ce5">
            <text:p>JANAINA ROCHA RAYMUNDO ALV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LFREDO CHAVES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8" table:style-name="ce9">
            <text:p>19371,28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88" table:style-name="ce10">
            <text:p>1088</text:p>
          </table:table-cell>
          <table:table-cell office:value-type="string" table:style-name="ce5">
            <text:p>JANAINA ROCHA RAYMUNDO ALV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LFREDO CHAVES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9" table:style-name="ce10">
            <text:p>1089</text:p>
          </table:table-cell>
          <table:table-cell office:value-type="string" table:style-name="ce5">
            <text:p>JANE MARIA VELLO CORRÊA <text:s/>DE CAST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9" table:style-name="ce10">
            <text:p>1089</text:p>
          </table:table-cell>
          <table:table-cell office:value-type="string" table:style-name="ce5">
            <text:p>JANE MARIA VELLO CORRÊA <text:s/>DE CAST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673.09" table:style-name="ce9">
            <text:p>8673,0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89" table:style-name="ce10">
            <text:p>1089</text:p>
          </table:table-cell>
          <table:table-cell office:value-type="string" table:style-name="ce5">
            <text:p>JANE MARIA VELLO CORRÊA <text:s/>DE CAST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85.2" table:style-name="ce9">
            <text:p>18585,2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89" table:style-name="ce10">
            <text:p>1089</text:p>
          </table:table-cell>
          <table:table-cell office:value-type="string" table:style-name="ce5">
            <text:p>JANE MARIA VELLO CORRÊA <text:s/>DE CAST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91" table:style-name="ce10">
            <text:p>1091</text:p>
          </table:table-cell>
          <table:table-cell office:value-type="string" table:style-name="ce5">
            <text:p>JEFERSON RIBEIRO GONZAG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91" table:style-name="ce10">
            <text:p>1091</text:p>
          </table:table-cell>
          <table:table-cell office:value-type="string" table:style-name="ce5">
            <text:p>JEFERSON RIBEIRO GONZAG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91" table:style-name="ce10">
            <text:p>1091</text:p>
          </table:table-cell>
          <table:table-cell office:value-type="string" table:style-name="ce5">
            <text:p>JEFERSON RIBEIRO GONZAG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91" table:style-name="ce10">
            <text:p>1091</text:p>
          </table:table-cell>
          <table:table-cell office:value-type="string" table:style-name="ce5">
            <text:p>JEFERSON RIBEIRO GONZAG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7" table:style-name="ce10">
            <text:p>1287</text:p>
          </table:table-cell>
          <table:table-cell office:value-type="string" table:style-name="ce5">
            <text:p>JEFFERSON VALENTE MUNIZ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SANTA LEOPOLDI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7" table:style-name="ce10">
            <text:p>1287</text:p>
          </table:table-cell>
          <table:table-cell office:value-type="string" table:style-name="ce5">
            <text:p>JEFFERSON VALENTE MUNIZ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SANTA LEOPOLDINA</text:p>
          </table:table-cell>
          <table:table-cell office:value-type="string" table:style-name="ce5">
            <text:p>Férias indenizatórias</text:p>
          </table:table-cell>
          <table:table-cell office:value-type="float" office:value="9144.74" table:style-name="ce9">
            <text:p>9144,7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7" table:style-name="ce10">
            <text:p>1287</text:p>
          </table:table-cell>
          <table:table-cell office:value-type="string" table:style-name="ce5">
            <text:p>JEFFERSON VALENTE MUNIZ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SANTA LEOPOLDINA</text:p>
          </table:table-cell>
          <table:table-cell office:value-type="string" table:style-name="ce5">
            <text:p>Abono férias indenizatórias</text:p>
          </table:table-cell>
          <table:table-cell office:value-type="float" office:value="19595.88" table:style-name="ce9">
            <text:p>19595,88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87" table:style-name="ce10">
            <text:p>1287</text:p>
          </table:table-cell>
          <table:table-cell office:value-type="string" table:style-name="ce5">
            <text:p>JEFFERSON VALENTE MUNIZ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SANTA LEOPOLDIN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2" table:style-name="ce10">
            <text:p>1352</text:p>
          </table:table-cell>
          <table:table-cell office:value-type="string" table:style-name="ce5">
            <text:p>JÉSSIKA LIMA DA LUZ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2" table:style-name="ce10">
            <text:p>1352</text:p>
          </table:table-cell>
          <table:table-cell office:value-type="string" table:style-name="ce5">
            <text:p>JÉSSIKA LIMA DA LUZ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2" table:style-name="ce10">
            <text:p>1352</text:p>
          </table:table-cell>
          <table:table-cell office:value-type="string" table:style-name="ce5">
            <text:p>JÉSSIKA LIMA DA LUZ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52" table:style-name="ce10">
            <text:p>1352</text:p>
          </table:table-cell>
          <table:table-cell office:value-type="string" table:style-name="ce5">
            <text:p>JÉSSIKA LIMA DA LUZ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94" table:style-name="ce10">
            <text:p>1094</text:p>
          </table:table-cell>
          <table:table-cell office:value-type="string" table:style-name="ce5">
            <text:p>JOANA D´ARC CALMON TRISTÃO GUZANSKY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94" table:style-name="ce10">
            <text:p>1094</text:p>
          </table:table-cell>
          <table:table-cell office:value-type="string" table:style-name="ce5">
            <text:p>JOANA D´ARC CALMON TRISTÃO GUZANSKY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94" table:style-name="ce10">
            <text:p>1094</text:p>
          </table:table-cell>
          <table:table-cell office:value-type="string" table:style-name="ce5">
            <text:p>JOANA D´ARC CALMON TRISTÃO GUZANSKY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94" table:style-name="ce10">
            <text:p>1094</text:p>
          </table:table-cell>
          <table:table-cell office:value-type="string" table:style-name="ce5">
            <text:p>JOANA D´ARC CALMON TRISTÃO GUZANSKY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95" table:style-name="ce10">
            <text:p>1095</text:p>
          </table:table-cell>
          <table:table-cell office:value-type="string" table:style-name="ce5">
            <text:p>JOÃO ALBERTO CALVÃO GONÇALV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95" table:style-name="ce10">
            <text:p>1095</text:p>
          </table:table-cell>
          <table:table-cell office:value-type="string" table:style-name="ce5">
            <text:p>JOÃO ALBERTO CALVÃO GONÇALV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8175.23" table:style-name="ce9">
            <text:p>8175,2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95" table:style-name="ce10">
            <text:p>1095</text:p>
          </table:table-cell>
          <table:table-cell office:value-type="string" table:style-name="ce5">
            <text:p>JOÃO ALBERTO CALVÃO GONÇALV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7518.349999999999" table:style-name="ce9">
            <text:p>17518,3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95" table:style-name="ce10">
            <text:p>1095</text:p>
          </table:table-cell>
          <table:table-cell office:value-type="string" table:style-name="ce5">
            <text:p>JOÃO ALBERTO CALVÃO GONÇALV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2" table:style-name="ce10">
            <text:p>1342</text:p>
          </table:table-cell>
          <table:table-cell office:value-type="string" table:style-name="ce5">
            <text:p>JOÃO EDUARDO GRIMALDI DA FONSEC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2" table:style-name="ce10">
            <text:p>1342</text:p>
          </table:table-cell>
          <table:table-cell office:value-type="string" table:style-name="ce5">
            <text:p>JOÃO EDUARDO GRIMALDI DA FONSEC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8358.65" table:style-name="ce9">
            <text:p>8358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2" table:style-name="ce10">
            <text:p>1342</text:p>
          </table:table-cell>
          <table:table-cell office:value-type="string" table:style-name="ce5">
            <text:p>JOÃO EDUARDO GRIMALDI DA FONSEC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7911.400000000001" table:style-name="ce9">
            <text:p>17911,4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42" table:style-name="ce10">
            <text:p>1342</text:p>
          </table:table-cell>
          <table:table-cell office:value-type="string" table:style-name="ce5">
            <text:p>JOÃO EDUARDO GRIMALDI DA FONSEC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98" table:style-name="ce10">
            <text:p>1298</text:p>
          </table:table-cell>
          <table:table-cell office:value-type="string" table:style-name="ce5">
            <text:p>JOÃO EMMANOEL GAGNO JÚ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OA ESPERAN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98" table:style-name="ce10">
            <text:p>1298</text:p>
          </table:table-cell>
          <table:table-cell office:value-type="string" table:style-name="ce5">
            <text:p>JOÃO EMMANOEL GAGNO JÚ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OA ESPERANÇA</text:p>
          </table:table-cell>
          <table:table-cell office:value-type="string" table:style-name="ce5">
            <text:p>Férias indenizatórias</text:p>
          </table:table-cell>
          <table:table-cell office:value-type="float" office:value="8882.7099999999991" table:style-name="ce9">
            <text:p>8882,7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98" table:style-name="ce10">
            <text:p>1298</text:p>
          </table:table-cell>
          <table:table-cell office:value-type="string" table:style-name="ce5">
            <text:p>JOÃO EMMANOEL GAGNO JÚ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OA ESPERAN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9034.38" table:style-name="ce9">
            <text:p>19034,38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98" table:style-name="ce10">
            <text:p>1298</text:p>
          </table:table-cell>
          <table:table-cell office:value-type="string" table:style-name="ce5">
            <text:p>JOÃO EMMANOEL GAGNO JÚ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OA ESPERANÇ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98" table:style-name="ce10">
            <text:p>1098</text:p>
          </table:table-cell>
          <table:table-cell office:value-type="string" table:style-name="ce5">
            <text:p>JORGE ZAGO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98" table:style-name="ce10">
            <text:p>1098</text:p>
          </table:table-cell>
          <table:table-cell office:value-type="string" table:style-name="ce5">
            <text:p>JORGE ZAGO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8673.09" table:style-name="ce9">
            <text:p>8673,0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098" table:style-name="ce10">
            <text:p>1098</text:p>
          </table:table-cell>
          <table:table-cell office:value-type="string" table:style-name="ce5">
            <text:p>JORGE ZAGO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85.2" table:style-name="ce9">
            <text:p>18585,2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098" table:style-name="ce10">
            <text:p>1098</text:p>
          </table:table-cell>
          <table:table-cell office:value-type="string" table:style-name="ce5">
            <text:p>JORGE ZAGO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uxílio saúde</text:p>
          </table:table-cell>
          <table:table-cell office:value-type="float" office:value="1303.1400000000001" table:style-name="ce9">
            <text:p>1303,1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00" table:style-name="ce10">
            <text:p>1100</text:p>
          </table:table-cell>
          <table:table-cell office:value-type="string" table:style-name="ce5">
            <text:p>JOSÉ CLAUDIO RODRIGUES PIMENT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JOSÉ CLÁUDIO R. PIMENT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00" table:style-name="ce10">
            <text:p>1100</text:p>
          </table:table-cell>
          <table:table-cell office:value-type="string" table:style-name="ce5">
            <text:p>JOSÉ CLAUDIO RODRIGUES PIMENT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JOSÉ CLÁUDIO R. PIMENTA</text:p>
          </table:table-cell>
          <table:table-cell office:value-type="string" table:style-name="ce5">
            <text:p>Férias indenizatórias</text:p>
          </table:table-cell>
          <table:table-cell office:value-type="float" office:value="8274.52" table:style-name="ce9">
            <text:p>8274,5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00" table:style-name="ce10">
            <text:p>1100</text:p>
          </table:table-cell>
          <table:table-cell office:value-type="string" table:style-name="ce5">
            <text:p>JOSÉ CLAUDIO RODRIGUES PIMENT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JOSÉ CLÁUDIO R. PIMENTA</text:p>
          </table:table-cell>
          <table:table-cell office:value-type="string" table:style-name="ce5">
            <text:p>Abono férias indenizatórias</text:p>
          </table:table-cell>
          <table:table-cell office:value-type="float" office:value="17731.11" table:style-name="ce9">
            <text:p>17731,1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00" table:style-name="ce10">
            <text:p>1100</text:p>
          </table:table-cell>
          <table:table-cell office:value-type="string" table:style-name="ce5">
            <text:p>JOSÉ CLAUDIO RODRIGUES PIMENT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JOSÉ CLÁUDIO R. PIMENTA</text:p>
          </table:table-cell>
          <table:table-cell office:value-type="string" table:style-name="ce5">
            <text:p>Auxílio saúde</text:p>
          </table:table-cell>
          <table:table-cell office:value-type="float" office:value="1053.77" table:style-name="ce9">
            <text:p>1053,7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02" table:style-name="ce10">
            <text:p>1102</text:p>
          </table:table-cell>
          <table:table-cell office:value-type="string" table:style-name="ce5">
            <text:p>JOSÉ LAURO HERZOG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02" table:style-name="ce10">
            <text:p>1102</text:p>
          </table:table-cell>
          <table:table-cell office:value-type="string" table:style-name="ce5">
            <text:p>JOSÉ LAURO HERZOG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02" table:style-name="ce10">
            <text:p>1102</text:p>
          </table:table-cell>
          <table:table-cell office:value-type="string" table:style-name="ce5">
            <text:p>JOSÉ LAURO HERZOG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02" table:style-name="ce10">
            <text:p>1102</text:p>
          </table:table-cell>
          <table:table-cell office:value-type="string" table:style-name="ce5">
            <text:p>JOSÉ LAURO HERZOG FILH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05" table:style-name="ce10">
            <text:p>1105</text:p>
          </table:table-cell>
          <table:table-cell office:value-type="string" table:style-name="ce5">
            <text:p>JOSEMAR MOREIRA</text:p>
          </table:table-cell>
          <table:table-cell office:value-type="string" table:style-name="ce5">
            <text:p>SUBPROCURADOR GERAL DE JUSTIÇA JUDICIAL</text:p>
          </table:table-cell>
          <table:table-cell office:value-type="string" table:style-name="ce5">
            <text:p>GAB. SUBPROCURADOR-GERAL DE JUSTIÇA JUD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05" table:style-name="ce10">
            <text:p>1105</text:p>
          </table:table-cell>
          <table:table-cell office:value-type="string" table:style-name="ce5">
            <text:p>JOSEMAR MOREIRA</text:p>
          </table:table-cell>
          <table:table-cell office:value-type="string" table:style-name="ce5">
            <text:p>SUBPROCURADOR GERAL DE JUSTIÇA JUDICIAL</text:p>
          </table:table-cell>
          <table:table-cell office:value-type="string" table:style-name="ce5">
            <text:p>GAB. SUBPROCURADOR-GERAL DE JUSTIÇA JUD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05" table:style-name="ce10">
            <text:p>1105</text:p>
          </table:table-cell>
          <table:table-cell office:value-type="string" table:style-name="ce5">
            <text:p>JOSEMAR MOREIRA</text:p>
          </table:table-cell>
          <table:table-cell office:value-type="string" table:style-name="ce5">
            <text:p>SUBPROCURADOR GERAL DE JUSTIÇA JUDICIAL</text:p>
          </table:table-cell>
          <table:table-cell office:value-type="string" table:style-name="ce5">
            <text:p>GAB. SUBPROCURADOR-GERAL DE JUSTIÇA JUD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05" table:style-name="ce10">
            <text:p>1105</text:p>
          </table:table-cell>
          <table:table-cell office:value-type="string" table:style-name="ce5">
            <text:p>JOSEMAR MOREIRA</text:p>
          </table:table-cell>
          <table:table-cell office:value-type="string" table:style-name="ce5">
            <text:p>SUBPROCURADOR GERAL DE JUSTIÇA JUDICIAL</text:p>
          </table:table-cell>
          <table:table-cell office:value-type="string" table:style-name="ce5">
            <text:p>GAB. SUBPROCURADOR-GERAL DE JUSTIÇA JUD</text:p>
          </table:table-cell>
          <table:table-cell office:value-type="string" table:style-name="ce5">
            <text:p>Auxílio saúde</text:p>
          </table:table-cell>
          <table:table-cell office:value-type="float" office:value="769.18" table:style-name="ce9">
            <text:p>769,1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7" table:style-name="ce10">
            <text:p>1317</text:p>
          </table:table-cell>
          <table:table-cell office:value-type="string" table:style-name="ce5">
            <text:p>JUCELIA MARCHIOR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7" table:style-name="ce10">
            <text:p>1317</text:p>
          </table:table-cell>
          <table:table-cell office:value-type="string" table:style-name="ce5">
            <text:p>JUCELIA MARCHIOR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7" table:style-name="ce10">
            <text:p>1317</text:p>
          </table:table-cell>
          <table:table-cell office:value-type="string" table:style-name="ce5">
            <text:p>JUCELIA MARCHIOR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17" table:style-name="ce10">
            <text:p>1317</text:p>
          </table:table-cell>
          <table:table-cell office:value-type="string" table:style-name="ce5">
            <text:p>JUCELIA MARCHIOR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1593.13" table:style-name="ce9">
            <text:p>1593,1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4" table:style-name="ce10">
            <text:p>1424</text:p>
          </table:table-cell>
          <table:table-cell office:value-type="string" table:style-name="ce5">
            <text:p>JULIANA ORTEGA TAVAR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INF. E JUV. CACHOEIRO DE ITAPEMIRI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4" table:style-name="ce10">
            <text:p>1424</text:p>
          </table:table-cell>
          <table:table-cell office:value-type="string" table:style-name="ce5">
            <text:p>JULIANA ORTEGA TAVAR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INF. E JUV. CACHOEIRO DE ITAPEMIRIM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24" table:style-name="ce10">
            <text:p>1424</text:p>
          </table:table-cell>
          <table:table-cell office:value-type="string" table:style-name="ce5">
            <text:p>JULIANA ORTEGA TAVAR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INF. E JUV. CACHOEIRO DE ITAPEMIRIM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24" table:style-name="ce10">
            <text:p>1424</text:p>
          </table:table-cell>
          <table:table-cell office:value-type="string" table:style-name="ce5">
            <text:p>JULIANA ORTEGA TAVAR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INF. E JUV. CACHOEIRO DE ITAPEMIRIM</text:p>
          </table:table-cell>
          <table:table-cell office:value-type="string" table:style-name="ce5">
            <text:p>Auxílio saúde</text:p>
          </table:table-cell>
          <table:table-cell office:value-type="float" office:value="4657.04" table:style-name="ce9">
            <text:p>4657,0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5" table:style-name="ce10">
            <text:p>1355</text:p>
          </table:table-cell>
          <table:table-cell office:value-type="string" table:style-name="ce5">
            <text:p>JULIANA PIMENTA FER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5" table:style-name="ce10">
            <text:p>1355</text:p>
          </table:table-cell>
          <table:table-cell office:value-type="string" table:style-name="ce5">
            <text:p>JULIANA PIMENTA FER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5" table:style-name="ce10">
            <text:p>1355</text:p>
          </table:table-cell>
          <table:table-cell office:value-type="string" table:style-name="ce5">
            <text:p>JULIANA PIMENTA FER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55" table:style-name="ce10">
            <text:p>1355</text:p>
          </table:table-cell>
          <table:table-cell office:value-type="string" table:style-name="ce5">
            <text:p>JULIANA PIMENTA FER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03" table:style-name="ce10">
            <text:p>1203</text:p>
          </table:table-cell>
          <table:table-cell office:value-type="string" table:style-name="ce5">
            <text:p>KARLA DIAS SANDOVAL MATTOS SILV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KARLA DIAS SANDOVAL M. SILV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03" table:style-name="ce10">
            <text:p>1203</text:p>
          </table:table-cell>
          <table:table-cell office:value-type="string" table:style-name="ce5">
            <text:p>KARLA DIAS SANDOVAL MATTOS SILV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KARLA DIAS SANDOVAL M. SILVA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03" table:style-name="ce10">
            <text:p>1203</text:p>
          </table:table-cell>
          <table:table-cell office:value-type="string" table:style-name="ce5">
            <text:p>KARLA DIAS SANDOVAL MATTOS SILV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KARLA DIAS SANDOVAL M. SILVA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03" table:style-name="ce10">
            <text:p>1203</text:p>
          </table:table-cell>
          <table:table-cell office:value-type="string" table:style-name="ce5">
            <text:p>KARLA DIAS SANDOVAL MATTOS SILV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A. KARLA DIAS SANDOVAL M. SILVA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2" table:style-name="ce10">
            <text:p>1392</text:p>
          </table:table-cell>
          <table:table-cell office:value-type="string" table:style-name="ce5">
            <text:p>KENNIA GALLON KIRMSE SMARÇA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2" table:style-name="ce10">
            <text:p>1392</text:p>
          </table:table-cell>
          <table:table-cell office:value-type="string" table:style-name="ce5">
            <text:p>KENNIA GALLON KIRMSE SMARÇA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8424.16" table:style-name="ce9">
            <text:p>8424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2" table:style-name="ce10">
            <text:p>1392</text:p>
          </table:table-cell>
          <table:table-cell office:value-type="string" table:style-name="ce5">
            <text:p>KENNIA GALLON KIRMSE SMARÇA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8051.78" table:style-name="ce9">
            <text:p>18051,78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92" table:style-name="ce10">
            <text:p>1392</text:p>
          </table:table-cell>
          <table:table-cell office:value-type="string" table:style-name="ce5">
            <text:p>KENNIA GALLON KIRMSE SMARÇA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06" table:style-name="ce10">
            <text:p>1106</text:p>
          </table:table-cell>
          <table:table-cell office:value-type="string" table:style-name="ce5">
            <text:p>LARISSA MUNIZ ABDELN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06" table:style-name="ce10">
            <text:p>1106</text:p>
          </table:table-cell>
          <table:table-cell office:value-type="string" table:style-name="ce5">
            <text:p>LARISSA MUNIZ ABDELN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358.65" table:style-name="ce9">
            <text:p>8358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06" table:style-name="ce10">
            <text:p>1106</text:p>
          </table:table-cell>
          <table:table-cell office:value-type="string" table:style-name="ce5">
            <text:p>LARISSA MUNIZ ABDELN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7911.400000000001" table:style-name="ce9">
            <text:p>17911,4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06" table:style-name="ce10">
            <text:p>1106</text:p>
          </table:table-cell>
          <table:table-cell office:value-type="string" table:style-name="ce5">
            <text:p>LARISSA MUNIZ ABDELN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6" table:style-name="ce10">
            <text:p>1286</text:p>
          </table:table-cell>
          <table:table-cell office:value-type="string" table:style-name="ce5">
            <text:p>LAUANDA ABDALA BRANDÃO DA COS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6" table:style-name="ce10">
            <text:p>1286</text:p>
          </table:table-cell>
          <table:table-cell office:value-type="string" table:style-name="ce5">
            <text:p>LAUANDA ABDALA BRANDÃO DA COS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6" table:style-name="ce10">
            <text:p>1286</text:p>
          </table:table-cell>
          <table:table-cell office:value-type="string" table:style-name="ce5">
            <text:p>LAUANDA ABDALA BRANDÃO DA COS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86" table:style-name="ce10">
            <text:p>1286</text:p>
          </table:table-cell>
          <table:table-cell office:value-type="string" table:style-name="ce5">
            <text:p>LAUANDA ABDALA BRANDÃO DA COS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5" table:style-name="ce10">
            <text:p>1375</text:p>
          </table:table-cell>
          <table:table-cell office:value-type="string" table:style-name="ce5">
            <text:p>LÉLIO MARCARI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NOVA VENÉC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5" table:style-name="ce10">
            <text:p>1375</text:p>
          </table:table-cell>
          <table:table-cell office:value-type="string" table:style-name="ce5">
            <text:p>LÉLIO MARCARI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NOVA VENÉCIA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5" table:style-name="ce10">
            <text:p>1375</text:p>
          </table:table-cell>
          <table:table-cell office:value-type="string" table:style-name="ce5">
            <text:p>LÉLIO MARCARI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NOVA VENÉCIA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75" table:style-name="ce10">
            <text:p>1375</text:p>
          </table:table-cell>
          <table:table-cell office:value-type="string" table:style-name="ce5">
            <text:p>LÉLIO MARCARI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NOVA VENÉCIA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9" table:style-name="ce10">
            <text:p>1409</text:p>
          </table:table-cell>
          <table:table-cell office:value-type="string" table:style-name="ce5">
            <text:p>LEONARDO AUGUSTO DE ANDRADE CEZAR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9" table:style-name="ce10">
            <text:p>1409</text:p>
          </table:table-cell>
          <table:table-cell office:value-type="string" table:style-name="ce5">
            <text:p>LEONARDO AUGUSTO DE ANDRADE CEZAR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9" table:style-name="ce10">
            <text:p>1409</text:p>
          </table:table-cell>
          <table:table-cell office:value-type="string" table:style-name="ce5">
            <text:p>LEONARDO AUGUSTO DE ANDRADE CEZAR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09" table:style-name="ce10">
            <text:p>1409</text:p>
          </table:table-cell>
          <table:table-cell office:value-type="string" table:style-name="ce5">
            <text:p>LEONARDO AUGUSTO DE ANDRADE CEZAR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04" table:style-name="ce10">
            <text:p>1204</text:p>
          </table:table-cell>
          <table:table-cell office:value-type="string" table:style-name="ce5">
            <text:p>LEONARDO DA COSTA BARR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04" table:style-name="ce10">
            <text:p>1204</text:p>
          </table:table-cell>
          <table:table-cell office:value-type="string" table:style-name="ce5">
            <text:p>LEONARDO DA COSTA BARR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04" table:style-name="ce10">
            <text:p>1204</text:p>
          </table:table-cell>
          <table:table-cell office:value-type="string" table:style-name="ce5">
            <text:p>LEONARDO DA COSTA BARR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04" table:style-name="ce10">
            <text:p>1204</text:p>
          </table:table-cell>
          <table:table-cell office:value-type="string" table:style-name="ce5">
            <text:p>LEONARDO DA COSTA BARR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7" table:style-name="ce10">
            <text:p>1337</text:p>
          </table:table-cell>
          <table:table-cell office:value-type="string" table:style-name="ce5">
            <text:p>LETÍCIA LEMGRUBER FRANCISCHET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7" table:style-name="ce10">
            <text:p>1337</text:p>
          </table:table-cell>
          <table:table-cell office:value-type="string" table:style-name="ce5">
            <text:p>LETÍCIA LEMGRUBER FRANCISCHET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856.5" table:style-name="ce9">
            <text:p>8856,5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7" table:style-name="ce10">
            <text:p>1337</text:p>
          </table:table-cell>
          <table:table-cell office:value-type="string" table:style-name="ce5">
            <text:p>LETÍCIA LEMGRUBER FRANCISCHET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978.21" table:style-name="ce9">
            <text:p>18978,2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37" table:style-name="ce10">
            <text:p>1337</text:p>
          </table:table-cell>
          <table:table-cell office:value-type="string" table:style-name="ce5">
            <text:p>LETÍCIA LEMGRUBER FRANCISCHET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0" table:style-name="ce10">
            <text:p>1310</text:p>
          </table:table-cell>
          <table:table-cell office:value-type="string" table:style-name="ce5">
            <text:p>LETÍCIA ROSA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0" table:style-name="ce10">
            <text:p>1310</text:p>
          </table:table-cell>
          <table:table-cell office:value-type="string" table:style-name="ce5">
            <text:p>LETÍCIA ROSA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9066.1200000000008" table:style-name="ce9">
            <text:p>9066,1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0" table:style-name="ce10">
            <text:p>1310</text:p>
          </table:table-cell>
          <table:table-cell office:value-type="string" table:style-name="ce5">
            <text:p>LETÍCIA ROSA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9427.41" table:style-name="ce9">
            <text:p>19427,4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10" table:style-name="ce10">
            <text:p>1310</text:p>
          </table:table-cell>
          <table:table-cell office:value-type="string" table:style-name="ce5">
            <text:p>LETÍCIA ROSA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uxílio saúde</text:p>
          </table:table-cell>
          <table:table-cell office:value-type="float" office:value="1593.13" table:style-name="ce9">
            <text:p>1593,1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9" table:style-name="ce10">
            <text:p>1339</text:p>
          </table:table-cell>
          <table:table-cell office:value-type="string" table:style-name="ce5">
            <text:p>LIDSON FAUSTO DA SILVA</text:p>
          </table:table-cell>
          <table:table-cell office:value-type="string" table:style-name="ce5">
            <text:p>GERENTE-GERAL</text:p>
          </table:table-cell>
          <table:table-cell office:value-type="string" table:style-name="ce5">
            <text:p>GERÊNCIA-GERAL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9" table:style-name="ce10">
            <text:p>1339</text:p>
          </table:table-cell>
          <table:table-cell office:value-type="string" table:style-name="ce5">
            <text:p>LIDSON FAUSTO DA SILVA</text:p>
          </table:table-cell>
          <table:table-cell office:value-type="string" table:style-name="ce5">
            <text:p>GERENTE-GERAL</text:p>
          </table:table-cell>
          <table:table-cell office:value-type="string" table:style-name="ce5">
            <text:p>GERÊNCIA-GERAL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9" table:style-name="ce10">
            <text:p>1339</text:p>
          </table:table-cell>
          <table:table-cell office:value-type="string" table:style-name="ce5">
            <text:p>LIDSON FAUSTO DA SILVA</text:p>
          </table:table-cell>
          <table:table-cell office:value-type="string" table:style-name="ce5">
            <text:p>GERENTE-GERAL</text:p>
          </table:table-cell>
          <table:table-cell office:value-type="string" table:style-name="ce5">
            <text:p>GERÊNCIA-GERAL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39" table:style-name="ce10">
            <text:p>1339</text:p>
          </table:table-cell>
          <table:table-cell office:value-type="string" table:style-name="ce5">
            <text:p>LIDSON FAUSTO DA SILVA</text:p>
          </table:table-cell>
          <table:table-cell office:value-type="string" table:style-name="ce5">
            <text:p>GERENTE-GERAL</text:p>
          </table:table-cell>
          <table:table-cell office:value-type="string" table:style-name="ce5">
            <text:p>GERÊNCIA-GERAL</text:p>
          </table:table-cell>
          <table:table-cell office:value-type="string" table:style-name="ce5">
            <text:p>Auxílio saúde</text:p>
          </table:table-cell>
          <table:table-cell office:value-type="float" office:value="441.54" table:style-name="ce9">
            <text:p>441,5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80" table:style-name="ce10">
            <text:p>1480</text:p>
          </table:table-cell>
          <table:table-cell office:value-type="string" table:style-name="ce5">
            <text:p>LUCAS LOBATO LA ROCC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80" table:style-name="ce10">
            <text:p>1480</text:p>
          </table:table-cell>
          <table:table-cell office:value-type="string" table:style-name="ce5">
            <text:p>LUCAS LOBATO LA ROCC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9060.85" table:style-name="ce9">
            <text:p>9060,8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80" table:style-name="ce10">
            <text:p>1480</text:p>
          </table:table-cell>
          <table:table-cell office:value-type="string" table:style-name="ce5">
            <text:p>LUCAS LOBATO LA ROCC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9416.13" table:style-name="ce9">
            <text:p>19416,13</text:p>
          </table:table-cell>
          <table:table-cell office:value-type="string" table:style-name="ce5">
            <text:p>Plantão</text:p>
          </table:table-cell>
          <table:table-cell office:value-type="float" office:value="1066.82" table:style-name="ce8">
            <text:p>1066,82</text:p>
          </table:table-cell>
          <table:table-cell table:number-columns-repeated="16376" table:style-name="ce2"/>
        </table:table-row>
        <table:table-row table:style-name="ro4">
          <table:table-cell office:value-type="float" office:value="1480" table:style-name="ce10">
            <text:p>1480</text:p>
          </table:table-cell>
          <table:table-cell office:value-type="string" table:style-name="ce5">
            <text:p>LUCAS LOBATO LA ROCCA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339.65" table:style-name="ce9">
            <text:p>339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5" table:style-name="ce10">
            <text:p>1405</text:p>
          </table:table-cell>
          <table:table-cell office:value-type="string" table:style-name="ce5">
            <text:p>LUCIANA ALMADA DE MAGALHÃES F. CHAMOU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5" table:style-name="ce10">
            <text:p>1405</text:p>
          </table:table-cell>
          <table:table-cell office:value-type="string" table:style-name="ce5">
            <text:p>LUCIANA ALMADA DE MAGALHÃES F. CHAMOU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Férias indenizatórias</text:p>
          </table:table-cell>
          <table:table-cell office:value-type="float" office:value="8673.09" table:style-name="ce9">
            <text:p>8673,0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5" table:style-name="ce10">
            <text:p>1405</text:p>
          </table:table-cell>
          <table:table-cell office:value-type="string" table:style-name="ce5">
            <text:p>LUCIANA ALMADA DE MAGALHÃES F. CHAMOU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Abono férias indenizatórias</text:p>
          </table:table-cell>
          <table:table-cell office:value-type="float" office:value="18585.2" table:style-name="ce9">
            <text:p>18585,2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05" table:style-name="ce10">
            <text:p>1405</text:p>
          </table:table-cell>
          <table:table-cell office:value-type="string" table:style-name="ce5">
            <text:p>LUCIANA ALMADA DE MAGALHÃES F. CHAMOU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8" table:style-name="ce10">
            <text:p>1348</text:p>
          </table:table-cell>
          <table:table-cell office:value-type="string" table:style-name="ce5">
            <text:p>LUCIANA GOMES FERREIRA DE ANDRADE</text:p>
          </table:table-cell>
          <table:table-cell office:value-type="string" table:style-name="ce5">
            <text:p>PROCURADOR-GERAL DE JUSTIÇA</text:p>
          </table:table-cell>
          <table:table-cell office:value-type="string" table:style-name="ce5">
            <text:p>GABINETE DO PROCURADOR-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8" table:style-name="ce10">
            <text:p>1348</text:p>
          </table:table-cell>
          <table:table-cell office:value-type="string" table:style-name="ce5">
            <text:p>LUCIANA GOMES FERREIRA DE ANDRADE</text:p>
          </table:table-cell>
          <table:table-cell office:value-type="string" table:style-name="ce5">
            <text:p>PROCURADOR-GERAL DE JUSTIÇA</text:p>
          </table:table-cell>
          <table:table-cell office:value-type="string" table:style-name="ce5">
            <text:p>GABINETE DO PROCURADOR-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8" table:style-name="ce10">
            <text:p>1348</text:p>
          </table:table-cell>
          <table:table-cell office:value-type="string" table:style-name="ce5">
            <text:p>LUCIANA GOMES FERREIRA DE ANDRADE</text:p>
          </table:table-cell>
          <table:table-cell office:value-type="string" table:style-name="ce5">
            <text:p>PROCURADOR-GERAL DE JUSTIÇA</text:p>
          </table:table-cell>
          <table:table-cell office:value-type="string" table:style-name="ce5">
            <text:p>GABINETE DO PROCURADOR-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48" table:style-name="ce10">
            <text:p>1348</text:p>
          </table:table-cell>
          <table:table-cell office:value-type="string" table:style-name="ce5">
            <text:p>LUCIANA GOMES FERREIRA DE ANDRADE</text:p>
          </table:table-cell>
          <table:table-cell office:value-type="string" table:style-name="ce5">
            <text:p>PROCURADOR-GERAL DE JUSTIÇA</text:p>
          </table:table-cell>
          <table:table-cell office:value-type="string" table:style-name="ce5">
            <text:p>GABINETE DO PROCURADOR-GERAL DE JUSTIÇ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5" table:style-name="ce10">
            <text:p>1335</text:p>
          </table:table-cell>
          <table:table-cell office:value-type="string" table:style-name="ce5">
            <text:p>LUCIANO DA COSTA BARR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5" table:style-name="ce10">
            <text:p>1335</text:p>
          </table:table-cell>
          <table:table-cell office:value-type="string" table:style-name="ce5">
            <text:p>LUCIANO DA COSTA BARR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7913.2" table:style-name="ce9">
            <text:p>7913,2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5" table:style-name="ce10">
            <text:p>1335</text:p>
          </table:table-cell>
          <table:table-cell office:value-type="string" table:style-name="ce5">
            <text:p>LUCIANO DA COSTA BARR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6956.849999999999" table:style-name="ce9">
            <text:p>16956,8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35" table:style-name="ce10">
            <text:p>1335</text:p>
          </table:table-cell>
          <table:table-cell office:value-type="string" table:style-name="ce5">
            <text:p>LUCIANO DA COSTA BARRE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5" table:style-name="ce10">
            <text:p>1465</text:p>
          </table:table-cell>
          <table:table-cell office:value-type="string" table:style-name="ce5">
            <text:p>LUCIANO ROCHA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5" table:style-name="ce10">
            <text:p>1465</text:p>
          </table:table-cell>
          <table:table-cell office:value-type="string" table:style-name="ce5">
            <text:p>LUCIANO ROCHA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5" table:style-name="ce10">
            <text:p>1465</text:p>
          </table:table-cell>
          <table:table-cell office:value-type="string" table:style-name="ce5">
            <text:p>LUCIANO ROCHA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65" table:style-name="ce10">
            <text:p>1465</text:p>
          </table:table-cell>
          <table:table-cell office:value-type="string" table:style-name="ce5">
            <text:p>LUCIANO ROCHA DE OLI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Auxílio saúde</text:p>
          </table:table-cell>
          <table:table-cell office:value-type="float" office:value="441.54" table:style-name="ce9">
            <text:p>441,5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38" table:style-name="ce10">
            <text:p>1138</text:p>
          </table:table-cell>
          <table:table-cell office:value-type="string" table:style-name="ce5">
            <text:p>LUCIMARA MARQUES ADAM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38" table:style-name="ce10">
            <text:p>1138</text:p>
          </table:table-cell>
          <table:table-cell office:value-type="string" table:style-name="ce5">
            <text:p>LUCIMARA MARQUES ADAM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38" table:style-name="ce10">
            <text:p>1138</text:p>
          </table:table-cell>
          <table:table-cell office:value-type="string" table:style-name="ce5">
            <text:p>LUCIMARA MARQUES ADAM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38" table:style-name="ce10">
            <text:p>1138</text:p>
          </table:table-cell>
          <table:table-cell office:value-type="string" table:style-name="ce5">
            <text:p>LUCIMARA MARQUES ADAM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1" table:style-name="ce10">
            <text:p>1141</text:p>
          </table:table-cell>
          <table:table-cell office:value-type="string" table:style-name="ce5">
            <text:p>LUIS AUGUSTO SUZAN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LUIS AUGUSTO SUZAN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1" table:style-name="ce10">
            <text:p>1141</text:p>
          </table:table-cell>
          <table:table-cell office:value-type="string" table:style-name="ce5">
            <text:p>LUIS AUGUSTO SUZAN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LUIS AUGUSTO SUZANO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1" table:style-name="ce10">
            <text:p>1141</text:p>
          </table:table-cell>
          <table:table-cell office:value-type="string" table:style-name="ce5">
            <text:p>LUIS AUGUSTO SUZAN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LUIS AUGUSTO SUZANO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41" table:style-name="ce10">
            <text:p>1141</text:p>
          </table:table-cell>
          <table:table-cell office:value-type="string" table:style-name="ce5">
            <text:p>LUIS AUGUSTO SUZANO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. DR. LUIS AUGUSTO SUZANO</text:p>
          </table:table-cell>
          <table:table-cell office:value-type="string" table:style-name="ce5">
            <text:p>Auxílio saúde</text:p>
          </table:table-cell>
          <table:table-cell office:value-type="float" office:value="3755.16" table:style-name="ce9">
            <text:p>375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2" table:style-name="ce10">
            <text:p>1442</text:p>
          </table:table-cell>
          <table:table-cell office:value-type="string" table:style-name="ce5">
            <text:p>LUIS FELIPE SCALCO SIM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CASTEL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2" table:style-name="ce10">
            <text:p>1442</text:p>
          </table:table-cell>
          <table:table-cell office:value-type="string" table:style-name="ce5">
            <text:p>LUIS FELIPE SCALCO SIM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CASTELO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2" table:style-name="ce10">
            <text:p>1442</text:p>
          </table:table-cell>
          <table:table-cell office:value-type="string" table:style-name="ce5">
            <text:p>LUIS FELIPE SCALCO SIM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CASTELO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42" table:style-name="ce10">
            <text:p>1442</text:p>
          </table:table-cell>
          <table:table-cell office:value-type="string" table:style-name="ce5">
            <text:p>LUIS FELIPE SCALCO SIM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CASTELO</text:p>
          </table:table-cell>
          <table:table-cell office:value-type="string" table:style-name="ce5">
            <text:p>Auxílio saúde</text:p>
          </table:table-cell>
          <table:table-cell office:value-type="float" office:value="1089.94" table:style-name="ce9">
            <text:p>1089,9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8" table:style-name="ce10">
            <text:p>1328</text:p>
          </table:table-cell>
          <table:table-cell office:value-type="string" table:style-name="ce5">
            <text:p>LUIZ AGOSTINHO ABREU DA FONSEC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8" table:style-name="ce10">
            <text:p>1328</text:p>
          </table:table-cell>
          <table:table-cell office:value-type="string" table:style-name="ce5">
            <text:p>LUIZ AGOSTINHO ABREU DA FONSEC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8" table:style-name="ce10">
            <text:p>1328</text:p>
          </table:table-cell>
          <table:table-cell office:value-type="string" table:style-name="ce5">
            <text:p>LUIZ AGOSTINHO ABREU DA FONSEC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28" table:style-name="ce10">
            <text:p>1328</text:p>
          </table:table-cell>
          <table:table-cell office:value-type="string" table:style-name="ce5">
            <text:p>LUIZ AGOSTINHO ABREU DA FONSEC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3" table:style-name="ce10">
            <text:p>1143</text:p>
          </table:table-cell>
          <table:table-cell office:value-type="string" table:style-name="ce5">
            <text:p>LUIZ ALBERTO NASCIME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3" table:style-name="ce10">
            <text:p>1143</text:p>
          </table:table-cell>
          <table:table-cell office:value-type="string" table:style-name="ce5">
            <text:p>LUIZ ALBERTO NASCIME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3" table:style-name="ce10">
            <text:p>1143</text:p>
          </table:table-cell>
          <table:table-cell office:value-type="string" table:style-name="ce5">
            <text:p>LUIZ ALBERTO NASCIME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43" table:style-name="ce10">
            <text:p>1143</text:p>
          </table:table-cell>
          <table:table-cell office:value-type="string" table:style-name="ce5">
            <text:p>LUIZ ALBERTO NASCIME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2" table:style-name="ce10">
            <text:p>1142</text:p>
          </table:table-cell>
          <table:table-cell office:value-type="string" table:style-name="ce5">
            <text:p>LUIZ ANTONIO DE SOUZ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2" table:style-name="ce10">
            <text:p>1142</text:p>
          </table:table-cell>
          <table:table-cell office:value-type="string" table:style-name="ce5">
            <text:p>LUIZ ANTONIO DE SOUZ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515.8700000000008" table:style-name="ce9">
            <text:p>8515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2" table:style-name="ce10">
            <text:p>1142</text:p>
          </table:table-cell>
          <table:table-cell office:value-type="string" table:style-name="ce5">
            <text:p>LUIZ ANTONIO DE SOUZ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248.3" table:style-name="ce9">
            <text:p>18248,3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42" table:style-name="ce10">
            <text:p>1142</text:p>
          </table:table-cell>
          <table:table-cell office:value-type="string" table:style-name="ce5">
            <text:p>LUIZ ANTONIO DE SOUZ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1275.1600000000001" table:style-name="ce9">
            <text:p>127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95" table:style-name="ce10">
            <text:p>1295</text:p>
          </table:table-cell>
          <table:table-cell office:value-type="string" table:style-name="ce5">
            <text:p>LUIZ CARLOS DE VARG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ARRA DE SÃO FRANCISC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95" table:style-name="ce10">
            <text:p>1295</text:p>
          </table:table-cell>
          <table:table-cell office:value-type="string" table:style-name="ce5">
            <text:p>LUIZ CARLOS DE VARG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ARRA DE SÃO FRANCISCO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95" table:style-name="ce10">
            <text:p>1295</text:p>
          </table:table-cell>
          <table:table-cell office:value-type="string" table:style-name="ce5">
            <text:p>LUIZ CARLOS DE VARG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ARRA DE SÃO FRANCISCO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95" table:style-name="ce10">
            <text:p>1295</text:p>
          </table:table-cell>
          <table:table-cell office:value-type="string" table:style-name="ce5">
            <text:p>LUIZ CARLOS DE VARG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ARRA DE SÃO FRANCISCO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0" table:style-name="ce10">
            <text:p>1140</text:p>
          </table:table-cell>
          <table:table-cell office:value-type="string" table:style-name="ce5">
            <text:p>LUIZ FLÁVIO VALENT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0" table:style-name="ce10">
            <text:p>1140</text:p>
          </table:table-cell>
          <table:table-cell office:value-type="string" table:style-name="ce5">
            <text:p>LUIZ FLÁVIO VALENT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8594.48" table:style-name="ce9">
            <text:p>8594,4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0" table:style-name="ce10">
            <text:p>1140</text:p>
          </table:table-cell>
          <table:table-cell office:value-type="string" table:style-name="ce5">
            <text:p>LUIZ FLÁVIO VALENT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8416.75" table:style-name="ce9">
            <text:p>18416,7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40" table:style-name="ce10">
            <text:p>1140</text:p>
          </table:table-cell>
          <table:table-cell office:value-type="string" table:style-name="ce5">
            <text:p>LUIZ FLÁVIO VALENT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39" table:style-name="ce10">
            <text:p>1139</text:p>
          </table:table-cell>
          <table:table-cell office:value-type="string" table:style-name="ce5">
            <text:p>LUIZ RENATO AZEVEDO DA SIL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39" table:style-name="ce10">
            <text:p>1139</text:p>
          </table:table-cell>
          <table:table-cell office:value-type="string" table:style-name="ce5">
            <text:p>LUIZ RENATO AZEVEDO DA SIL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8253.84" table:style-name="ce9">
            <text:p>8253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39" table:style-name="ce10">
            <text:p>1139</text:p>
          </table:table-cell>
          <table:table-cell office:value-type="string" table:style-name="ce5">
            <text:p>LUIZ RENATO AZEVEDO DA SIL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7686.8" table:style-name="ce9">
            <text:p>17686,8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39" table:style-name="ce10">
            <text:p>1139</text:p>
          </table:table-cell>
          <table:table-cell office:value-type="string" table:style-name="ce5">
            <text:p>LUIZ RENATO AZEVEDO DA SILV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Auxílio saúde</text:p>
          </table:table-cell>
          <table:table-cell office:value-type="float" office:value="929.88" table:style-name="ce9">
            <text:p>929,8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2000002" table:style-name="ce10">
            <text:p>2000002</text:p>
          </table:table-cell>
          <table:table-cell office:value-type="string" table:style-name="ce5">
            <text:p>LUIZIANY ALBANO SCHERRER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2000002" table:style-name="ce10">
            <text:p>2000002</text:p>
          </table:table-cell>
          <table:table-cell office:value-type="string" table:style-name="ce5">
            <text:p>LUIZIANY ALBANO SCHERRER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8090.05" table:style-name="ce9">
            <text:p>8090,0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2000002" table:style-name="ce10">
            <text:p>2000002</text:p>
          </table:table-cell>
          <table:table-cell office:value-type="string" table:style-name="ce5">
            <text:p>LUIZIANY ALBANO SCHERRER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7335.830000000002" table:style-name="ce9">
            <text:p>17335,8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2000002" table:style-name="ce10">
            <text:p>2000002</text:p>
          </table:table-cell>
          <table:table-cell office:value-type="string" table:style-name="ce5">
            <text:p>LUIZIANY ALBANO SCHERRER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339.65" table:style-name="ce9">
            <text:p>339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1" table:style-name="ce10">
            <text:p>1381</text:p>
          </table:table-cell>
          <table:table-cell office:value-type="string" table:style-name="ce5">
            <text:p>MAÍRA RANGEL BRASILEIRO PI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IMOSO DO SUL</text:p>
          </table:table-cell>
          <table:table-cell office:value-type="string" table:style-name="ce5">
            <text:p>Cartão alimentação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1" table:style-name="ce10">
            <text:p>1381</text:p>
          </table:table-cell>
          <table:table-cell office:value-type="string" table:style-name="ce5">
            <text:p>MAÍRA RANGEL BRASILEIRO PI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IMOSO DO SUL</text:p>
          </table:table-cell>
          <table:table-cell office:value-type="string" table:style-name="ce5">
            <text:p>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1" table:style-name="ce10">
            <text:p>1381</text:p>
          </table:table-cell>
          <table:table-cell office:value-type="string" table:style-name="ce5">
            <text:p>MAÍRA RANGEL BRASILEIRO PI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IMOSO DO SUL</text:p>
          </table:table-cell>
          <table:table-cell office:value-type="string" table:style-name="ce5">
            <text:p>Abono 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81" table:style-name="ce10">
            <text:p>1381</text:p>
          </table:table-cell>
          <table:table-cell office:value-type="string" table:style-name="ce5">
            <text:p>MAÍRA RANGEL BRASILEIRO PI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MIMOSO DO SUL</text:p>
          </table:table-cell>
          <table:table-cell office:value-type="string" table:style-name="ce5">
            <text:p>Auxílio saúde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6" table:style-name="ce10">
            <text:p>1146</text:p>
          </table:table-cell>
          <table:table-cell office:value-type="string" table:style-name="ce5">
            <text:p>MANOEL MILAGRES DA SILVA FER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6" table:style-name="ce10">
            <text:p>1146</text:p>
          </table:table-cell>
          <table:table-cell office:value-type="string" table:style-name="ce5">
            <text:p>MANOEL MILAGRES DA SILVA FER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6" table:style-name="ce10">
            <text:p>1146</text:p>
          </table:table-cell>
          <table:table-cell office:value-type="string" table:style-name="ce5">
            <text:p>MANOEL MILAGRES DA SILVA FER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46" table:style-name="ce10">
            <text:p>1146</text:p>
          </table:table-cell>
          <table:table-cell office:value-type="string" table:style-name="ce5">
            <text:p>MANOEL MILAGRES DA SILVA FER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1085.1600000000001" table:style-name="ce9">
            <text:p>108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0" table:style-name="ce10">
            <text:p>1340</text:p>
          </table:table-cell>
          <table:table-cell office:value-type="string" table:style-name="ce5">
            <text:p>MARCELLO RIBEIRO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A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0" table:style-name="ce10">
            <text:p>1340</text:p>
          </table:table-cell>
          <table:table-cell office:value-type="string" table:style-name="ce5">
            <text:p>MARCELLO RIBEIRO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AN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0" table:style-name="ce10">
            <text:p>1340</text:p>
          </table:table-cell>
          <table:table-cell office:value-type="string" table:style-name="ce5">
            <text:p>MARCELLO RIBEIRO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AN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40" table:style-name="ce10">
            <text:p>1340</text:p>
          </table:table-cell>
          <table:table-cell office:value-type="string" table:style-name="ce5">
            <text:p>MARCELLO RIBEIRO DOS SAN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ANA</text:p>
          </table:table-cell>
          <table:table-cell office:value-type="string" table:style-name="ce5">
            <text:p>Auxílio saúde</text:p>
          </table:table-cell>
          <table:table-cell office:value-type="float" office:value="1435.16" table:style-name="ce9">
            <text:p>14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09" table:style-name="ce10">
            <text:p>1109</text:p>
          </table:table-cell>
          <table:table-cell office:value-type="string" table:style-name="ce5">
            <text:p>MARCELLO SOUZA QUEIROZ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09" table:style-name="ce10">
            <text:p>1109</text:p>
          </table:table-cell>
          <table:table-cell office:value-type="string" table:style-name="ce5">
            <text:p>MARCELLO SOUZA QUEIROZ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7886.99" table:style-name="ce9">
            <text:p>7886,9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09" table:style-name="ce10">
            <text:p>1109</text:p>
          </table:table-cell>
          <table:table-cell office:value-type="string" table:style-name="ce5">
            <text:p>MARCELLO SOUZA QUEIROZ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6900.7" table:style-name="ce9">
            <text:p>16900,7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09" table:style-name="ce10">
            <text:p>1109</text:p>
          </table:table-cell>
          <table:table-cell office:value-type="string" table:style-name="ce5">
            <text:p>MARCELLO SOUZA QUEIROZ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0" table:style-name="ce10">
            <text:p>1410</text:p>
          </table:table-cell>
          <table:table-cell office:value-type="string" table:style-name="ce5">
            <text:p>MARCELO FERRAZ VOLPA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COLATI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0" table:style-name="ce10">
            <text:p>1410</text:p>
          </table:table-cell>
          <table:table-cell office:value-type="string" table:style-name="ce5">
            <text:p>MARCELO FERRAZ VOLPA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COLATINA</text:p>
          </table:table-cell>
          <table:table-cell office:value-type="string" table:style-name="ce5">
            <text:p>Férias indenizatórias</text:p>
          </table:table-cell>
          <table:table-cell office:value-type="float" office:value="8358.65" table:style-name="ce9">
            <text:p>8358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0" table:style-name="ce10">
            <text:p>1410</text:p>
          </table:table-cell>
          <table:table-cell office:value-type="string" table:style-name="ce5">
            <text:p>MARCELO FERRAZ VOLPA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COLATINA</text:p>
          </table:table-cell>
          <table:table-cell office:value-type="string" table:style-name="ce5">
            <text:p>Abono férias indenizatórias</text:p>
          </table:table-cell>
          <table:table-cell office:value-type="float" office:value="17911.400000000001" table:style-name="ce9">
            <text:p>17911,40</text:p>
          </table:table-cell>
          <table:table-cell office:value-type="string" table:style-name="ce5">
            <text:p>Plantão</text:p>
          </table:table-cell>
          <table:table-cell office:value-type="float" office:value="3368.91" table:style-name="ce8">
            <text:p>3368,91</text:p>
          </table:table-cell>
          <table:table-cell table:number-columns-repeated="16376" table:style-name="ce2"/>
        </table:table-row>
        <table:table-row table:style-name="ro4">
          <table:table-cell office:value-type="float" office:value="1410" table:style-name="ce10">
            <text:p>1410</text:p>
          </table:table-cell>
          <table:table-cell office:value-type="string" table:style-name="ce5">
            <text:p>MARCELO FERRAZ VOLPA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COLATINA</text:p>
          </table:table-cell>
          <table:table-cell office:value-type="string" table:style-name="ce5">
            <text:p>Auxílio saúde</text:p>
          </table:table-cell>
          <table:table-cell office:value-type="float" office:value="639.91999999999996" table:style-name="ce9">
            <text:p>639,9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5" table:style-name="ce10">
            <text:p>1285</text:p>
          </table:table-cell>
          <table:table-cell office:value-type="string" table:style-name="ce5">
            <text:p>MARCELO LEMOS VI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5" table:style-name="ce10">
            <text:p>1285</text:p>
          </table:table-cell>
          <table:table-cell office:value-type="string" table:style-name="ce5">
            <text:p>MARCELO LEMOS VI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85" table:style-name="ce10">
            <text:p>1285</text:p>
          </table:table-cell>
          <table:table-cell office:value-type="string" table:style-name="ce5">
            <text:p>MARCELO LEMOS VI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85" table:style-name="ce10">
            <text:p>1285</text:p>
          </table:table-cell>
          <table:table-cell office:value-type="string" table:style-name="ce5">
            <text:p>MARCELO LEMOS VI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1584.32" table:style-name="ce9">
            <text:p>1584,3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4" table:style-name="ce10">
            <text:p>1414</text:p>
          </table:table-cell>
          <table:table-cell office:value-type="string" table:style-name="ce5">
            <text:p>MARCELO PAIVA PED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4" table:style-name="ce10">
            <text:p>1414</text:p>
          </table:table-cell>
          <table:table-cell office:value-type="string" table:style-name="ce5">
            <text:p>MARCELO PAIVA PED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4" table:style-name="ce10">
            <text:p>1414</text:p>
          </table:table-cell>
          <table:table-cell office:value-type="string" table:style-name="ce5">
            <text:p>MARCELO PAIVA PED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14" table:style-name="ce10">
            <text:p>1414</text:p>
          </table:table-cell>
          <table:table-cell office:value-type="string" table:style-name="ce5">
            <text:p>MARCELO PAIVA PED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2000000" table:style-name="ce10">
            <text:p>2000000</text:p>
          </table:table-cell>
          <table:table-cell office:value-type="string" table:style-name="ce5">
            <text:p>MARCELO VICTOR AMORIM GOMES DE MEL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2000000" table:style-name="ce10">
            <text:p>2000000</text:p>
          </table:table-cell>
          <table:table-cell office:value-type="string" table:style-name="ce5">
            <text:p>MARCELO VICTOR AMORIM GOMES DE MEL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7467.75" table:style-name="ce9">
            <text:p>7467,7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2000000" table:style-name="ce10">
            <text:p>2000000</text:p>
          </table:table-cell>
          <table:table-cell office:value-type="string" table:style-name="ce5">
            <text:p>MARCELO VICTOR AMORIM GOMES DE MEL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6002.33" table:style-name="ce9">
            <text:p>16002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2000000" table:style-name="ce10">
            <text:p>2000000</text:p>
          </table:table-cell>
          <table:table-cell office:value-type="string" table:style-name="ce5">
            <text:p>MARCELO VICTOR AMORIM GOMES DE MEL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485.33" table:style-name="ce9">
            <text:p>485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0" table:style-name="ce10">
            <text:p>1380</text:p>
          </table:table-cell>
          <table:table-cell office:value-type="string" table:style-name="ce5">
            <text:p>MARCELO VICTOR VALENTE GOUVEIA TEIX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BIRAÇU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0" table:style-name="ce10">
            <text:p>1380</text:p>
          </table:table-cell>
          <table:table-cell office:value-type="string" table:style-name="ce5">
            <text:p>MARCELO VICTOR VALENTE GOUVEIA TEIX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BIRAÇU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80" table:style-name="ce10">
            <text:p>1380</text:p>
          </table:table-cell>
          <table:table-cell office:value-type="string" table:style-name="ce5">
            <text:p>MARCELO VICTOR VALENTE GOUVEIA TEIX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BIRAÇU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80" table:style-name="ce10">
            <text:p>1380</text:p>
          </table:table-cell>
          <table:table-cell office:value-type="string" table:style-name="ce5">
            <text:p>MARCELO VICTOR VALENTE GOUVEIA TEIX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BIRAÇU</text:p>
          </table:table-cell>
          <table:table-cell office:value-type="string" table:style-name="ce5">
            <text:p>Auxílio saúde</text:p>
          </table:table-cell>
          <table:table-cell office:value-type="float" office:value="1610" table:style-name="ce9">
            <text:p>161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10" table:style-name="ce10">
            <text:p>1110</text:p>
          </table:table-cell>
          <table:table-cell office:value-type="string" table:style-name="ce5">
            <text:p>MÁRCIA JACOBSEN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INETE DRA MÁRCIA JACOBSEN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10" table:style-name="ce10">
            <text:p>1110</text:p>
          </table:table-cell>
          <table:table-cell office:value-type="string" table:style-name="ce5">
            <text:p>MÁRCIA JACOBSEN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INETE DRA MÁRCIA JACOBSEN</text:p>
          </table:table-cell>
          <table:table-cell office:value-type="string" table:style-name="ce5">
            <text:p>Férias indenizatórias</text:p>
          </table:table-cell>
          <table:table-cell office:value-type="float" office:value="8274.52" table:style-name="ce9">
            <text:p>8274,5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10" table:style-name="ce10">
            <text:p>1110</text:p>
          </table:table-cell>
          <table:table-cell office:value-type="string" table:style-name="ce5">
            <text:p>MÁRCIA JACOBSEN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INETE DRA MÁRCIA JACOBSEN</text:p>
          </table:table-cell>
          <table:table-cell office:value-type="string" table:style-name="ce5">
            <text:p>Abono férias indenizatórias</text:p>
          </table:table-cell>
          <table:table-cell office:value-type="float" office:value="17731.11" table:style-name="ce9">
            <text:p>17731,1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10" table:style-name="ce10">
            <text:p>1110</text:p>
          </table:table-cell>
          <table:table-cell office:value-type="string" table:style-name="ce5">
            <text:p>MÁRCIA JACOBSEN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INETE DRA MÁRCIA JACOBSEN</text:p>
          </table:table-cell>
          <table:table-cell office:value-type="string" table:style-name="ce5">
            <text:p>Auxílio saúde</text:p>
          </table:table-cell>
          <table:table-cell office:value-type="float" office:value="769.18" table:style-name="ce9">
            <text:p>769,1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8" table:style-name="ce10">
            <text:p>1458</text:p>
          </table:table-cell>
          <table:table-cell office:value-type="string" table:style-name="ce5">
            <text:p>MARCIO AUGUSTO GONÇALVES CARDO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SÃO MATEU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8" table:style-name="ce10">
            <text:p>1458</text:p>
          </table:table-cell>
          <table:table-cell office:value-type="string" table:style-name="ce5">
            <text:p>MARCIO AUGUSTO GONÇALVES CARDO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SÃO MATEUS</text:p>
          </table:table-cell>
          <table:table-cell office:value-type="string" table:style-name="ce5">
            <text:p>Férias indenizatórias</text:p>
          </table:table-cell>
          <table:table-cell office:value-type="float" office:value="8489.65" table:style-name="ce9">
            <text:p>8489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8" table:style-name="ce10">
            <text:p>1458</text:p>
          </table:table-cell>
          <table:table-cell office:value-type="string" table:style-name="ce5">
            <text:p>MARCIO AUGUSTO GONÇALVES CARDO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SÃO MATEUS</text:p>
          </table:table-cell>
          <table:table-cell office:value-type="string" table:style-name="ce5">
            <text:p>Abono férias indenizatórias</text:p>
          </table:table-cell>
          <table:table-cell office:value-type="float" office:value="18192.12" table:style-name="ce9">
            <text:p>18192,12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58" table:style-name="ce10">
            <text:p>1458</text:p>
          </table:table-cell>
          <table:table-cell office:value-type="string" table:style-name="ce5">
            <text:p>MARCIO AUGUSTO GONÇALVES CARDOS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SÃO MATEUS</text:p>
          </table:table-cell>
          <table:table-cell office:value-type="string" table:style-name="ce5">
            <text:p>Auxílio saúde</text:p>
          </table:table-cell>
          <table:table-cell office:value-type="float" office:value="907.99" table:style-name="ce9">
            <text:p>907,9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4" table:style-name="ce10">
            <text:p>1324</text:p>
          </table:table-cell>
          <table:table-cell office:value-type="string" table:style-name="ce5">
            <text:p>MÁRCIO AULETE DE RONAI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JERÔNIMO MONTEIR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4" table:style-name="ce10">
            <text:p>1324</text:p>
          </table:table-cell>
          <table:table-cell office:value-type="string" table:style-name="ce5">
            <text:p>MÁRCIO AULETE DE RONAI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JERÔNIMO MONTEIRO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4" table:style-name="ce10">
            <text:p>1324</text:p>
          </table:table-cell>
          <table:table-cell office:value-type="string" table:style-name="ce5">
            <text:p>MÁRCIO AULETE DE RONAI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JERÔNIMO MONTEIRO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24" table:style-name="ce10">
            <text:p>1324</text:p>
          </table:table-cell>
          <table:table-cell office:value-type="string" table:style-name="ce5">
            <text:p>MÁRCIO AULETE DE RONAI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JERÔNIMO MONTEIRO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8" table:style-name="ce10">
            <text:p>1308</text:p>
          </table:table-cell>
          <table:table-cell office:value-type="string" table:style-name="ce5">
            <text:p>MARCOS ANTÔNIO ROCHA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8" table:style-name="ce10">
            <text:p>1308</text:p>
          </table:table-cell>
          <table:table-cell office:value-type="string" table:style-name="ce5">
            <text:p>MARCOS ANTÔNIO ROCHA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8" table:style-name="ce10">
            <text:p>1308</text:p>
          </table:table-cell>
          <table:table-cell office:value-type="string" table:style-name="ce5">
            <text:p>MARCOS ANTÔNIO ROCHA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08" table:style-name="ce10">
            <text:p>1308</text:p>
          </table:table-cell>
          <table:table-cell office:value-type="string" table:style-name="ce5">
            <text:p>MARCOS ANTÔNIO ROCHA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Auxílio saúde</text:p>
          </table:table-cell>
          <table:table-cell office:value-type="float" office:value="2383.16" table:style-name="ce9">
            <text:p>2383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14" table:style-name="ce10">
            <text:p>1114</text:p>
          </table:table-cell>
          <table:table-cell office:value-type="string" table:style-name="ce5">
            <text:p>MARIA APARECIDA BAZA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OM JESUS DO NORTE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14" table:style-name="ce10">
            <text:p>1114</text:p>
          </table:table-cell>
          <table:table-cell office:value-type="string" table:style-name="ce5">
            <text:p>MARIA APARECIDA BAZA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OM JESUS DO NORTE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14" table:style-name="ce10">
            <text:p>1114</text:p>
          </table:table-cell>
          <table:table-cell office:value-type="string" table:style-name="ce5">
            <text:p>MARIA APARECIDA BAZA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OM JESUS DO NORTE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14" table:style-name="ce10">
            <text:p>1114</text:p>
          </table:table-cell>
          <table:table-cell office:value-type="string" table:style-name="ce5">
            <text:p>MARIA APARECIDA BAZA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BOM JESUS DO NORTE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16" table:style-name="ce10">
            <text:p>1116</text:p>
          </table:table-cell>
          <table:table-cell office:value-type="string" table:style-name="ce5">
            <text:p>MARIA BEATRIZ RENOLDI MURAD VERVLOET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SECRETARIA-GERAL DO GABINETE DO PGJ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16" table:style-name="ce10">
            <text:p>1116</text:p>
          </table:table-cell>
          <table:table-cell office:value-type="string" table:style-name="ce5">
            <text:p>MARIA BEATRIZ RENOLDI MURAD VERVLOET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SECRETARIA-GERAL DO GABINETE DO PGJ</text:p>
          </table:table-cell>
          <table:table-cell office:value-type="string" table:style-name="ce5">
            <text:p>Férias indenizatórias</text:p>
          </table:table-cell>
          <table:table-cell office:value-type="float" office:value="8274.52" table:style-name="ce9">
            <text:p>8274,5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16" table:style-name="ce10">
            <text:p>1116</text:p>
          </table:table-cell>
          <table:table-cell office:value-type="string" table:style-name="ce5">
            <text:p>MARIA BEATRIZ RENOLDI MURAD VERVLOET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SECRETARIA-GERAL DO GABINETE DO PGJ</text:p>
          </table:table-cell>
          <table:table-cell office:value-type="string" table:style-name="ce5">
            <text:p>Abono férias indenizatórias</text:p>
          </table:table-cell>
          <table:table-cell office:value-type="float" office:value="17731.11" table:style-name="ce9">
            <text:p>17731,1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16" table:style-name="ce10">
            <text:p>1116</text:p>
          </table:table-cell>
          <table:table-cell office:value-type="string" table:style-name="ce5">
            <text:p>MARIA BEATRIZ RENOLDI MURAD VERVLOET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SECRETARIA-GERAL DO GABINETE DO PGJ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0" table:style-name="ce10">
            <text:p>1350</text:p>
          </table:table-cell>
          <table:table-cell office:value-type="string" table:style-name="ce5">
            <text:p>MARIA CLARA MENDONÇA PER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0" table:style-name="ce10">
            <text:p>1350</text:p>
          </table:table-cell>
          <table:table-cell office:value-type="string" table:style-name="ce5">
            <text:p>MARIA CLARA MENDONÇA PER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8253.84" table:style-name="ce9">
            <text:p>8253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0" table:style-name="ce10">
            <text:p>1350</text:p>
          </table:table-cell>
          <table:table-cell office:value-type="string" table:style-name="ce5">
            <text:p>MARIA CLARA MENDONÇA PER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7686.8" table:style-name="ce9">
            <text:p>17686,8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50" table:style-name="ce10">
            <text:p>1350</text:p>
          </table:table-cell>
          <table:table-cell office:value-type="string" table:style-name="ce5">
            <text:p>MARIA CLARA MENDONÇA PERIM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17" table:style-name="ce10">
            <text:p>1117</text:p>
          </table:table-cell>
          <table:table-cell office:value-type="string" table:style-name="ce5">
            <text:p>MARIA CRISTINA ROCHA PIMENT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17" table:style-name="ce10">
            <text:p>1117</text:p>
          </table:table-cell>
          <table:table-cell office:value-type="string" table:style-name="ce5">
            <text:p>MARIA CRISTINA ROCHA PIMENT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17" table:style-name="ce10">
            <text:p>1117</text:p>
          </table:table-cell>
          <table:table-cell office:value-type="string" table:style-name="ce5">
            <text:p>MARIA CRISTINA ROCHA PIMENT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17" table:style-name="ce10">
            <text:p>1117</text:p>
          </table:table-cell>
          <table:table-cell office:value-type="string" table:style-name="ce5">
            <text:p>MARIA CRISTINA ROCHA PIMENT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733.14" table:style-name="ce9">
            <text:p>733,1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20" table:style-name="ce10">
            <text:p>1120</text:p>
          </table:table-cell>
          <table:table-cell office:value-type="string" table:style-name="ce5">
            <text:p>MARIA DE FÁTIMA CABRAL DE SÁ</text:p>
          </table:table-cell>
          <table:table-cell office:value-type="string" table:style-name="ce5">
            <text:p>SUBCORREGEDOR GERAL MP-ES</text:p>
          </table:table-cell>
          <table:table-cell office:value-type="string" table:style-name="ce5">
            <text:p>CORREGEDORIA GERAL DO MINISTÉRIO PÚBLIC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20" table:style-name="ce10">
            <text:p>1120</text:p>
          </table:table-cell>
          <table:table-cell office:value-type="string" table:style-name="ce5">
            <text:p>MARIA DE FÁTIMA CABRAL DE SÁ</text:p>
          </table:table-cell>
          <table:table-cell office:value-type="string" table:style-name="ce5">
            <text:p>SUBCORREGEDOR GERAL MP-ES</text:p>
          </table:table-cell>
          <table:table-cell office:value-type="string" table:style-name="ce5">
            <text:p>CORREGEDORIA GERAL DO MINISTÉRIO PÚBLICO</text:p>
          </table:table-cell>
          <table:table-cell office:value-type="string" table:style-name="ce5">
            <text:p>Férias indenizatórias</text:p>
          </table:table-cell>
          <table:table-cell office:value-type="float" office:value="8587.09" table:style-name="ce9">
            <text:p>8587,0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20" table:style-name="ce10">
            <text:p>1120</text:p>
          </table:table-cell>
          <table:table-cell office:value-type="string" table:style-name="ce5">
            <text:p>MARIA DE FÁTIMA CABRAL DE SÁ</text:p>
          </table:table-cell>
          <table:table-cell office:value-type="string" table:style-name="ce5">
            <text:p>SUBCORREGEDOR GERAL MP-ES</text:p>
          </table:table-cell>
          <table:table-cell office:value-type="string" table:style-name="ce5">
            <text:p>CORREGEDORIA GERAL DO MINISTÉRIO PÚBLICO</text:p>
          </table:table-cell>
          <table:table-cell office:value-type="string" table:style-name="ce5">
            <text:p>Abono férias indenizatórias</text:p>
          </table:table-cell>
          <table:table-cell office:value-type="float" office:value="18400.91" table:style-name="ce9">
            <text:p>18400,9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20" table:style-name="ce10">
            <text:p>1120</text:p>
          </table:table-cell>
          <table:table-cell office:value-type="string" table:style-name="ce5">
            <text:p>MARIA DE FÁTIMA CABRAL DE SÁ</text:p>
          </table:table-cell>
          <table:table-cell office:value-type="string" table:style-name="ce5">
            <text:p>SUBCORREGEDOR GERAL MP-ES</text:p>
          </table:table-cell>
          <table:table-cell office:value-type="string" table:style-name="ce5">
            <text:p>CORREGEDORIA GERAL DO MINISTÉRIO PÚBLICO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21" table:style-name="ce10">
            <text:p>1121</text:p>
          </table:table-cell>
          <table:table-cell office:value-type="string" table:style-name="ce5">
            <text:p>MARIA EDNA PEP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21" table:style-name="ce10">
            <text:p>1121</text:p>
          </table:table-cell>
          <table:table-cell office:value-type="string" table:style-name="ce5">
            <text:p>MARIA EDNA PEP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21" table:style-name="ce10">
            <text:p>1121</text:p>
          </table:table-cell>
          <table:table-cell office:value-type="string" table:style-name="ce5">
            <text:p>MARIA EDNA PEP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21" table:style-name="ce10">
            <text:p>1121</text:p>
          </table:table-cell>
          <table:table-cell office:value-type="string" table:style-name="ce5">
            <text:p>MARIA EDNA PEP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733.14" table:style-name="ce9">
            <text:p>733,1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25" table:style-name="ce10">
            <text:p>1125</text:p>
          </table:table-cell>
          <table:table-cell office:value-type="string" table:style-name="ce5">
            <text:p>MARIA ZUMIRA TEIXEIRA BOWE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25" table:style-name="ce10">
            <text:p>1125</text:p>
          </table:table-cell>
          <table:table-cell office:value-type="string" table:style-name="ce5">
            <text:p>MARIA ZUMIRA TEIXEIRA BOWE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8515.8700000000008" table:style-name="ce9">
            <text:p>8515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25" table:style-name="ce10">
            <text:p>1125</text:p>
          </table:table-cell>
          <table:table-cell office:value-type="string" table:style-name="ce5">
            <text:p>MARIA ZUMIRA TEIXEIRA BOWE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8248.3" table:style-name="ce9">
            <text:p>18248,3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25" table:style-name="ce10">
            <text:p>1125</text:p>
          </table:table-cell>
          <table:table-cell office:value-type="string" table:style-name="ce5">
            <text:p>MARIA ZUMIRA TEIXEIRA BOWE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7" table:style-name="ce10">
            <text:p>1457</text:p>
          </table:table-cell>
          <table:table-cell office:value-type="string" table:style-name="ce5">
            <text:p>MARIANA FERREIRA OTTO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7" table:style-name="ce10">
            <text:p>1457</text:p>
          </table:table-cell>
          <table:table-cell office:value-type="string" table:style-name="ce5">
            <text:p>MARIANA FERREIRA OTTO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Férias indenizatórias</text:p>
          </table:table-cell>
          <table:table-cell office:value-type="float" office:value="9066.1299999999992" table:style-name="ce9">
            <text:p>9066,1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7" table:style-name="ce10">
            <text:p>1457</text:p>
          </table:table-cell>
          <table:table-cell office:value-type="string" table:style-name="ce5">
            <text:p>MARIANA FERREIRA OTTO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Abono férias indenizatórias</text:p>
          </table:table-cell>
          <table:table-cell office:value-type="float" office:value="19427.419999999998" table:style-name="ce9">
            <text:p>19427,42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57" table:style-name="ce10">
            <text:p>1457</text:p>
          </table:table-cell>
          <table:table-cell office:value-type="string" table:style-name="ce5">
            <text:p>MARIANA FERREIRA OTTO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2" table:style-name="ce10">
            <text:p>1372</text:p>
          </table:table-cell>
          <table:table-cell office:value-type="string" table:style-name="ce5">
            <text:p>MARIANA PEISINO DO AMARA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2" table:style-name="ce10">
            <text:p>1372</text:p>
          </table:table-cell>
          <table:table-cell office:value-type="string" table:style-name="ce5">
            <text:p>MARIANA PEISINO DO AMARA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2" table:style-name="ce10">
            <text:p>1372</text:p>
          </table:table-cell>
          <table:table-cell office:value-type="string" table:style-name="ce5">
            <text:p>MARIANA PEISINO DO AMARA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72" table:style-name="ce10">
            <text:p>1372</text:p>
          </table:table-cell>
          <table:table-cell office:value-type="string" table:style-name="ce5">
            <text:p>MARIANA PEISINO DO AMARA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3" table:style-name="ce10">
            <text:p>1393</text:p>
          </table:table-cell>
          <table:table-cell office:value-type="string" table:style-name="ce5">
            <text:p>MARIANA SOUTO DE OLIVEIRA GIUBER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3" table:style-name="ce10">
            <text:p>1393</text:p>
          </table:table-cell>
          <table:table-cell office:value-type="string" table:style-name="ce5">
            <text:p>MARIANA SOUTO DE OLIVEIRA GIUBER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Férias indenizatórias</text:p>
          </table:table-cell>
          <table:table-cell office:value-type="float" office:value="8044.21" table:style-name="ce9">
            <text:p>8044,2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3" table:style-name="ce10">
            <text:p>1393</text:p>
          </table:table-cell>
          <table:table-cell office:value-type="string" table:style-name="ce5">
            <text:p>MARIANA SOUTO DE OLIVEIRA GIUBER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Abono férias indenizatórias</text:p>
          </table:table-cell>
          <table:table-cell office:value-type="float" office:value="17237.59" table:style-name="ce9">
            <text:p>17237,59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93" table:style-name="ce10">
            <text:p>1393</text:p>
          </table:table-cell>
          <table:table-cell office:value-type="string" table:style-name="ce5">
            <text:p>MARIANA SOUTO DE OLIVEIRA GIUBER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0" table:style-name="ce10">
            <text:p>1450</text:p>
          </table:table-cell>
          <table:table-cell office:value-type="string" table:style-name="ce5">
            <text:p>MATHEUS LEME NOVA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LEGRE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0" table:style-name="ce10">
            <text:p>1450</text:p>
          </table:table-cell>
          <table:table-cell office:value-type="string" table:style-name="ce5">
            <text:p>MATHEUS LEME NOVA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LEGRE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0" table:style-name="ce10">
            <text:p>1450</text:p>
          </table:table-cell>
          <table:table-cell office:value-type="string" table:style-name="ce5">
            <text:p>MATHEUS LEME NOVA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LEGRE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50" table:style-name="ce10">
            <text:p>1450</text:p>
          </table:table-cell>
          <table:table-cell office:value-type="string" table:style-name="ce5">
            <text:p>MATHEUS LEME NOVA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LEGRE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5" table:style-name="ce10">
            <text:p>1305</text:p>
          </table:table-cell>
          <table:table-cell office:value-type="string" table:style-name="ce5">
            <text:p>MAXWEL MIRANDA ARAÚJ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5" table:style-name="ce10">
            <text:p>1305</text:p>
          </table:table-cell>
          <table:table-cell office:value-type="string" table:style-name="ce5">
            <text:p>MAXWEL MIRANDA ARAÚJ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5" table:style-name="ce10">
            <text:p>1305</text:p>
          </table:table-cell>
          <table:table-cell office:value-type="string" table:style-name="ce5">
            <text:p>MAXWEL MIRANDA ARAÚJ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05" table:style-name="ce10">
            <text:p>1305</text:p>
          </table:table-cell>
          <table:table-cell office:value-type="string" table:style-name="ce5">
            <text:p>MAXWEL MIRANDA ARAÚJ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1" table:style-name="ce10">
            <text:p>1391</text:p>
          </table:table-cell>
          <table:table-cell office:value-type="string" table:style-name="ce5">
            <text:p>MOEMA FERREIRA GIUBER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1" table:style-name="ce10">
            <text:p>1391</text:p>
          </table:table-cell>
          <table:table-cell office:value-type="string" table:style-name="ce5">
            <text:p>MOEMA FERREIRA GIUBER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8528.98" table:style-name="ce9">
            <text:p>8528,98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1" table:style-name="ce10">
            <text:p>1391</text:p>
          </table:table-cell>
          <table:table-cell office:value-type="string" table:style-name="ce5">
            <text:p>MOEMA FERREIRA GIUBER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8276.38" table:style-name="ce9">
            <text:p>18276,38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91" table:style-name="ce10">
            <text:p>1391</text:p>
          </table:table-cell>
          <table:table-cell office:value-type="string" table:style-name="ce5">
            <text:p>MOEMA FERREIRA GIUBER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2000003" table:style-name="ce10">
            <text:p>2000003</text:p>
          </table:table-cell>
          <table:table-cell office:value-type="string" table:style-name="ce5">
            <text:p>MONIA BARBOSA RIBEIR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2000003" table:style-name="ce10">
            <text:p>2000003</text:p>
          </table:table-cell>
          <table:table-cell office:value-type="string" table:style-name="ce5">
            <text:p>MONIA BARBOSA RIBEIR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7915.82" table:style-name="ce9">
            <text:p>7915,8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2000003" table:style-name="ce10">
            <text:p>2000003</text:p>
          </table:table-cell>
          <table:table-cell office:value-type="string" table:style-name="ce5">
            <text:p>MONIA BARBOSA RIBEIR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6962.47" table:style-name="ce9">
            <text:p>16962,47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2000003" table:style-name="ce10">
            <text:p>2000003</text:p>
          </table:table-cell>
          <table:table-cell office:value-type="string" table:style-name="ce5">
            <text:p>MONIA BARBOSA RIBEIR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1089.94" table:style-name="ce9">
            <text:p>1089,9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3" table:style-name="ce10">
            <text:p>1433</text:p>
          </table:table-cell>
          <table:table-cell office:value-type="string" table:style-name="ce5">
            <text:p>MÔNICA BERMUDES MEDINA PRET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3" table:style-name="ce10">
            <text:p>1433</text:p>
          </table:table-cell>
          <table:table-cell office:value-type="string" table:style-name="ce5">
            <text:p>MÔNICA BERMUDES MEDINA PRET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7978.71" table:style-name="ce9">
            <text:p>7978,7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3" table:style-name="ce10">
            <text:p>1433</text:p>
          </table:table-cell>
          <table:table-cell office:value-type="string" table:style-name="ce5">
            <text:p>MÔNICA BERMUDES MEDINA PRET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7097.23" table:style-name="ce9">
            <text:p>17097,2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33" table:style-name="ce10">
            <text:p>1433</text:p>
          </table:table-cell>
          <table:table-cell office:value-type="string" table:style-name="ce5">
            <text:p>MÔNICA BERMUDES MEDINA PRET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1" table:style-name="ce10">
            <text:p>1451</text:p>
          </table:table-cell>
          <table:table-cell office:value-type="string" table:style-name="ce5">
            <text:p>NATÁSSIA MARTINS SARME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1" table:style-name="ce10">
            <text:p>1451</text:p>
          </table:table-cell>
          <table:table-cell office:value-type="string" table:style-name="ce5">
            <text:p>NATÁSSIA MARTINS SARME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1" table:style-name="ce10">
            <text:p>1451</text:p>
          </table:table-cell>
          <table:table-cell office:value-type="string" table:style-name="ce5">
            <text:p>NATÁSSIA MARTINS SARME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Abono 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51" table:style-name="ce10">
            <text:p>1451</text:p>
          </table:table-cell>
          <table:table-cell office:value-type="string" table:style-name="ce5">
            <text:p>NATÁSSIA MARTINS SARMEN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CHOEIRO DE ITAPEMIRIM</text:p>
          </table:table-cell>
          <table:table-cell office:value-type="string" table:style-name="ce5">
            <text:p>Auxílio saúde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6" table:style-name="ce10">
            <text:p>1306</text:p>
          </table:table-cell>
          <table:table-cell office:value-type="string" table:style-name="ce5">
            <text:p>NEUZA GONÇALVES SOARES MAÇ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LEGRE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6" table:style-name="ce10">
            <text:p>1306</text:p>
          </table:table-cell>
          <table:table-cell office:value-type="string" table:style-name="ce5">
            <text:p>NEUZA GONÇALVES SOARES MAÇ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LEGRE</text:p>
          </table:table-cell>
          <table:table-cell office:value-type="string" table:style-name="ce5">
            <text:p>Férias indenizatórias</text:p>
          </table:table-cell>
          <table:table-cell office:value-type="float" office:value="8830.2999999999993" table:style-name="ce9">
            <text:p>8830,3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6" table:style-name="ce10">
            <text:p>1306</text:p>
          </table:table-cell>
          <table:table-cell office:value-type="string" table:style-name="ce5">
            <text:p>NEUZA GONÇALVES SOARES MAÇ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LEGRE</text:p>
          </table:table-cell>
          <table:table-cell office:value-type="string" table:style-name="ce5">
            <text:p>Abono férias indenizatórias</text:p>
          </table:table-cell>
          <table:table-cell office:value-type="float" office:value="18922.080000000002" table:style-name="ce9">
            <text:p>18922,08</text:p>
          </table:table-cell>
          <table:table-cell office:value-type="string" table:style-name="ce5">
            <text:p>Plantão</text:p>
          </table:table-cell>
          <table:table-cell office:value-type="float" office:value="2245.94" table:style-name="ce8">
            <text:p>2245,94</text:p>
          </table:table-cell>
          <table:table-cell table:number-columns-repeated="16376" table:style-name="ce2"/>
        </table:table-row>
        <table:table-row table:style-name="ro4">
          <table:table-cell office:value-type="float" office:value="1306" table:style-name="ce10">
            <text:p>1306</text:p>
          </table:table-cell>
          <table:table-cell office:value-type="string" table:style-name="ce5">
            <text:p>NEUZA GONÇALVES SOARES MAÇÃ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LEGRE</text:p>
          </table:table-cell>
          <table:table-cell office:value-type="string" table:style-name="ce5">
            <text:p>Auxílio saúde</text:p>
          </table:table-cell>
          <table:table-cell office:value-type="float" office:value="1335.16" table:style-name="ce9">
            <text:p>13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29" table:style-name="ce10">
            <text:p>1129</text:p>
          </table:table-cell>
          <table:table-cell office:value-type="string" table:style-name="ce5">
            <text:p>NICIA REGINA SAMPAI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29" table:style-name="ce10">
            <text:p>1129</text:p>
          </table:table-cell>
          <table:table-cell office:value-type="string" table:style-name="ce5">
            <text:p>NICIA REGINA SAMPAI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29" table:style-name="ce10">
            <text:p>1129</text:p>
          </table:table-cell>
          <table:table-cell office:value-type="string" table:style-name="ce5">
            <text:p>NICIA REGINA SAMPAI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29" table:style-name="ce10">
            <text:p>1129</text:p>
          </table:table-cell>
          <table:table-cell office:value-type="string" table:style-name="ce5">
            <text:p>NICIA REGINA SAMPAI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LA VELH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1" table:style-name="ce10">
            <text:p>1431</text:p>
          </table:table-cell>
          <table:table-cell office:value-type="string" table:style-name="ce5">
            <text:p>NILTON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1" table:style-name="ce10">
            <text:p>1431</text:p>
          </table:table-cell>
          <table:table-cell office:value-type="string" table:style-name="ce5">
            <text:p>NILTON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1" table:style-name="ce10">
            <text:p>1431</text:p>
          </table:table-cell>
          <table:table-cell office:value-type="string" table:style-name="ce5">
            <text:p>NILTON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31" table:style-name="ce10">
            <text:p>1431</text:p>
          </table:table-cell>
          <table:table-cell office:value-type="string" table:style-name="ce5">
            <text:p>NILTON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7" table:style-name="ce10">
            <text:p>1147</text:p>
          </table:table-cell>
          <table:table-cell office:value-type="string" table:style-name="ce5">
            <text:p>NORANEI INGL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DOMINGOS MARTIN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7" table:style-name="ce10">
            <text:p>1147</text:p>
          </table:table-cell>
          <table:table-cell office:value-type="string" table:style-name="ce5">
            <text:p>NORANEI INGL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DOMINGOS MARTINS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7" table:style-name="ce10">
            <text:p>1147</text:p>
          </table:table-cell>
          <table:table-cell office:value-type="string" table:style-name="ce5">
            <text:p>NORANEI INGL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DOMINGOS MARTINS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47" table:style-name="ce10">
            <text:p>1147</text:p>
          </table:table-cell>
          <table:table-cell office:value-type="string" table:style-name="ce5">
            <text:p>NORANEI INGLE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DOMINGOS MARTINS</text:p>
          </table:table-cell>
          <table:table-cell office:value-type="string" table:style-name="ce5">
            <text:p>Auxílio saúde</text:p>
          </table:table-cell>
          <table:table-cell office:value-type="float" office:value="733.14" table:style-name="ce9">
            <text:p>733,1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3" table:style-name="ce10">
            <text:p>1463</text:p>
          </table:table-cell>
          <table:table-cell office:value-type="string" table:style-name="ce5">
            <text:p>OLGA MARIA TEDOLDI SPALENZA R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ÃO MATEU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3" table:style-name="ce10">
            <text:p>1463</text:p>
          </table:table-cell>
          <table:table-cell office:value-type="string" table:style-name="ce5">
            <text:p>OLGA MARIA TEDOLDI SPALENZA R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ÃO MATEUS</text:p>
          </table:table-cell>
          <table:table-cell office:value-type="string" table:style-name="ce5">
            <text:p>Férias indenizatórias</text:p>
          </table:table-cell>
          <table:table-cell office:value-type="float" office:value="8489.65" table:style-name="ce9">
            <text:p>8489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3" table:style-name="ce10">
            <text:p>1463</text:p>
          </table:table-cell>
          <table:table-cell office:value-type="string" table:style-name="ce5">
            <text:p>OLGA MARIA TEDOLDI SPALENZA R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ÃO MATEUS</text:p>
          </table:table-cell>
          <table:table-cell office:value-type="string" table:style-name="ce5">
            <text:p>Abono férias indenizatórias</text:p>
          </table:table-cell>
          <table:table-cell office:value-type="float" office:value="18192.12" table:style-name="ce9">
            <text:p>18192,12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63" table:style-name="ce10">
            <text:p>1463</text:p>
          </table:table-cell>
          <table:table-cell office:value-type="string" table:style-name="ce5">
            <text:p>OLGA MARIA TEDOLDI SPALENZA R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ÃO MATEUS</text:p>
          </table:table-cell>
          <table:table-cell office:value-type="string" table:style-name="ce5">
            <text:p>Auxílio saúde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6" table:style-name="ce10">
            <text:p>1316</text:p>
          </table:table-cell>
          <table:table-cell office:value-type="string" table:style-name="ce5">
            <text:p>OTÁVIO GUIMARÃES DE FREITAS GAZI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6" table:style-name="ce10">
            <text:p>1316</text:p>
          </table:table-cell>
          <table:table-cell office:value-type="string" table:style-name="ce5">
            <text:p>OTÁVIO GUIMARÃES DE FREITAS GAZI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Férias indenizatórias</text:p>
          </table:table-cell>
          <table:table-cell office:value-type="float" office:value="8253.84" table:style-name="ce9">
            <text:p>8253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6" table:style-name="ce10">
            <text:p>1316</text:p>
          </table:table-cell>
          <table:table-cell office:value-type="string" table:style-name="ce5">
            <text:p>OTÁVIO GUIMARÃES DE FREITAS GAZI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Abono férias indenizatórias</text:p>
          </table:table-cell>
          <table:table-cell office:value-type="float" office:value="17686.8" table:style-name="ce9">
            <text:p>17686,80</text:p>
          </table:table-cell>
          <table:table-cell office:value-type="string" table:style-name="ce5">
            <text:p>Plantão</text:p>
          </table:table-cell>
          <table:table-cell office:value-type="float" office:value="2245.94" table:style-name="ce8">
            <text:p>2245,94</text:p>
          </table:table-cell>
          <table:table-cell table:number-columns-repeated="16376" table:style-name="ce2"/>
        </table:table-row>
        <table:table-row table:style-name="ro4">
          <table:table-cell office:value-type="float" office:value="1316" table:style-name="ce10">
            <text:p>1316</text:p>
          </table:table-cell>
          <table:table-cell office:value-type="string" table:style-name="ce5">
            <text:p>OTÁVIO GUIMARÃES DE FREITAS GAZI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6" table:style-name="ce10">
            <text:p>1376</text:p>
          </table:table-cell>
          <table:table-cell office:value-type="string" table:style-name="ce5">
            <text:p>PABLO DREWS BITTENCOURT COS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6" table:style-name="ce10">
            <text:p>1376</text:p>
          </table:table-cell>
          <table:table-cell office:value-type="string" table:style-name="ce5">
            <text:p>PABLO DREWS BITTENCOURT COS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8018.01" table:style-name="ce9">
            <text:p>8018,0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6" table:style-name="ce10">
            <text:p>1376</text:p>
          </table:table-cell>
          <table:table-cell office:value-type="string" table:style-name="ce5">
            <text:p>PABLO DREWS BITTENCOURT COS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7181.439999999999" table:style-name="ce9">
            <text:p>17181,4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76" table:style-name="ce10">
            <text:p>1376</text:p>
          </table:table-cell>
          <table:table-cell office:value-type="string" table:style-name="ce5">
            <text:p>PABLO DREWS BITTENCOURT COST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8" table:style-name="ce10">
            <text:p>1148</text:p>
          </table:table-cell>
          <table:table-cell office:value-type="string" table:style-name="ce5">
            <text:p>PATRÍCIA CALMON RANG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8" table:style-name="ce10">
            <text:p>1148</text:p>
          </table:table-cell>
          <table:table-cell office:value-type="string" table:style-name="ce5">
            <text:p>PATRÍCIA CALMON RANG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437.26" table:style-name="ce9">
            <text:p>8437,2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48" table:style-name="ce10">
            <text:p>1148</text:p>
          </table:table-cell>
          <table:table-cell office:value-type="string" table:style-name="ce5">
            <text:p>PATRÍCIA CALMON RANG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079.849999999999" table:style-name="ce9">
            <text:p>18079,8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48" table:style-name="ce10">
            <text:p>1148</text:p>
          </table:table-cell>
          <table:table-cell office:value-type="string" table:style-name="ce5">
            <text:p>PATRÍCIA CALMON RANG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2035.16" table:style-name="ce9">
            <text:p>20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2" table:style-name="ce10">
            <text:p>1412</text:p>
          </table:table-cell>
          <table:table-cell office:value-type="string" table:style-name="ce5">
            <text:p>PAULA FERNANDA ALMEIDA DE PAZOLI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2" table:style-name="ce10">
            <text:p>1412</text:p>
          </table:table-cell>
          <table:table-cell office:value-type="string" table:style-name="ce5">
            <text:p>PAULA FERNANDA ALMEIDA DE PAZOLI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2" table:style-name="ce10">
            <text:p>1412</text:p>
          </table:table-cell>
          <table:table-cell office:value-type="string" table:style-name="ce5">
            <text:p>PAULA FERNANDA ALMEIDA DE PAZOLI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12" table:style-name="ce10">
            <text:p>1412</text:p>
          </table:table-cell>
          <table:table-cell office:value-type="string" table:style-name="ce5">
            <text:p>PAULA FERNANDA ALMEIDA DE PAZOLI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9" table:style-name="ce10">
            <text:p>1399</text:p>
          </table:table-cell>
          <table:table-cell office:value-type="string" table:style-name="ce5">
            <text:p>PAULA MORAES RIBEIRO DE FREIT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9" table:style-name="ce10">
            <text:p>1399</text:p>
          </table:table-cell>
          <table:table-cell office:value-type="string" table:style-name="ce5">
            <text:p>PAULA MORAES RIBEIRO DE FREIT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9" table:style-name="ce10">
            <text:p>1399</text:p>
          </table:table-cell>
          <table:table-cell office:value-type="string" table:style-name="ce5">
            <text:p>PAULA MORAES RIBEIRO DE FREIT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99" table:style-name="ce10">
            <text:p>1399</text:p>
          </table:table-cell>
          <table:table-cell office:value-type="string" table:style-name="ce5">
            <text:p>PAULA MORAES RIBEIRO DE FREIT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REGIONAL ESPECIAL ITINERANTE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8" table:style-name="ce10">
            <text:p>1358</text:p>
          </table:table-cell>
          <table:table-cell office:value-type="string" table:style-name="ce5">
            <text:p>PAULO SÉRGIO MOREIRA NÓBREG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INF. E JUV. CACHOEIRO DE ITAPEMIRI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8" table:style-name="ce10">
            <text:p>1358</text:p>
          </table:table-cell>
          <table:table-cell office:value-type="string" table:style-name="ce5">
            <text:p>PAULO SÉRGIO MOREIRA NÓBREG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INF. E JUV. CACHOEIRO DE ITAPEMIRIM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8" table:style-name="ce10">
            <text:p>1358</text:p>
          </table:table-cell>
          <table:table-cell office:value-type="string" table:style-name="ce5">
            <text:p>PAULO SÉRGIO MOREIRA NÓBREG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INF. E JUV. CACHOEIRO DE ITAPEMIRIM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58" table:style-name="ce10">
            <text:p>1358</text:p>
          </table:table-cell>
          <table:table-cell office:value-type="string" table:style-name="ce5">
            <text:p>PAULO SÉRGIO MOREIRA NÓBREG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INF. E JUV. CACHOEIRO DE ITAPEMIRIM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7" table:style-name="ce10">
            <text:p>1367</text:p>
          </table:table-cell>
          <table:table-cell office:value-type="string" table:style-name="ce5">
            <text:p>PEDRO IVO DE SOU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7" table:style-name="ce10">
            <text:p>1367</text:p>
          </table:table-cell>
          <table:table-cell office:value-type="string" table:style-name="ce5">
            <text:p>PEDRO IVO DE SOU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7" table:style-name="ce10">
            <text:p>1367</text:p>
          </table:table-cell>
          <table:table-cell office:value-type="string" table:style-name="ce5">
            <text:p>PEDRO IVO DE SOU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67" table:style-name="ce10">
            <text:p>1367</text:p>
          </table:table-cell>
          <table:table-cell office:value-type="string" table:style-name="ce5">
            <text:p>PEDRO IVO DE SOU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4" table:style-name="ce10">
            <text:p>1474</text:p>
          </table:table-cell>
          <table:table-cell office:value-type="string" table:style-name="ce5">
            <text:p>RACHEL MERGULHÃO TANNENBAUM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4" table:style-name="ce10">
            <text:p>1474</text:p>
          </table:table-cell>
          <table:table-cell office:value-type="string" table:style-name="ce5">
            <text:p>RACHEL MERGULHÃO TANNENBAUM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4" table:style-name="ce10">
            <text:p>1474</text:p>
          </table:table-cell>
          <table:table-cell office:value-type="string" table:style-name="ce5">
            <text:p>RACHEL MERGULHÃO TANNENBAUM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74" table:style-name="ce10">
            <text:p>1474</text:p>
          </table:table-cell>
          <table:table-cell office:value-type="string" table:style-name="ce5">
            <text:p>RACHEL MERGULHÃO TANNENBAUM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295.33" table:style-name="ce9">
            <text:p>295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9" table:style-name="ce10">
            <text:p>1349</text:p>
          </table:table-cell>
          <table:table-cell office:value-type="string" table:style-name="ce5">
            <text:p>RAFAEL CALHAU BAS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9" table:style-name="ce10">
            <text:p>1349</text:p>
          </table:table-cell>
          <table:table-cell office:value-type="string" table:style-name="ce5">
            <text:p>RAFAEL CALHAU BAS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804.11" table:style-name="ce9">
            <text:p>8804,1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9" table:style-name="ce10">
            <text:p>1349</text:p>
          </table:table-cell>
          <table:table-cell office:value-type="string" table:style-name="ce5">
            <text:p>RAFAEL CALHAU BAS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865.95" table:style-name="ce9">
            <text:p>18865,9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49" table:style-name="ce10">
            <text:p>1349</text:p>
          </table:table-cell>
          <table:table-cell office:value-type="string" table:style-name="ce5">
            <text:p>RAFAEL CALHAU BAST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1" table:style-name="ce10">
            <text:p>1461</text:p>
          </table:table-cell>
          <table:table-cell office:value-type="string" table:style-name="ce5">
            <text:p>RAFAEL DE MELO GARIOLL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1" table:style-name="ce10">
            <text:p>1461</text:p>
          </table:table-cell>
          <table:table-cell office:value-type="string" table:style-name="ce5">
            <text:p>RAFAEL DE MELO GARIOLL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61" table:style-name="ce10">
            <text:p>1461</text:p>
          </table:table-cell>
          <table:table-cell office:value-type="string" table:style-name="ce5">
            <text:p>RAFAEL DE MELO GARIOLL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61" table:style-name="ce10">
            <text:p>1461</text:p>
          </table:table-cell>
          <table:table-cell office:value-type="string" table:style-name="ce5">
            <text:p>RAFAEL DE MELO GARIOLL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1" table:style-name="ce10">
            <text:p>1351</text:p>
          </table:table-cell>
          <table:table-cell office:value-type="string" table:style-name="ce5">
            <text:p>RANOLFO NEGRO JÚ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1" table:style-name="ce10">
            <text:p>1351</text:p>
          </table:table-cell>
          <table:table-cell office:value-type="string" table:style-name="ce5">
            <text:p>RANOLFO NEGRO JÚ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1" table:style-name="ce10">
            <text:p>1351</text:p>
          </table:table-cell>
          <table:table-cell office:value-type="string" table:style-name="ce5">
            <text:p>RANOLFO NEGRO JÚ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51" table:style-name="ce10">
            <text:p>1351</text:p>
          </table:table-cell>
          <table:table-cell office:value-type="string" table:style-name="ce5">
            <text:p>RANOLFO NEGRO JÚ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CARIACIC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5" table:style-name="ce10">
            <text:p>1475</text:p>
          </table:table-cell>
          <table:table-cell office:value-type="string" table:style-name="ce5">
            <text:p>RAPHAEL GUIMARÃES DOS SANTOS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5" table:style-name="ce10">
            <text:p>1475</text:p>
          </table:table-cell>
          <table:table-cell office:value-type="string" table:style-name="ce5">
            <text:p>RAPHAEL GUIMARÃES DOS SANTOS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8687.4699999999993" table:style-name="ce9">
            <text:p>8687,4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5" table:style-name="ce10">
            <text:p>1475</text:p>
          </table:table-cell>
          <table:table-cell office:value-type="string" table:style-name="ce5">
            <text:p>RAPHAEL GUIMARÃES DOS SANTOS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8616.009999999998" table:style-name="ce9">
            <text:p>18616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75" table:style-name="ce10">
            <text:p>1475</text:p>
          </table:table-cell>
          <table:table-cell office:value-type="string" table:style-name="ce5">
            <text:p>RAPHAEL GUIMARÃES DOS SANTOS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295.33" table:style-name="ce9">
            <text:p>295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3" table:style-name="ce10">
            <text:p>1443</text:p>
          </table:table-cell>
          <table:table-cell office:value-type="string" table:style-name="ce5">
            <text:p>RENATA BEATRIZ OLIVEIRA FERREIRA NEME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LINHARE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3" table:style-name="ce10">
            <text:p>1443</text:p>
          </table:table-cell>
          <table:table-cell office:value-type="string" table:style-name="ce5">
            <text:p>RENATA BEATRIZ OLIVEIRA FERREIRA NEME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LINHARES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3" table:style-name="ce10">
            <text:p>1443</text:p>
          </table:table-cell>
          <table:table-cell office:value-type="string" table:style-name="ce5">
            <text:p>RENATA BEATRIZ OLIVEIRA FERREIRA NEME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LINHARES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43" table:style-name="ce10">
            <text:p>1443</text:p>
          </table:table-cell>
          <table:table-cell office:value-type="string" table:style-name="ce5">
            <text:p>RENATA BEATRIZ OLIVEIRA FERREIRA NEME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LINHARES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3" table:style-name="ce10">
            <text:p>1343</text:p>
          </table:table-cell>
          <table:table-cell office:value-type="string" table:style-name="ce5">
            <text:p>RENATA LORDELLO COLNAG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3" table:style-name="ce10">
            <text:p>1343</text:p>
          </table:table-cell>
          <table:table-cell office:value-type="string" table:style-name="ce5">
            <text:p>RENATA LORDELLO COLNAG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3" table:style-name="ce10">
            <text:p>1343</text:p>
          </table:table-cell>
          <table:table-cell office:value-type="string" table:style-name="ce5">
            <text:p>RENATA LORDELLO COLNAG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43" table:style-name="ce10">
            <text:p>1343</text:p>
          </table:table-cell>
          <table:table-cell office:value-type="string" table:style-name="ce5">
            <text:p>RENATA LORDELLO COLNAG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Auxílio saúde</text:p>
          </table:table-cell>
          <table:table-cell office:value-type="float" office:value="920.29" table:style-name="ce9">
            <text:p>920,2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8" table:style-name="ce10">
            <text:p>1418</text:p>
          </table:table-cell>
          <table:table-cell office:value-type="string" table:style-name="ce5">
            <text:p>RENATA SOARES WALDER DE MELL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8" table:style-name="ce10">
            <text:p>1418</text:p>
          </table:table-cell>
          <table:table-cell office:value-type="string" table:style-name="ce5">
            <text:p>RENATA SOARES WALDER DE MELL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8" table:style-name="ce10">
            <text:p>1418</text:p>
          </table:table-cell>
          <table:table-cell office:value-type="string" table:style-name="ce5">
            <text:p>RENATA SOARES WALDER DE MELL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18" table:style-name="ce10">
            <text:p>1418</text:p>
          </table:table-cell>
          <table:table-cell office:value-type="string" table:style-name="ce5">
            <text:p>RENATA SOARES WALDER DE MELL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2" table:style-name="ce10">
            <text:p>1402</text:p>
          </table:table-cell>
          <table:table-cell office:value-type="string" table:style-name="ce5">
            <text:p>RICARDO ALVES KOKOT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2" table:style-name="ce10">
            <text:p>1402</text:p>
          </table:table-cell>
          <table:table-cell office:value-type="string" table:style-name="ce5">
            <text:p>RICARDO ALVES KOKOT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Férias indenizatórias</text:p>
          </table:table-cell>
          <table:table-cell office:value-type="float" office:value="8264.73" table:style-name="ce9">
            <text:p>8264,7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2" table:style-name="ce10">
            <text:p>1402</text:p>
          </table:table-cell>
          <table:table-cell office:value-type="string" table:style-name="ce5">
            <text:p>RICARDO ALVES KOKOT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Abono férias indenizatórias</text:p>
          </table:table-cell>
          <table:table-cell office:value-type="float" office:value="17710.150000000001" table:style-name="ce9">
            <text:p>17710,1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02" table:style-name="ce10">
            <text:p>1402</text:p>
          </table:table-cell>
          <table:table-cell office:value-type="string" table:style-name="ce5">
            <text:p>RICARDO ALVES KOKOT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57" table:style-name="ce10">
            <text:p>1157</text:p>
          </table:table-cell>
          <table:table-cell office:value-type="string" table:style-name="ce5">
            <text:p>RICARDO LEÃO BARB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57" table:style-name="ce10">
            <text:p>1157</text:p>
          </table:table-cell>
          <table:table-cell office:value-type="string" table:style-name="ce5">
            <text:p>RICARDO LEÃO BARB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57" table:style-name="ce10">
            <text:p>1157</text:p>
          </table:table-cell>
          <table:table-cell office:value-type="string" table:style-name="ce5">
            <text:p>RICARDO LEÃO BARB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1122.97" table:style-name="ce8">
            <text:p>1122,97</text:p>
          </table:table-cell>
          <table:table-cell table:number-columns-repeated="16376" table:style-name="ce2"/>
        </table:table-row>
        <table:table-row table:style-name="ro4">
          <table:table-cell office:value-type="float" office:value="1157" table:style-name="ce10">
            <text:p>1157</text:p>
          </table:table-cell>
          <table:table-cell office:value-type="string" table:style-name="ce5">
            <text:p>RICARDO LEÃO BARB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9" table:style-name="ce10">
            <text:p>1309</text:p>
          </table:table-cell>
          <table:table-cell office:value-type="string" table:style-name="ce5">
            <text:p>RICHARD SANTOS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TAPEMIRI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9" table:style-name="ce10">
            <text:p>1309</text:p>
          </table:table-cell>
          <table:table-cell office:value-type="string" table:style-name="ce5">
            <text:p>RICHARD SANTOS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TAPEMIRIM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9" table:style-name="ce10">
            <text:p>1309</text:p>
          </table:table-cell>
          <table:table-cell office:value-type="string" table:style-name="ce5">
            <text:p>RICHARD SANTOS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TAPEMIRIM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09" table:style-name="ce10">
            <text:p>1309</text:p>
          </table:table-cell>
          <table:table-cell office:value-type="string" table:style-name="ce5">
            <text:p>RICHARD SANTOS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ITAPEMIRIM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2" table:style-name="ce10">
            <text:p>1332</text:p>
          </table:table-cell>
          <table:table-cell office:value-type="string" table:style-name="ce5">
            <text:p>ROBERTA PARREIR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2" table:style-name="ce10">
            <text:p>1332</text:p>
          </table:table-cell>
          <table:table-cell office:value-type="string" table:style-name="ce5">
            <text:p>ROBERTA PARREIR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32" table:style-name="ce10">
            <text:p>1332</text:p>
          </table:table-cell>
          <table:table-cell office:value-type="string" table:style-name="ce5">
            <text:p>ROBERTA PARREIR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32" table:style-name="ce10">
            <text:p>1332</text:p>
          </table:table-cell>
          <table:table-cell office:value-type="string" table:style-name="ce5">
            <text:p>ROBERTA PARREIRA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RIACIC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9" table:style-name="ce10">
            <text:p>1479</text:p>
          </table:table-cell>
          <table:table-cell office:value-type="string" table:style-name="ce5">
            <text:p>ROBERTA PIMENTEL FULLY MIGUEL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9" table:style-name="ce10">
            <text:p>1479</text:p>
          </table:table-cell>
          <table:table-cell office:value-type="string" table:style-name="ce5">
            <text:p>ROBERTA PIMENTEL FULLY MIGUEL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8687.4699999999993" table:style-name="ce9">
            <text:p>8687,4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79" table:style-name="ce10">
            <text:p>1479</text:p>
          </table:table-cell>
          <table:table-cell office:value-type="string" table:style-name="ce5">
            <text:p>ROBERTA PIMENTEL FULLY MIGUEL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8616.009999999998" table:style-name="ce9">
            <text:p>18616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79" table:style-name="ce10">
            <text:p>1479</text:p>
          </table:table-cell>
          <table:table-cell office:value-type="string" table:style-name="ce5">
            <text:p>ROBERTA PIMENTEL FULLY MIGUEL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339.65" table:style-name="ce9">
            <text:p>339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58" table:style-name="ce10">
            <text:p>1158</text:p>
          </table:table-cell>
          <table:table-cell office:value-type="string" table:style-name="ce5">
            <text:p>ROBERTO SILVEIR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58" table:style-name="ce10">
            <text:p>1158</text:p>
          </table:table-cell>
          <table:table-cell office:value-type="string" table:style-name="ce5">
            <text:p>ROBERTO SILVEIR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7991.81" table:style-name="ce9">
            <text:p>7991,8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58" table:style-name="ce10">
            <text:p>1158</text:p>
          </table:table-cell>
          <table:table-cell office:value-type="string" table:style-name="ce5">
            <text:p>ROBERTO SILVEIR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7125.3" table:style-name="ce9">
            <text:p>17125,3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58" table:style-name="ce10">
            <text:p>1158</text:p>
          </table:table-cell>
          <table:table-cell office:value-type="string" table:style-name="ce5">
            <text:p>ROBERTO SILVEIR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SERR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3" table:style-name="ce10">
            <text:p>1403</text:p>
          </table:table-cell>
          <table:table-cell office:value-type="string" table:style-name="ce5">
            <text:p>ROBSON SARTÓRIO CAVALI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NCHIET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3" table:style-name="ce10">
            <text:p>1403</text:p>
          </table:table-cell>
          <table:table-cell office:value-type="string" table:style-name="ce5">
            <text:p>ROBSON SARTÓRIO CAVALI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NCHIETA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3" table:style-name="ce10">
            <text:p>1403</text:p>
          </table:table-cell>
          <table:table-cell office:value-type="string" table:style-name="ce5">
            <text:p>ROBSON SARTÓRIO CAVALI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NCHIETA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03" table:style-name="ce10">
            <text:p>1403</text:p>
          </table:table-cell>
          <table:table-cell office:value-type="string" table:style-name="ce5">
            <text:p>ROBSON SARTÓRIO CAVALIN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NCHIET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59" table:style-name="ce10">
            <text:p>1159</text:p>
          </table:table-cell>
          <table:table-cell office:value-type="string" table:style-name="ce5">
            <text:p>RODRIGO CESAR BARB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59" table:style-name="ce10">
            <text:p>1159</text:p>
          </table:table-cell>
          <table:table-cell office:value-type="string" table:style-name="ce5">
            <text:p>RODRIGO CESAR BARB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59" table:style-name="ce10">
            <text:p>1159</text:p>
          </table:table-cell>
          <table:table-cell office:value-type="string" table:style-name="ce5">
            <text:p>RODRIGO CESAR BARB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59" table:style-name="ce10">
            <text:p>1159</text:p>
          </table:table-cell>
          <table:table-cell office:value-type="string" table:style-name="ce5">
            <text:p>RODRIGO CESAR BARBO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7" table:style-name="ce10">
            <text:p>1417</text:p>
          </table:table-cell>
          <table:table-cell office:value-type="string" table:style-name="ce5">
            <text:p>RODRIGO KOEHLER GURTLE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7" table:style-name="ce10">
            <text:p>1417</text:p>
          </table:table-cell>
          <table:table-cell office:value-type="string" table:style-name="ce5">
            <text:p>RODRIGO KOEHLER GURTLE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Férias indenizatórias</text:p>
          </table:table-cell>
          <table:table-cell office:value-type="float" office:value="8673.09" table:style-name="ce9">
            <text:p>8673,0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17" table:style-name="ce10">
            <text:p>1417</text:p>
          </table:table-cell>
          <table:table-cell office:value-type="string" table:style-name="ce5">
            <text:p>RODRIGO KOEHLER GURTLE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Abono férias indenizatórias</text:p>
          </table:table-cell>
          <table:table-cell office:value-type="float" office:value="18585.2" table:style-name="ce9">
            <text:p>18585,2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17" table:style-name="ce10">
            <text:p>1417</text:p>
          </table:table-cell>
          <table:table-cell office:value-type="string" table:style-name="ce5">
            <text:p>RODRIGO KOEHLER GURTLE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RACRUZ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8" table:style-name="ce10">
            <text:p>1398</text:p>
          </table:table-cell>
          <table:table-cell office:value-type="string" table:style-name="ce5">
            <text:p>RODRIGO MONTEIRO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8" table:style-name="ce10">
            <text:p>1398</text:p>
          </table:table-cell>
          <table:table-cell office:value-type="string" table:style-name="ce5">
            <text:p>RODRIGO MONTEIRO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175.22" table:style-name="ce9">
            <text:p>8175,2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98" table:style-name="ce10">
            <text:p>1398</text:p>
          </table:table-cell>
          <table:table-cell office:value-type="string" table:style-name="ce5">
            <text:p>RODRIGO MONTEIRO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7518.330000000002" table:style-name="ce9">
            <text:p>17518,3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98" table:style-name="ce10">
            <text:p>1398</text:p>
          </table:table-cell>
          <table:table-cell office:value-type="string" table:style-name="ce5">
            <text:p>RODRIGO MONTEIRO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81" table:style-name="ce10">
            <text:p>1481</text:p>
          </table:table-cell>
          <table:table-cell office:value-type="string" table:style-name="ce5">
            <text:p>ROGER GUIMARÃES DE MELO BARRET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81" table:style-name="ce10">
            <text:p>1481</text:p>
          </table:table-cell>
          <table:table-cell office:value-type="string" table:style-name="ce5">
            <text:p>ROGER GUIMARÃES DE MELO BARRET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Férias indenizatórias</text:p>
          </table:table-cell>
          <table:table-cell office:value-type="float" office:value="8239.4" table:style-name="ce9">
            <text:p>8239,4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81" table:style-name="ce10">
            <text:p>1481</text:p>
          </table:table-cell>
          <table:table-cell office:value-type="string" table:style-name="ce5">
            <text:p>ROGER GUIMARÃES DE MELO BARRET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bono férias indenizatórias</text:p>
          </table:table-cell>
          <table:table-cell office:value-type="float" office:value="17655.87" table:style-name="ce9">
            <text:p>17655,87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81" table:style-name="ce10">
            <text:p>1481</text:p>
          </table:table-cell>
          <table:table-cell office:value-type="string" table:style-name="ce5">
            <text:p>ROGER GUIMARÃES DE MELO BARRETO</text:p>
          </table:table-cell>
          <table:table-cell office:value-type="string" table:style-name="ce5">
            <text:p>PROMOTOR DE JUSTIÇA SUBSTITUTO</text:p>
          </table:table-cell>
          <table:table-cell office:value-type="string" table:style-name="ce5">
            <text:p>PROCURADORIA GERAL DE JUSTIÇA</text:p>
          </table:table-cell>
          <table:table-cell office:value-type="string" table:style-name="ce5">
            <text:p>Auxílio saúde</text:p>
          </table:table-cell>
          <table:table-cell office:value-type="float" office:value="339.65" table:style-name="ce9">
            <text:p>339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0" table:style-name="ce10">
            <text:p>1160</text:p>
          </table:table-cell>
          <table:table-cell office:value-type="string" table:style-name="ce5">
            <text:p>ROGERIO PORTO PESTAN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0" table:style-name="ce10">
            <text:p>1160</text:p>
          </table:table-cell>
          <table:table-cell office:value-type="string" table:style-name="ce5">
            <text:p>ROGERIO PORTO PESTAN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673.09" table:style-name="ce9">
            <text:p>8673,0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0" table:style-name="ce10">
            <text:p>1160</text:p>
          </table:table-cell>
          <table:table-cell office:value-type="string" table:style-name="ce5">
            <text:p>ROGERIO PORTO PESTAN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85.2" table:style-name="ce9">
            <text:p>18585,2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60" table:style-name="ce10">
            <text:p>1160</text:p>
          </table:table-cell>
          <table:table-cell office:value-type="string" table:style-name="ce5">
            <text:p>ROGERIO PORTO PESTAN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733.14" table:style-name="ce9">
            <text:p>733,1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7" table:style-name="ce10">
            <text:p>1377</text:p>
          </table:table-cell>
          <table:table-cell office:value-type="string" table:style-name="ce5">
            <text:p>RONALD GOMES LOP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7" table:style-name="ce10">
            <text:p>1377</text:p>
          </table:table-cell>
          <table:table-cell office:value-type="string" table:style-name="ce5">
            <text:p>RONALD GOMES LOP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Férias indenizatórias</text:p>
          </table:table-cell>
          <table:table-cell office:value-type="float" office:value="8893.6" table:style-name="ce9">
            <text:p>8893,6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7" table:style-name="ce10">
            <text:p>1377</text:p>
          </table:table-cell>
          <table:table-cell office:value-type="string" table:style-name="ce5">
            <text:p>RONALD GOMES LOP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Abono férias indenizatórias</text:p>
          </table:table-cell>
          <table:table-cell office:value-type="float" office:value="19057.71" table:style-name="ce9">
            <text:p>19057,7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77" table:style-name="ce10">
            <text:p>1377</text:p>
          </table:table-cell>
          <table:table-cell office:value-type="string" table:style-name="ce5">
            <text:p>RONALD GOMES LOPE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6" table:style-name="ce10">
            <text:p>1346</text:p>
          </table:table-cell>
          <table:table-cell office:value-type="string" table:style-name="ce5">
            <text:p>RONALDO GONÇALVES DE ASSI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6" table:style-name="ce10">
            <text:p>1346</text:p>
          </table:table-cell>
          <table:table-cell office:value-type="string" table:style-name="ce5">
            <text:p>RONALDO GONÇALVES DE ASSI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6" table:style-name="ce10">
            <text:p>1346</text:p>
          </table:table-cell>
          <table:table-cell office:value-type="string" table:style-name="ce5">
            <text:p>RONALDO GONÇALVES DE ASSI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46" table:style-name="ce10">
            <text:p>1346</text:p>
          </table:table-cell>
          <table:table-cell office:value-type="string" table:style-name="ce5">
            <text:p>RONALDO GONÇALVES DE ASSI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ERRA</text:p>
          </table:table-cell>
          <table:table-cell office:value-type="string" table:style-name="ce5">
            <text:p>Auxílio saúde</text:p>
          </table:table-cell>
          <table:table-cell office:value-type="float" office:value="1593.13" table:style-name="ce9">
            <text:p>1593,1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1" table:style-name="ce10">
            <text:p>1161</text:p>
          </table:table-cell>
          <table:table-cell office:value-type="string" table:style-name="ce5">
            <text:p>ROSIMAR POYARES DA ROCH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1" table:style-name="ce10">
            <text:p>1161</text:p>
          </table:table-cell>
          <table:table-cell office:value-type="string" table:style-name="ce5">
            <text:p>ROSIMAR POYARES DA ROCH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8437.26" table:style-name="ce9">
            <text:p>8437,2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1" table:style-name="ce10">
            <text:p>1161</text:p>
          </table:table-cell>
          <table:table-cell office:value-type="string" table:style-name="ce5">
            <text:p>ROSIMAR POYARES DA ROCH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8079.849999999999" table:style-name="ce9">
            <text:p>18079,85</text:p>
          </table:table-cell>
          <table:table-cell office:value-type="string" table:style-name="ce5">
            <text:p>Plantão</text:p>
          </table:table-cell>
          <table:table-cell office:value-type="float" office:value="1122.97" table:style-name="ce8">
            <text:p>1122,97</text:p>
          </table:table-cell>
          <table:table-cell table:number-columns-repeated="16376" table:style-name="ce2"/>
        </table:table-row>
        <table:table-row table:style-name="ro4">
          <table:table-cell office:value-type="float" office:value="1161" table:style-name="ce10">
            <text:p>1161</text:p>
          </table:table-cell>
          <table:table-cell office:value-type="string" table:style-name="ce5">
            <text:p>ROSIMAR POYARES DA ROCH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4" table:style-name="ce10">
            <text:p>1364</text:p>
          </table:table-cell>
          <table:table-cell office:value-type="string" table:style-name="ce5">
            <text:p>SABRINA COELHO MACHADO FAJARD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4" table:style-name="ce10">
            <text:p>1364</text:p>
          </table:table-cell>
          <table:table-cell office:value-type="string" table:style-name="ce5">
            <text:p>SABRINA COELHO MACHADO FAJARD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4" table:style-name="ce10">
            <text:p>1364</text:p>
          </table:table-cell>
          <table:table-cell office:value-type="string" table:style-name="ce5">
            <text:p>SABRINA COELHO MACHADO FAJARD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64" table:style-name="ce10">
            <text:p>1364</text:p>
          </table:table-cell>
          <table:table-cell office:value-type="string" table:style-name="ce5">
            <text:p>SABRINA COELHO MACHADO FAJARD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71" table:style-name="ce10">
            <text:p>1171</text:p>
          </table:table-cell>
          <table:table-cell office:value-type="string" table:style-name="ce5">
            <text:p>SAINT´CLAIR LUIZ DO NASCIMENTO JU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71" table:style-name="ce10">
            <text:p>1171</text:p>
          </table:table-cell>
          <table:table-cell office:value-type="string" table:style-name="ce5">
            <text:p>SAINT´CLAIR LUIZ DO NASCIMENTO JU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71" table:style-name="ce10">
            <text:p>1171</text:p>
          </table:table-cell>
          <table:table-cell office:value-type="string" table:style-name="ce5">
            <text:p>SAINT´CLAIR LUIZ DO NASCIMENTO JU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71" table:style-name="ce10">
            <text:p>1171</text:p>
          </table:table-cell>
          <table:table-cell office:value-type="string" table:style-name="ce5">
            <text:p>SAINT´CLAIR LUIZ DO NASCIMENTO JUNIO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70" table:style-name="ce10">
            <text:p>1170</text:p>
          </table:table-cell>
          <table:table-cell office:value-type="string" table:style-name="ce5">
            <text:p>SANDRA LENGRUBER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70" table:style-name="ce10">
            <text:p>1170</text:p>
          </table:table-cell>
          <table:table-cell office:value-type="string" table:style-name="ce5">
            <text:p>SANDRA LENGRUBER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70" table:style-name="ce10">
            <text:p>1170</text:p>
          </table:table-cell>
          <table:table-cell office:value-type="string" table:style-name="ce5">
            <text:p>SANDRA LENGRUBER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70" table:style-name="ce10">
            <text:p>1170</text:p>
          </table:table-cell>
          <table:table-cell office:value-type="string" table:style-name="ce5">
            <text:p>SANDRA LENGRUBER DA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9" table:style-name="ce10">
            <text:p>1169</text:p>
          </table:table-cell>
          <table:table-cell office:value-type="string" table:style-name="ce5">
            <text:p>SANDRA MARIA FERREIRA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9" table:style-name="ce10">
            <text:p>1169</text:p>
          </table:table-cell>
          <table:table-cell office:value-type="string" table:style-name="ce5">
            <text:p>SANDRA MARIA FERREIRA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9" table:style-name="ce10">
            <text:p>1169</text:p>
          </table:table-cell>
          <table:table-cell office:value-type="string" table:style-name="ce5">
            <text:p>SANDRA MARIA FERREIRA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69" table:style-name="ce10">
            <text:p>1169</text:p>
          </table:table-cell>
          <table:table-cell office:value-type="string" table:style-name="ce5">
            <text:p>SANDRA MARIA FERREIRA DE SOUZ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VITÓRIA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3" table:style-name="ce10">
            <text:p>1373</text:p>
          </table:table-cell>
          <table:table-cell office:value-type="string" table:style-name="ce5">
            <text:p>SANDRO BARBOSA SGRANCI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3" table:style-name="ce10">
            <text:p>1373</text:p>
          </table:table-cell>
          <table:table-cell office:value-type="string" table:style-name="ce5">
            <text:p>SANDRO BARBOSA SGRANCI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Férias indenizatórias</text:p>
          </table:table-cell>
          <table:table-cell office:value-type="float" office:value="8028.91" table:style-name="ce9">
            <text:p>8028,9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3" table:style-name="ce10">
            <text:p>1373</text:p>
          </table:table-cell>
          <table:table-cell office:value-type="string" table:style-name="ce5">
            <text:p>SANDRO BARBOSA SGRANCI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Abono férias indenizatórias</text:p>
          </table:table-cell>
          <table:table-cell office:value-type="float" office:value="17204.810000000001" table:style-name="ce9">
            <text:p>17204,8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73" table:style-name="ce10">
            <text:p>1373</text:p>
          </table:table-cell>
          <table:table-cell office:value-type="string" table:style-name="ce5">
            <text:p>SANDRO BARBOSA SGRANCI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GUARAPARI</text:p>
          </table:table-cell>
          <table:table-cell office:value-type="string" table:style-name="ce5">
            <text:p>Auxílio saúde</text:p>
          </table:table-cell>
          <table:table-cell office:value-type="float" office:value="1801.49" table:style-name="ce9">
            <text:p>18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4" table:style-name="ce10">
            <text:p>1304</text:p>
          </table:table-cell>
          <table:table-cell office:value-type="string" table:style-name="ce5">
            <text:p>SANDRO REZENDE LES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JUNTO À AUDITORIA MILITAR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4" table:style-name="ce10">
            <text:p>1304</text:p>
          </table:table-cell>
          <table:table-cell office:value-type="string" table:style-name="ce5">
            <text:p>SANDRO REZENDE LES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JUNTO À AUDITORIA MILITAR</text:p>
          </table:table-cell>
          <table:table-cell office:value-type="string" table:style-name="ce5">
            <text:p>Férias indenizatórias</text:p>
          </table:table-cell>
          <table:table-cell office:value-type="float" office:value="9066.1299999999992" table:style-name="ce9">
            <text:p>9066,1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4" table:style-name="ce10">
            <text:p>1304</text:p>
          </table:table-cell>
          <table:table-cell office:value-type="string" table:style-name="ce5">
            <text:p>SANDRO REZENDE LES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JUNTO À AUDITORIA MILITAR</text:p>
          </table:table-cell>
          <table:table-cell office:value-type="string" table:style-name="ce5">
            <text:p>Abono férias indenizatórias</text:p>
          </table:table-cell>
          <table:table-cell office:value-type="float" office:value="19427.419999999998" table:style-name="ce9">
            <text:p>19427,42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04" table:style-name="ce10">
            <text:p>1304</text:p>
          </table:table-cell>
          <table:table-cell office:value-type="string" table:style-name="ce5">
            <text:p>SANDRO REZENDE LES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JUNTO À AUDITORIA MILITAR</text:p>
          </table:table-cell>
          <table:table-cell office:value-type="string" table:style-name="ce5">
            <text:p>Auxílio saúde</text:p>
          </table:table-cell>
          <table:table-cell office:value-type="float" office:value="1593.13" table:style-name="ce9">
            <text:p>1593,1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8" table:style-name="ce10">
            <text:p>1168</text:p>
          </table:table-cell>
          <table:table-cell office:value-type="string" table:style-name="ce5">
            <text:p>SAUL CLAUDIO GUIMARÃES MAIMER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8" table:style-name="ce10">
            <text:p>1168</text:p>
          </table:table-cell>
          <table:table-cell office:value-type="string" table:style-name="ce5">
            <text:p>SAUL CLAUDIO GUIMARÃES MAIMER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Férias indenizatórias</text:p>
          </table:table-cell>
          <table:table-cell office:value-type="float" office:value="8568.26" table:style-name="ce9">
            <text:p>8568,2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8" table:style-name="ce10">
            <text:p>1168</text:p>
          </table:table-cell>
          <table:table-cell office:value-type="string" table:style-name="ce5">
            <text:p>SAUL CLAUDIO GUIMARÃES MAIMER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Abono férias indenizatórias</text:p>
          </table:table-cell>
          <table:table-cell office:value-type="float" office:value="18360.57" table:style-name="ce9">
            <text:p>18360,57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68" table:style-name="ce10">
            <text:p>1168</text:p>
          </table:table-cell>
          <table:table-cell office:value-type="string" table:style-name="ce5">
            <text:p>SAUL CLAUDIO GUIMARÃES MAIMER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Auxílio saúde</text:p>
          </table:table-cell>
          <table:table-cell office:value-type="float" office:value="1615.16" table:style-name="ce9">
            <text:p>161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8" table:style-name="ce10">
            <text:p>1318</text:p>
          </table:table-cell>
          <table:table-cell office:value-type="string" table:style-name="ce5">
            <text:p>SÉRGIO ALVES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8" table:style-name="ce10">
            <text:p>1318</text:p>
          </table:table-cell>
          <table:table-cell office:value-type="string" table:style-name="ce5">
            <text:p>SÉRGIO ALVES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18" table:style-name="ce10">
            <text:p>1318</text:p>
          </table:table-cell>
          <table:table-cell office:value-type="string" table:style-name="ce5">
            <text:p>SÉRGIO ALVES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18" table:style-name="ce10">
            <text:p>1318</text:p>
          </table:table-cell>
          <table:table-cell office:value-type="string" table:style-name="ce5">
            <text:p>SÉRGIO ALVES PEREIR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TÓRIA</text:p>
          </table:table-cell>
          <table:table-cell office:value-type="string" table:style-name="ce5">
            <text:p>Auxílio saúde</text:p>
          </table:table-cell>
          <table:table-cell office:value-type="float" office:value="1740.06" table:style-name="ce9">
            <text:p>1740,0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0" table:style-name="ce10">
            <text:p>1320</text:p>
          </table:table-cell>
          <table:table-cell office:value-type="string" table:style-name="ce5">
            <text:p>SÉRGIO ANDRADE WERNE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0" table:style-name="ce10">
            <text:p>1320</text:p>
          </table:table-cell>
          <table:table-cell office:value-type="string" table:style-name="ce5">
            <text:p>SÉRGIO ANDRADE WERNE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20" table:style-name="ce10">
            <text:p>1320</text:p>
          </table:table-cell>
          <table:table-cell office:value-type="string" table:style-name="ce5">
            <text:p>SÉRGIO ANDRADE WERNE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20" table:style-name="ce10">
            <text:p>1320</text:p>
          </table:table-cell>
          <table:table-cell office:value-type="string" table:style-name="ce5">
            <text:p>SÉRGIO ANDRADE WERNER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ARIACIC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6" table:style-name="ce10">
            <text:p>1166</text:p>
          </table:table-cell>
          <table:table-cell office:value-type="string" table:style-name="ce5">
            <text:p>SERGIO GERALDO DALLA BERNARDINA SEID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6" table:style-name="ce10">
            <text:p>1166</text:p>
          </table:table-cell>
          <table:table-cell office:value-type="string" table:style-name="ce5">
            <text:p>SERGIO GERALDO DALLA BERNARDINA SEID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6" table:style-name="ce10">
            <text:p>1166</text:p>
          </table:table-cell>
          <table:table-cell office:value-type="string" table:style-name="ce5">
            <text:p>SERGIO GERALDO DALLA BERNARDINA SEID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66" table:style-name="ce10">
            <text:p>1166</text:p>
          </table:table-cell>
          <table:table-cell office:value-type="string" table:style-name="ce5">
            <text:p>SERGIO GERALDO DALLA BERNARDINA SEIDE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OLATIN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5" table:style-name="ce10">
            <text:p>1165</text:p>
          </table:table-cell>
          <table:table-cell office:value-type="string" table:style-name="ce5">
            <text:p>SIDIA NARA OFRANTI RONCHI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Dr. SIDIA <text:s/>NARA OFRANTI RONCH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5" table:style-name="ce10">
            <text:p>1165</text:p>
          </table:table-cell>
          <table:table-cell office:value-type="string" table:style-name="ce5">
            <text:p>SIDIA NARA OFRANTI RONCHI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Dr. SIDIA <text:s/>NARA OFRANTI RONCHI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5" table:style-name="ce10">
            <text:p>1165</text:p>
          </table:table-cell>
          <table:table-cell office:value-type="string" table:style-name="ce5">
            <text:p>SIDIA NARA OFRANTI RONCHI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Dr. SIDIA <text:s/>NARA OFRANTI RONCHI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65" table:style-name="ce10">
            <text:p>1165</text:p>
          </table:table-cell>
          <table:table-cell office:value-type="string" table:style-name="ce5">
            <text:p>SIDIA NARA OFRANTI RONCHI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Dr. SIDIA <text:s/>NARA OFRANTI RONCHI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01" table:style-name="ce10">
            <text:p>1201</text:p>
          </table:table-cell>
          <table:table-cell office:value-type="string" table:style-name="ce5">
            <text:p>SÓCRATES DE SOUZ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SÓCRATES DE SOUZ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01" table:style-name="ce10">
            <text:p>1201</text:p>
          </table:table-cell>
          <table:table-cell office:value-type="string" table:style-name="ce5">
            <text:p>SÓCRATES DE SOUZ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SÓCRATES DE SOUZA</text:p>
          </table:table-cell>
          <table:table-cell office:value-type="string" table:style-name="ce5">
            <text:p>Férias indenizatórias</text:p>
          </table:table-cell>
          <table:table-cell office:value-type="float" office:value="8274.52" table:style-name="ce9">
            <text:p>8274,52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201" table:style-name="ce10">
            <text:p>1201</text:p>
          </table:table-cell>
          <table:table-cell office:value-type="string" table:style-name="ce5">
            <text:p>SÓCRATES DE SOUZ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SÓCRATES DE SOUZA</text:p>
          </table:table-cell>
          <table:table-cell office:value-type="string" table:style-name="ce5">
            <text:p>Abono férias indenizatórias</text:p>
          </table:table-cell>
          <table:table-cell office:value-type="float" office:value="17731.11" table:style-name="ce9">
            <text:p>17731,1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201" table:style-name="ce10">
            <text:p>1201</text:p>
          </table:table-cell>
          <table:table-cell office:value-type="string" table:style-name="ce5">
            <text:p>SÓCRATES DE SOUZA</text:p>
          </table:table-cell>
          <table:table-cell office:value-type="string" table:style-name="ce5">
            <text:p>PROCURADOR DE JUSTIÇA</text:p>
          </table:table-cell>
          <table:table-cell office:value-type="string" table:style-name="ce5">
            <text:p>GAB DR. SÓCRATES DE SOUZA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32" table:style-name="ce10">
            <text:p>1132</text:p>
          </table:table-cell>
          <table:table-cell office:value-type="string" table:style-name="ce5">
            <text:p>SUELI LIMA E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DEFESA DA MULHER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32" table:style-name="ce10">
            <text:p>1132</text:p>
          </table:table-cell>
          <table:table-cell office:value-type="string" table:style-name="ce5">
            <text:p>SUELI LIMA E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DEFESA DA MULHER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8646.8700000000008" table:style-name="ce9">
            <text:p>8646,87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32" table:style-name="ce10">
            <text:p>1132</text:p>
          </table:table-cell>
          <table:table-cell office:value-type="string" table:style-name="ce5">
            <text:p>SUELI LIMA E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DEFESA DA MULHER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8529.009999999998" table:style-name="ce9">
            <text:p>18529,0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32" table:style-name="ce10">
            <text:p>1132</text:p>
          </table:table-cell>
          <table:table-cell office:value-type="string" table:style-name="ce5">
            <text:p>SUELI LIMA E SILV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DEFESA DA MULHER DE VITÓRIA</text:p>
          </table:table-cell>
          <table:table-cell office:value-type="string" table:style-name="ce5">
            <text:p>Auxílio saúde</text:p>
          </table:table-cell>
          <table:table-cell office:value-type="float" office:value="2035.16" table:style-name="ce9">
            <text:p>20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3" table:style-name="ce10">
            <text:p>1163</text:p>
          </table:table-cell>
          <table:table-cell office:value-type="string" table:style-name="ce5">
            <text:p>SYLVIO BULCÃO ACE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3" table:style-name="ce10">
            <text:p>1163</text:p>
          </table:table-cell>
          <table:table-cell office:value-type="string" table:style-name="ce5">
            <text:p>SYLVIO BULCÃO ACE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63" table:style-name="ce10">
            <text:p>1163</text:p>
          </table:table-cell>
          <table:table-cell office:value-type="string" table:style-name="ce5">
            <text:p>SYLVIO BULCÃO ACE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63" table:style-name="ce10">
            <text:p>1163</text:p>
          </table:table-cell>
          <table:table-cell office:value-type="string" table:style-name="ce5">
            <text:p>SYLVIO BULCÃO ACE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Auxílio saúde</text:p>
          </table:table-cell>
          <table:table-cell office:value-type="float" office:value="733.14" table:style-name="ce9">
            <text:p>733,1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4" table:style-name="ce10">
            <text:p>1344</text:p>
          </table:table-cell>
          <table:table-cell office:value-type="string" table:style-name="ce5">
            <text:p>TIAGO BAPTISTA NAUMAN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4" table:style-name="ce10">
            <text:p>1344</text:p>
          </table:table-cell>
          <table:table-cell office:value-type="string" table:style-name="ce5">
            <text:p>TIAGO BAPTISTA NAUMAN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Férias indenizatórias</text:p>
          </table:table-cell>
          <table:table-cell office:value-type="float" office:value="7860.79" table:style-name="ce9">
            <text:p>7860,7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44" table:style-name="ce10">
            <text:p>1344</text:p>
          </table:table-cell>
          <table:table-cell office:value-type="string" table:style-name="ce5">
            <text:p>TIAGO BAPTISTA NAUMAN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Abono férias indenizatórias</text:p>
          </table:table-cell>
          <table:table-cell office:value-type="float" office:value="16844.55" table:style-name="ce9">
            <text:p>16844,55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44" table:style-name="ce10">
            <text:p>1344</text:p>
          </table:table-cell>
          <table:table-cell office:value-type="string" table:style-name="ce5">
            <text:p>TIAGO BAPTISTA NAUMANN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COLATINA</text:p>
          </table:table-cell>
          <table:table-cell office:value-type="string" table:style-name="ce5">
            <text:p>Auxílio saúde</text:p>
          </table:table-cell>
          <table:table-cell office:value-type="float" office:value="3131.49" table:style-name="ce9">
            <text:p>313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4" table:style-name="ce10">
            <text:p>1374</text:p>
          </table:table-cell>
          <table:table-cell office:value-type="string" table:style-name="ce5">
            <text:p>TIAGO BOUCAULT PINHA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4" table:style-name="ce10">
            <text:p>1374</text:p>
          </table:table-cell>
          <table:table-cell office:value-type="string" table:style-name="ce5">
            <text:p>TIAGO BOUCAULT PINHA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Férias indenizatórias</text:p>
          </table:table-cell>
          <table:table-cell office:value-type="float" office:value="9168.44" table:style-name="ce9">
            <text:p>9168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74" table:style-name="ce10">
            <text:p>1374</text:p>
          </table:table-cell>
          <table:table-cell office:value-type="string" table:style-name="ce5">
            <text:p>TIAGO BOUCAULT PINHA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Abono férias indenizatórias</text:p>
          </table:table-cell>
          <table:table-cell office:value-type="float" office:value="19646.66" table:style-name="ce9">
            <text:p>19646,6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74" table:style-name="ce10">
            <text:p>1374</text:p>
          </table:table-cell>
          <table:table-cell office:value-type="string" table:style-name="ce5">
            <text:p>TIAGO BOUCAULT PINHA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A INFÂNCIA E JUVENTUDE DE VITÓRIA</text:p>
          </table:table-cell>
          <table:table-cell office:value-type="string" table:style-name="ce5">
            <text:p>Auxílio saúde</text:p>
          </table:table-cell>
          <table:table-cell office:value-type="float" office:value="1234.8399999999999" table:style-name="ce9">
            <text:p>1234,8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6" table:style-name="ce10">
            <text:p>1356</text:p>
          </table:table-cell>
          <table:table-cell office:value-type="string" table:style-name="ce5">
            <text:p>VALÉRIA BARROS DUARTE DE MORAI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6" table:style-name="ce10">
            <text:p>1356</text:p>
          </table:table-cell>
          <table:table-cell office:value-type="string" table:style-name="ce5">
            <text:p>VALÉRIA BARROS DUARTE DE MORAI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Férias indenizatórias</text:p>
          </table:table-cell>
          <table:table-cell office:value-type="float" office:value="8777.89" table:style-name="ce9">
            <text:p>8777,8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56" table:style-name="ce10">
            <text:p>1356</text:p>
          </table:table-cell>
          <table:table-cell office:value-type="string" table:style-name="ce5">
            <text:p>VALÉRIA BARROS DUARTE DE MORAI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Abono férias indenizatórias</text:p>
          </table:table-cell>
          <table:table-cell office:value-type="float" office:value="18809.759999999998" table:style-name="ce9">
            <text:p>18809,76</text:p>
          </table:table-cell>
          <table:table-cell office:value-type="string" table:style-name="ce5">
            <text:p>Plantão</text:p>
          </table:table-cell>
          <table:table-cell office:value-type="float" office:value="2245.94" table:style-name="ce8">
            <text:p>2245,94</text:p>
          </table:table-cell>
          <table:table-cell table:number-columns-repeated="16376" table:style-name="ce2"/>
        </table:table-row>
        <table:table-row table:style-name="ro4">
          <table:table-cell office:value-type="float" office:value="1356" table:style-name="ce10">
            <text:p>1356</text:p>
          </table:table-cell>
          <table:table-cell office:value-type="string" table:style-name="ce5">
            <text:p>VALÉRIA BARROS DUARTE DE MORAI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GUARAPARI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9" table:style-name="ce10">
            <text:p>1439</text:p>
          </table:table-cell>
          <table:table-cell office:value-type="string" table:style-name="ce5">
            <text:p>VALTAIR LEMOS LOUREI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FONSO CLÁUDI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9" table:style-name="ce10">
            <text:p>1439</text:p>
          </table:table-cell>
          <table:table-cell office:value-type="string" table:style-name="ce5">
            <text:p>VALTAIR LEMOS LOUREI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FONSO CLÁUDIO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39" table:style-name="ce10">
            <text:p>1439</text:p>
          </table:table-cell>
          <table:table-cell office:value-type="string" table:style-name="ce5">
            <text:p>VALTAIR LEMOS LOUREI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FONSO CLÁUDIO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>Plantão</text:p>
          </table:table-cell>
          <table:table-cell office:value-type="float" office:value="1122.97" table:style-name="ce8">
            <text:p>1122,97</text:p>
          </table:table-cell>
          <table:table-cell table:number-columns-repeated="16376" table:style-name="ce2"/>
        </table:table-row>
        <table:table-row table:style-name="ro4">
          <table:table-cell office:value-type="float" office:value="1439" table:style-name="ce10">
            <text:p>1439</text:p>
          </table:table-cell>
          <table:table-cell office:value-type="string" table:style-name="ce5">
            <text:p>VALTAIR LEMOS LOUREIR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FONSO CLÁUDIO</text:p>
          </table:table-cell>
          <table:table-cell office:value-type="string" table:style-name="ce5">
            <text:p>Auxílio saúde</text:p>
          </table:table-cell>
          <table:table-cell office:value-type="float" office:value="1593.13" table:style-name="ce9">
            <text:p>1593,1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5" table:style-name="ce10">
            <text:p>1365</text:p>
          </table:table-cell>
          <table:table-cell office:value-type="string" table:style-name="ce5">
            <text:p>VANESSA MONTEIRO FRAGA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5" table:style-name="ce10">
            <text:p>1365</text:p>
          </table:table-cell>
          <table:table-cell office:value-type="string" table:style-name="ce5">
            <text:p>VANESSA MONTEIRO FRAGA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Férias indenizatórias</text:p>
          </table:table-cell>
          <table:table-cell office:value-type="float" office:value="9022.44" table:style-name="ce9">
            <text:p>902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5" table:style-name="ce10">
            <text:p>1365</text:p>
          </table:table-cell>
          <table:table-cell office:value-type="string" table:style-name="ce5">
            <text:p>VANESSA MONTEIRO FRAGA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bono férias indenizatórias</text:p>
          </table:table-cell>
          <table:table-cell office:value-type="float" office:value="19333.810000000001" table:style-name="ce9">
            <text:p>19333,81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65" table:style-name="ce10">
            <text:p>1365</text:p>
          </table:table-cell>
          <table:table-cell office:value-type="string" table:style-name="ce5">
            <text:p>VANESSA MONTEIRO FRAGA DE BARR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LA VELH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4" table:style-name="ce10">
            <text:p>1454</text:p>
          </table:table-cell>
          <table:table-cell office:value-type="string" table:style-name="ce5">
            <text:p>VANESSA MORELO AMARA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ÃO MATEU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4" table:style-name="ce10">
            <text:p>1454</text:p>
          </table:table-cell>
          <table:table-cell office:value-type="string" table:style-name="ce5">
            <text:p>VANESSA MORELO AMARA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ÃO MATEUS</text:p>
          </table:table-cell>
          <table:table-cell office:value-type="string" table:style-name="ce5">
            <text:p>Férias indenizatórias</text:p>
          </table:table-cell>
          <table:table-cell office:value-type="float" office:value="8830.2900000000009" table:style-name="ce9">
            <text:p>8830,2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54" table:style-name="ce10">
            <text:p>1454</text:p>
          </table:table-cell>
          <table:table-cell office:value-type="string" table:style-name="ce5">
            <text:p>VANESSA MORELO AMARA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ÃO MATEUS</text:p>
          </table:table-cell>
          <table:table-cell office:value-type="string" table:style-name="ce5">
            <text:p>Abono férias indenizatórias</text:p>
          </table:table-cell>
          <table:table-cell office:value-type="float" office:value="18922.060000000001" table:style-name="ce9">
            <text:p>18922,06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54" table:style-name="ce10">
            <text:p>1454</text:p>
          </table:table-cell>
          <table:table-cell office:value-type="string" table:style-name="ce5">
            <text:p>VANESSA MORELO AMARAL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SÃO MATEUS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0" table:style-name="ce10">
            <text:p>1300</text:p>
          </table:table-cell>
          <table:table-cell office:value-type="string" table:style-name="ce5">
            <text:p>VERA LÚCIA MURTA MIRAN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SANTA TERES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0" table:style-name="ce10">
            <text:p>1300</text:p>
          </table:table-cell>
          <table:table-cell office:value-type="string" table:style-name="ce5">
            <text:p>VERA LÚCIA MURTA MIRAN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SANTA TERESA</text:p>
          </table:table-cell>
          <table:table-cell office:value-type="string" table:style-name="ce5">
            <text:p>Férias indenizatórias</text:p>
          </table:table-cell>
          <table:table-cell office:value-type="float" office:value="8332.44" table:style-name="ce9">
            <text:p>8332,4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00" table:style-name="ce10">
            <text:p>1300</text:p>
          </table:table-cell>
          <table:table-cell office:value-type="string" table:style-name="ce5">
            <text:p>VERA LÚCIA MURTA MIRAN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SANTA TERESA</text:p>
          </table:table-cell>
          <table:table-cell office:value-type="string" table:style-name="ce5">
            <text:p>Abono férias indenizatórias</text:p>
          </table:table-cell>
          <table:table-cell office:value-type="float" office:value="17855.23" table:style-name="ce9">
            <text:p>17855,23</text:p>
          </table:table-cell>
          <table:table-cell office:value-type="string" table:style-name="ce5">
            <text:p>Plantão</text:p>
          </table:table-cell>
          <table:table-cell office:value-type="float" office:value="1122.97" table:style-name="ce8">
            <text:p>1122,97</text:p>
          </table:table-cell>
          <table:table-cell table:number-columns-repeated="16376" table:style-name="ce2"/>
        </table:table-row>
        <table:table-row table:style-name="ro4">
          <table:table-cell office:value-type="float" office:value="1300" table:style-name="ce10">
            <text:p>1300</text:p>
          </table:table-cell>
          <table:table-cell office:value-type="string" table:style-name="ce5">
            <text:p>VERA LÚCIA MURTA MIRAN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SANTA TERESA</text:p>
          </table:table-cell>
          <table:table-cell office:value-type="string" table:style-name="ce5">
            <text:p>Auxílio saúde</text:p>
          </table:table-cell>
          <table:table-cell office:value-type="float" office:value="1777.83" table:style-name="ce9">
            <text:p>1777,8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93" table:style-name="ce10">
            <text:p>1193</text:p>
          </table:table-cell>
          <table:table-cell office:value-type="string" table:style-name="ce5">
            <text:p>VERALDO MACEDO MIRAN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PIACÁ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93" table:style-name="ce10">
            <text:p>1193</text:p>
          </table:table-cell>
          <table:table-cell office:value-type="string" table:style-name="ce5">
            <text:p>VERALDO MACEDO MIRAN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PIACÁ</text:p>
          </table:table-cell>
          <table:table-cell office:value-type="string" table:style-name="ce5">
            <text:p>Férias indenizatórias</text:p>
          </table:table-cell>
          <table:table-cell office:value-type="float" office:value="9144.74" table:style-name="ce9">
            <text:p>9144,7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93" table:style-name="ce10">
            <text:p>1193</text:p>
          </table:table-cell>
          <table:table-cell office:value-type="string" table:style-name="ce5">
            <text:p>VERALDO MACEDO MIRAN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PIACÁ</text:p>
          </table:table-cell>
          <table:table-cell office:value-type="string" table:style-name="ce5">
            <text:p>Abono férias indenizatórias</text:p>
          </table:table-cell>
          <table:table-cell office:value-type="float" office:value="19595.88" table:style-name="ce9">
            <text:p>19595,88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93" table:style-name="ce10">
            <text:p>1193</text:p>
          </table:table-cell>
          <table:table-cell office:value-type="string" table:style-name="ce5">
            <text:p>VERALDO MACEDO MIRAND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APIACÁ</text:p>
          </table:table-cell>
          <table:table-cell office:value-type="string" table:style-name="ce5">
            <text:p>Auxílio saúde</text:p>
          </table:table-cell>
          <table:table-cell office:value-type="float" office:value="733.14" table:style-name="ce9">
            <text:p>733,1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7" table:style-name="ce10">
            <text:p>1447</text:p>
          </table:table-cell>
          <table:table-cell office:value-type="string" table:style-name="ce5">
            <text:p>VITOR ANHOQUE CAVALCAN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7" table:style-name="ce10">
            <text:p>1447</text:p>
          </table:table-cell>
          <table:table-cell office:value-type="string" table:style-name="ce5">
            <text:p>VITOR ANHOQUE CAVALCAN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47" table:style-name="ce10">
            <text:p>1447</text:p>
          </table:table-cell>
          <table:table-cell office:value-type="string" table:style-name="ce5">
            <text:p>VITOR ANHOQUE CAVALCAN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47" table:style-name="ce10">
            <text:p>1447</text:p>
          </table:table-cell>
          <table:table-cell office:value-type="string" table:style-name="ce5">
            <text:p>VITOR ANHOQUE CAVALCANTI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LINHARES</text:p>
          </table:table-cell>
          <table:table-cell office:value-type="string" table:style-name="ce5">
            <text:p>Auxílio saúde</text:p>
          </table:table-cell>
          <table:table-cell office:value-type="float" office:value="589.65" table:style-name="ce9">
            <text:p>589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1" table:style-name="ce10">
            <text:p>1361</text:p>
          </table:table-cell>
          <table:table-cell office:value-type="string" table:style-name="ce5">
            <text:p>VIVIANE BARROS PARTELLI PIO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1" table:style-name="ce10">
            <text:p>1361</text:p>
          </table:table-cell>
          <table:table-cell office:value-type="string" table:style-name="ce5">
            <text:p>VIVIANE BARROS PARTELLI PIO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Férias indenizatórias</text:p>
          </table:table-cell>
          <table:table-cell office:value-type="float" office:value="9039.91" table:style-name="ce9">
            <text:p>9039,91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361" table:style-name="ce10">
            <text:p>1361</text:p>
          </table:table-cell>
          <table:table-cell office:value-type="string" table:style-name="ce5">
            <text:p>VIVIANE BARROS PARTELLI PIO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Abono férias indenizatórias</text:p>
          </table:table-cell>
          <table:table-cell office:value-type="float" office:value="19371.240000000002" table:style-name="ce9">
            <text:p>19371,24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361" table:style-name="ce10">
            <text:p>1361</text:p>
          </table:table-cell>
          <table:table-cell office:value-type="string" table:style-name="ce5">
            <text:p>VIVIANE BARROS PARTELLI PIOTO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RIMINAL DE VIANA</text:p>
          </table:table-cell>
          <table:table-cell office:value-type="string" table:style-name="ce5">
            <text:p>Auxílio saúde</text:p>
          </table:table-cell>
          <table:table-cell office:value-type="float" office:value="535.16" table:style-name="ce9">
            <text:p>535,16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8" table:style-name="ce10">
            <text:p>1408</text:p>
          </table:table-cell>
          <table:table-cell office:value-type="string" table:style-name="ce5">
            <text:p>WAGNER EDUARDO VASCONCELL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8" table:style-name="ce10">
            <text:p>1408</text:p>
          </table:table-cell>
          <table:table-cell office:value-type="string" table:style-name="ce5">
            <text:p>WAGNER EDUARDO VASCONCELL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Férias indenizatórias</text:p>
          </table:table-cell>
          <table:table-cell office:value-type="float" office:value="8489.65" table:style-name="ce9">
            <text:p>8489,65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408" table:style-name="ce10">
            <text:p>1408</text:p>
          </table:table-cell>
          <table:table-cell office:value-type="string" table:style-name="ce5">
            <text:p>WAGNER EDUARDO VASCONCELL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Abono férias indenizatórias</text:p>
          </table:table-cell>
          <table:table-cell office:value-type="float" office:value="18192.12" table:style-name="ce9">
            <text:p>18192,12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408" table:style-name="ce10">
            <text:p>1408</text:p>
          </table:table-cell>
          <table:table-cell office:value-type="string" table:style-name="ce5">
            <text:p>WAGNER EDUARDO VASCONCELLOS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CÍVEL DE CACHOEIRO DE ITAPEMIRIM</text:p>
          </table:table-cell>
          <table:table-cell office:value-type="string" table:style-name="ce5">
            <text:p>Auxílio saúde</text:p>
          </table:table-cell>
          <table:table-cell office:value-type="float" office:value="1401.49" table:style-name="ce9">
            <text:p>1401,49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99" table:style-name="ce10">
            <text:p>1199</text:p>
          </table:table-cell>
          <table:table-cell office:value-type="string" table:style-name="ce5">
            <text:p>ZENALDO BAPTISTA DE SOU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CASTELO</text:p>
          </table:table-cell>
          <table:table-cell office:value-type="string" table:style-name="ce5">
            <text:p>Cartão alimentação</text:p>
          </table:table-cell>
          <table:table-cell office:value-type="float" office:value="2240.33" table:style-name="ce9">
            <text:p>2240,33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99" table:style-name="ce10">
            <text:p>1199</text:p>
          </table:table-cell>
          <table:table-cell office:value-type="string" table:style-name="ce5">
            <text:p>ZENALDO BAPTISTA DE SOU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CASTELO</text:p>
          </table:table-cell>
          <table:table-cell office:value-type="string" table:style-name="ce5">
            <text:p>Férias indenizatórias</text:p>
          </table:table-cell>
          <table:table-cell office:value-type="float" office:value="9144.74" table:style-name="ce9">
            <text:p>9144,74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4">
          <table:table-cell office:value-type="float" office:value="1199" table:style-name="ce10">
            <text:p>1199</text:p>
          </table:table-cell>
          <table:table-cell office:value-type="string" table:style-name="ce5">
            <text:p>ZENALDO BAPTISTA DE SOU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CASTELO</text:p>
          </table:table-cell>
          <table:table-cell office:value-type="string" table:style-name="ce5">
            <text:p>Abono férias indenizatórias</text:p>
          </table:table-cell>
          <table:table-cell office:value-type="float" office:value="19595.88" table:style-name="ce9">
            <text:p>19595,88</text:p>
          </table:table-cell>
          <table:table-cell office:value-type="string" table:style-name="ce5">
            <text:p>Plantão</text:p>
          </table:table-cell>
          <table:table-cell office:value-type="float" office:value="0" table:style-name="ce9">
            <text:p>0,00</text:p>
          </table:table-cell>
          <table:table-cell table:number-columns-repeated="16376" table:style-name="ce2"/>
        </table:table-row>
        <table:table-row table:style-name="ro4">
          <table:table-cell office:value-type="float" office:value="1199" table:style-name="ce10">
            <text:p>1199</text:p>
          </table:table-cell>
          <table:table-cell office:value-type="string" table:style-name="ce5">
            <text:p>ZENALDO BAPTISTA DE SOUSA</text:p>
          </table:table-cell>
          <table:table-cell office:value-type="string" table:style-name="ce5">
            <text:p>PROMOTOR DE JUSTIÇA</text:p>
          </table:table-cell>
          <table:table-cell office:value-type="string" table:style-name="ce5">
            <text:p>PJ DE CASTELO</text:p>
          </table:table-cell>
          <table:table-cell office:value-type="string" table:style-name="ce5">
            <text:p>Auxílio saúde</text:p>
          </table:table-cell>
          <table:table-cell office:value-type="float" office:value="0" table:style-name="ce9">
            <text:p>0,00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table:number-columns-repeated="16376" table:style-name="ce2"/>
        </table:table-row>
        <table:table-row table:style-name="ro5">
          <table:table-cell office:value-type="string" table:style-name="ce7">
            <text:p>OBS: OS VALORES NEGATIVOS REFEREM-SE A DESCONTOS REALIZADOS DENTRO DO MÊS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DATA DA ÚLTIMA ATUALIZAÇÃO: 31.01.2022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3" table:style-name="ce21"/>
          <table:table-cell table:style-name="ce22"/>
          <table:table-cell table:style-name="ce23"/>
          <table:table-cell table:number-columns-repeated="2" table:style-name="ce22"/>
          <table:table-cell table:number-columns-repeated="16376" table:style-name="ce21"/>
        </table:table-row>
        <table:table-row table:style-name="ro6">
          <table:table-cell office:value-type="string" table:style-name="ce20">
            <text:p>2 Valores <text:s/>pagos <text:s/>a <text:s/>título <text:s/>de <text:s/>Adicional <text:s/>de <text:s/>Insalubridade <text:s/>ou <text:s/>de <text:s/>Periculosidade, <text:s/>Adicional <text:s/>Noturno, <text:s/>Serviço <text:s/>Extraordinário, <text:s/>Substituição <text:s/>de <text:s/>Função, <text:s/>Cumulações.</text:p>
          </table:table-cell>
          <table:table-cell table:number-columns-repeated="3" table:style-name="ce21"/>
          <table:table-cell table:style-name="ce22"/>
          <table:table-cell table:style-name="ce23"/>
          <table:table-cell table:number-columns-repeated="2" table:style-name="ce22"/>
          <table:table-cell table:number-columns-repeated="16376" table:style-name="ce21"/>
        </table:table-row>
        <table:table-row table:number-rows-repeated="10474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4P0">
      <number:text> </number:text>
      <number:currency-symbol>R$</number:currency-symbol>
      <number:text> </number:text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R$</number:currency-symbol>
      <number:text> </number:text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R$</number:currency-symbol>
      <number:text> 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Claudia Magalhaes Cancio Pontes</meta:initial-creator>
    <dc:creator>Silvana Bonfá</dc:creator>
    <meta:creation-date>2016-10-10T18:09:34Z</meta:creation-date>
    <dc:date>2022-08-01T12:49:14Z</dc:date>
    <meta:user-defined meta:name="ContentTypeId">0x010100DF6CECAD9B5CBC41B8EA374F7BDAF515</meta:user-defined>
    <meta:user-defined meta:name="_dlc_DocIdItemGuid">90ec6d2d-f8ae-4ea7-919f-c33a0fa62edb</meta:user-defined>
  </office:meta>
</office:document-meta>
</file>